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13.41mm"/>
    </style:style>
    <style:style style:name="co4" style:family="table-column">
      <style:table-column-properties fo:break-before="auto" style:column-width="18.43mm"/>
    </style:style>
    <style:style style:name="co5" style:family="table-column">
      <style:table-column-properties fo:break-before="auto" style:column-width="20.39mm"/>
    </style:style>
    <style:style style:name="co6" style:family="table-column">
      <style:table-column-properties fo:break-before="auto" style:column-width="1.66mm"/>
    </style:style>
    <style:style style:name="co7" style:family="table-column">
      <style:table-column-properties fo:break-before="auto" style:column-width="15.93mm"/>
    </style:style>
    <style:style style:name="co8" style:family="table-column">
      <style:table-column-properties fo:break-before="auto" style:column-width="19.28mm"/>
    </style:style>
    <style:style style:name="co9" style:family="table-column">
      <style:table-column-properties fo:break-before="auto" style:column-width="20.13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17.6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15.08mm"/>
    </style:style>
    <style:style style:name="co14" style:family="table-column">
      <style:table-column-properties fo:break-before="auto" style:column-width="18.17mm"/>
    </style:style>
    <style:style style:name="co15" style:family="table-column">
      <style:table-column-properties fo:break-before="auto" style:column-width="3.3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23.48mm"/>
    </style:style>
    <style:style style:name="co18" style:family="table-column">
      <style:table-column-properties fo:break-before="auto" style:column-width="17.7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ta1" style:family="table" style:master-page-name="PageStyle_5f_PLL_20_Param_20_Calc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0.74pt solid #232627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232627" style:border-line-width-bottom="0.18mm 0.53mm 0.18mm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([.$B22]-INT([.B22]))&gt;0.001)" style:apply-style-name="Excel_5f_CondFormat_5f_1_5f_1_5f_1" style:base-cell-address="'PLL Param Calc'.B22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.$X22]=1)" style:apply-style-name="Excel_5f_CondFormat_5f_1_5f_8_5f_1" style:base-cell-address="'PLL Param Calc'.C22"/>
    </style:style>
    <style:style style:name="ce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3366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.$D$6]&gt;100)" style:apply-style-name="Excel_5f_CondFormat_5f_1_5f_9_5f_1" style:base-cell-address="'PLL Param Calc'.D6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3366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double-thin #232627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2.49pt double-thin #232627" style:border-line-width-bottom="0.18mm 0.53mm 0.18mm" style:cell-protect="protected" style:print-content="true" style:diagonal-bl-tr="none" style:diagonal-tl-br="none" style:text-align-source="fix" style:repeat-content="false" fo:wrap-option="wrap" fo:border-left="none" style:direction="ltr" fo:padding="0.71mm" fo:border-right="2.49pt double-thin #232627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2.49pt double-thin #232627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2.49pt double-thin #232627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2.49pt double-thin #232627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-is-not-between(4096,150000000)" style:apply-style-name="Excel_5f_CondFormat_5f_1_5f_2_5f_1" style:base-cell-address="'PLL Param Calc'.E22"/>
    </style:style>
    <style:style style:name="ce3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232627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232627" style:border-line-width-bottom="0.18mm 0.53mm 0.18mm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" style:family="table-cell" style:parent-style-name="Default" style:data-style-name="N124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-is-not-between(275,550)" style:apply-style-name="Excel_5f_CondFormat_5f_1_5f_4_5f_1" style:base-cell-address="'PLL Param Calc'.F22"/>
    </style:style>
    <style:style style:name="ce3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3366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OR([.$G$6]&gt;550;[.$G$6]&lt;275))" style:apply-style-name="Excel_5f_CondFormat_5f_1_5f_10_5f_1" style:base-cell-address="'PLL Param Calc'.G6"/>
    </style:style>
    <style:style style:name="ce36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74pt solid #232627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74pt solid #232627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0.74pt solid #232627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0.74pt solid #232627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" style:family="table-cell" style:parent-style-name="Default" style:data-style-name="N4">
      <style:table-cell-properties style:glyph-orientation-vertical="0" fo:background-color="#ff000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-is-between(5,-5)" style:apply-style-name="Excel_5f_CondFormat_5f_1_5f_3_5f_1" style:base-cell-address="'PLL Param Calc'.G22"/>
      <style:map style:condition="cell-content-is-between(500,-500)" style:apply-style-name="Excel_5f_CondFormat_5f_1_5f_3_5f_2" style:base-cell-address="'PLL Param Calc'.G22"/>
      <style:map style:condition="cell-content-is-between(1000,-1000)" style:apply-style-name="Excel_5f_CondFormat_5f_1_5f_3_5f_3" style:base-cell-address="'PLL Param Calc'.G22"/>
    </style:style>
    <style:style style:name="ce41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3" style:family="table-cell" style:parent-style-name="Default" style:data-style-name="N4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***&quot;" style:apply-style-name="Excel_5f_CondFormat_5f_1_5f_6_5f_1" style:base-cell-address="'PLL Param Calc'.I22"/>
    </style:style>
    <style:style style:name="ce4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*&quot;" style:apply-style-name="Excel_5f_CondFormat_5f_1_5f_5_5f_1" style:base-cell-address="'PLL Param Calc'.J22"/>
    </style:style>
    <style:style style:name="ce49" style:family="table-cell" style:parent-style-name="Default" style:data-style-name="N123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3366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OR([.$L$6]&gt;25;[.$L$6]&lt;0.004))" style:apply-style-name="Excel_5f_CondFormat_5f_1_5f_11_5f_1" style:base-cell-address="'PLL Param Calc'.L6"/>
    </style:style>
    <style:style style:name="ce51" style:family="table-cell" style:parent-style-name="Default" style:data-style-name="N12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232627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232627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232627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2.49pt double-thin #232627" style:border-line-width-bottom="0.18mm 0.53mm 0.18mm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3262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232627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23262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2.49pt double-thin #232627" style:border-line-width-bottom="0.18mm 0.53mm 0.18mm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232627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2.49pt double-thin #232627" style:border-line-width-bottom="0.18mm 0.53mm 0.18mm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232627" style:rotation-angle="0" style:rotation-align="none" style:shrink-to-fit="false" fo:border-top="0.74pt solid #23262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23262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2.49pt double-thin #232627" style:border-line-width-bottom="0.18mm 0.53mm 0.18mm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.AB22]=1)" style:apply-style-name="Excel_5f_CondFormat_5f_1_5f_7_5f_1" style:base-cell-address="'PLL Param Calc'.Y22"/>
    </style:style>
    <style:style style:name="ce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.AB22]=1)" style:apply-style-name="Excel_5f_CondFormat_5f_1_5f_7_5f_1" style:base-cell-address="'PLL Param Calc'.Y22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style:font-style-complex="normal" fo:text-shadow="none" style:font-style-asian="normal" style:font-weight-complex="bold" style:font-weight-asian="bold" style:font-size-complex="9pt" style:font-size-asian="9pt" style:font-name-complex="Arial" style:use-window-font-color="true" style:text-position="-33% 58%" style:text-outline="false" fo:font-style="normal" style:text-line-through-type="none" style:text-underline-style="none" style:text-underline-color="font-color" fo:font-weight="bold" fo:font-size="9pt" style:font-name="Arial"/>
    </style:style>
    <style:style style:name="T2" style:family="text">
      <style:text-properties style:font-style-complex="normal" fo:text-shadow="none" style:font-style-asian="normal" style:font-weight-complex="bold" style:font-weight-asian="bold" style:font-size-complex="9pt" style:font-size-asian="9pt" style:font-name-complex="Arial" style:use-window-font-color="true" style:text-outline="false" fo:font-style="normal" style:text-line-through-type="none" style:text-underline-style="none" style:text-underline-color="font-color" fo:font-weight="bold" fo:font-size="9pt" style:font-name="Arial" style:text-position="0% 100%"/>
    </style:style>
    <style:style style:name="T3" style:family="text">
      <style:text-properties style:font-style-complex="normal" fo:text-shadow="none" style:font-style-asian="normal" style:font-weight-complex="bold" style:font-weight-asian="bold" style:font-size-complex="9pt" style:font-size-asian="9pt" style:font-name-complex="Arial" style:use-window-font-color="true" style:text-outline="false" fo:font-style="normal" style:text-line-through-type="none" style:text-underline-style="none" style:text-underline-color="font-color" fo:font-weight="bold" fo:font-size="9pt" style:font-name="Arial" style:text-position="-33% 58%"/>
    </style:style>
    <style:style style:name="T4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style:font-name="Arial" style:font-style-complex="normal" style:font-style-asian="normal" style:font-weight-complex="bold" style:font-weight-asian="bold" style:font-size-complex="9pt" style:font-size-asian="9pt" style:font-name-complex="Arial" style:use-window-font-color="true" style:text-position="-33% 58%" style:text-outline="false" fo:font-style="normal" style:text-line-through-type="none" style:text-underline-style="none" style:text-underline-color="font-color" fo:font-weight="bold" fo:font-size="9pt" fo:text-shadow="none"/>
    </style:style>
    <style:style style:name="T6" style:family="text">
      <style:text-properties style:font-name="Arial" style:font-style-complex="normal" style:font-style-asian="normal" style:font-weight-complex="bold" style:font-weight-asian="bold" style:font-size-complex="9pt" style:font-size-asian="9pt" style:font-name-complex="Arial" style:use-window-font-color="true" style:text-outline="false" fo:font-style="normal" style:text-line-through-type="none" style:text-underline-style="none" style:text-underline-color="font-color" fo:font-weight="bold" fo:font-size="9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L Param Calc" table:style-name="ta1" table:print-ranges="'PLL Param Calc'.B1:'PLL Param Calc'.N53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45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visibility="collapse" table:default-cell-style-name="ce2"/>
        <table:table-column table:style-name="co13" table:visibility="collapse" table:default-cell-style-name="ce59"/>
        <table:table-column table:style-name="co14" table:visibility="collapse" table:default-cell-style-name="ce59"/>
        <table:table-column table:style-name="co13" table:visibility="collapse" table:default-cell-style-name="ce59"/>
        <table:table-column table:style-name="co8" table:visibility="collapse" table:number-columns-repeated="3" table:default-cell-style-name="ce59"/>
        <table:table-column table:style-name="co15" table:visibility="collapse" table:default-cell-style-name="ce59"/>
        <table:table-column table:style-name="co16" table:visibility="collapse" table:default-cell-style-name="ce59"/>
        <table:table-column table:style-name="co16" table:visibility="collapse" table:default-cell-style-name="ce2"/>
        <table:table-column table:style-name="co17" table:visibility="collapse" table:default-cell-style-name="ce2"/>
        <table:table-column table:style-name="co18" table:number-columns-repeated="998" table:default-cell-style-name="Default"/>
        <table:table-row table:style-name="ro1">
          <table:table-cell table:style-name="ce1"/>
          <table:table-cell table:style-name="ce4" office:value-type="string" calcext:value-type="string">
            <text:p>LPC17xx Main PLL Parameter Calculator</text:p>
          </table:table-cell>
          <table:table-cell table:style-name="ce6" table:number-columns-repeated="5"/>
          <table:table-cell table:style-name="ce16"/>
          <table:table-cell table:style-name="ce6" table:number-columns-repeated="8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5"/>
          <table:table-cell table:style-name="ce6" table:number-columns-repeated="3"/>
          <table:table-cell table:style-name="ce31"/>
          <table:table-cell table:style-name="ce6"/>
          <table:table-cell table:style-name="ce16"/>
          <table:table-cell table:style-name="ce6" table:number-columns-repeated="8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6" table:number-columns-repeated="6"/>
          <table:table-cell table:style-name="ce16"/>
          <table:table-cell table:style-name="ce6" table:number-columns-repeated="8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7" office:value-type="string" calcext:value-type="string">
            <text:p>Based on desired input and output frequencies. Enter values in boxes with blue outline. Table shows potential "M" and "N" values.</text:p>
          </table:table-cell>
          <table:table-cell table:style-name="ce6" table:number-columns-repeated="5"/>
          <table:table-cell table:style-name="ce16"/>
          <table:table-cell table:style-name="ce6" table:number-columns-repeated="8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3">
          <table:table-cell table:style-name="ce1"/>
          <table:table-cell table:style-name="ce6" table:number-columns-repeated="4"/>
          <table:table-cell table:style-name="ce14"/>
          <table:table-cell table:style-name="ce6"/>
          <table:table-cell table:style-name="ce16"/>
          <table:table-cell table:style-name="ce6" table:number-columns-repeated="8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4">
          <table:table-cell table:style-name="ce1"/>
          <table:table-cell table:style-name="ce6"/>
          <table:table-cell table:style-name="ce14" office:value-type="string" calcext:value-type="string">
            <text:p>Max CPU Freq. : </text:p>
          </table:table-cell>
          <table:table-cell table:style-name="ce19" office:value-type="float" office:value="75" calcext:value-type="float">
            <text:p>75</text:p>
          </table:table-cell>
          <table:table-cell table:style-name="ce8" office:value-type="string" calcext:value-type="string">
            <text:p>MHz</text:p>
          </table:table-cell>
          <table:table-cell table:style-name="ce14" office:value-type="string" calcext:value-type="string">
            <text:p>Target F<text:span text:style-name="T5">CCO </text:span><text:span text:style-name="T6">: </text:span></text:p>
          </table:table-cell>
          <table:table-cell table:style-name="ce35" office:value-type="float" office:value="298" calcext:value-type="float">
            <text:p>298</text:p>
          </table:table-cell>
          <table:table-cell table:style-name="ce8" office:value-type="string" calcext:value-type="string">
            <text:p>MHz</text:p>
          </table:table-cell>
          <table:table-cell table:style-name="ce6" table:number-columns-repeated="2"/>
          <table:table-cell table:style-name="ce14" office:value-type="string" calcext:value-type="string">
            <text:p>F<text:span text:style-name="T5">IN</text:span><text:span text:style-name="T6"> : </text:span></text:p>
          </table:table-cell>
          <table:table-cell table:style-name="ce50" office:value-type="float" office:value="12" calcext:value-type="float">
            <text:p>12</text:p>
          </table:table-cell>
          <table:table-cell table:style-name="ce8" office:value-type="string" calcext:value-type="string">
            <text:p>MHz</text:p>
          </table:table-cell>
          <table:table-cell table:style-name="ce8"/>
          <table:table-cell table:style-name="ce16"/>
          <table:table-cell table:style-name="ce22" table:number-columns-repeated="6"/>
          <table:table-cell table:style-name="ce58"/>
          <table:table-cell table:style-name="ce1"/>
          <table:table-cell table:style-name="ce58"/>
          <table:table-cell table:style-name="ce1" table:number-columns-repeated="1000"/>
        </table:table-row>
        <table:table-row table:style-name="ro3">
          <table:table-cell table:style-name="ce1"/>
          <table:table-cell table:style-name="ce6"/>
          <table:table-cell table:style-name="ce15" office:value-type="string" calcext:value-type="string">
            <text:p>CPU Divide (calc) : </text:p>
          </table:table-cell>
          <table:table-cell table:style-name="ce20" table:formula="of:=INT(([.G6]/[.D6])+0.95)" office:value-type="float" office:value="4" calcext:value-type="float">
            <text:p>4</text:p>
          </table:table-cell>
          <table:table-cell table:style-name="ce6" table:number-columns-repeated="4"/>
          <table:table-cell table:style-name="ce16"/>
          <table:table-cell table:style-name="ce6" table:number-columns-repeated="7"/>
          <table:table-cell table:style-name="ce54" office:value-type="string" calcext:value-type="string" table:number-columns-spanned="3" table:number-rows-spanned="1">
            <text:p>column range check values</text:p>
          </table:table-cell>
          <table:covered-table-cell table:number-columns-repeated="2" table:style-name="ce60"/>
          <table:table-cell table:style-name="ce22" table:number-columns-repeated="3"/>
          <table:table-cell table:style-name="ce58" table:number-columns-repeated="2"/>
          <table:table-cell table:style-name="ce1" table:number-columns-repeated="1000"/>
        </table:table-row>
        <table:table-row table:style-name="ro3">
          <table:table-cell table:style-name="ce1"/>
          <table:table-cell table:style-name="ce6"/>
          <table:table-cell table:style-name="ce15" office:value-type="string" calcext:value-type="string">
            <text:p>Divide override : </text:p>
          </table:table-cell>
          <table:table-cell table:style-name="ce21"/>
          <table:table-cell table:style-name="ce27"/>
          <table:table-cell table:style-name="ce7"/>
          <table:table-cell table:style-name="ce8" office:value-type="string" calcext:value-type="string">
            <text:p>Frequency Error column : </text:p>
          </table:table-cell>
          <table:table-cell table:style-name="ce10" table:number-columns-repeated="2"/>
          <table:table-cell table:style-name="ce6" table:number-columns-repeated="2"/>
          <table:table-cell table:style-name="ce1" table:number-columns-repeated="3"/>
          <table:table-cell table:style-name="ce6"/>
          <table:table-cell table:style-name="ce29"/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e</text:p>
          </table:table-cell>
          <table:table-cell table:style-name="ce22" table:number-columns-repeated="3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6"/>
          <table:table-cell table:style-name="ce10"/>
          <table:table-cell table:style-name="ce20"/>
          <table:table-cell table:style-name="ce6" table:number-columns-repeated="3"/>
          <table:table-cell table:style-name="ce10" table:number-columns-repeated="2"/>
          <table:table-cell table:style-name="ce6" table:number-columns-repeated="2"/>
          <table:table-cell table:style-name="ce1" table:number-columns-repeated="3"/>
          <table:table-cell table:style-name="ce6"/>
          <table:table-cell table:style-name="ce52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6"/>
          <table:table-cell table:style-name="ce14" office:value-type="string" calcext:value-type="string">
            <text:p>CPU Divide (used) : </text:p>
          </table:table-cell>
          <table:table-cell table:style-name="ce20" table:formula="of:=IF([.D8]=0;[.D7];[.D8])" office:value-type="float" office:value="4" calcext:value-type="float">
            <text:p>4</text:p>
          </table:table-cell>
          <table:table-cell table:style-name="ce6"/>
          <table:table-cell table:style-name="ce32"/>
          <table:table-cell table:style-name="ce36"/>
          <table:table-cell table:style-name="ce6" office:value-type="string" calcext:value-type="string">
            <text:p><text:s/>= error is 5 ppm or less</text:p>
          </table:table-cell>
          <table:table-cell table:style-name="ce10"/>
          <table:table-cell table:style-name="ce6" table:number-columns-repeated="2"/>
          <table:table-cell table:style-name="ce1" table:number-columns-repeated="3"/>
          <table:table-cell table:style-name="ce6"/>
          <table:table-cell table:style-name="ce53" office:value-type="string" calcext:value-type="string">
            <text:p>max</text:p>
          </table:table-cell>
          <table:table-cell table:style-name="ce22" office:value-type="float" office:value="32767" calcext:value-type="float">
            <text:p>32767</text:p>
          </table:table-cell>
          <table:table-cell table:style-name="ce22" office:value-type="float" office:value="150000000" calcext:value-type="float">
            <text:p>150000000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table:number-columns-repeated="3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6" table:number-columns-repeated="2"/>
          <table:table-cell table:style-name="ce20"/>
          <table:table-cell table:style-name="ce6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2"/>
          <table:table-cell table:style-name="ce1" table:number-columns-repeated="3"/>
          <table:table-cell table:style-name="ce6"/>
          <table:table-cell table:style-name="ce53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6" table:number-columns-repeated="2"/>
          <table:table-cell table:style-name="ce22"/>
          <table:table-cell table:style-name="ce6"/>
          <table:table-cell table:style-name="ce32"/>
          <table:table-cell table:style-name="ce37"/>
          <table:table-cell table:style-name="ce16" office:value-type="string" calcext:value-type="string">
            <text:p><text:s/>= error is 500 ppm or less</text:p>
          </table:table-cell>
          <table:table-cell table:style-name="ce10"/>
          <table:table-cell table:style-name="ce16" table:number-columns-repeated="2"/>
          <table:table-cell table:style-name="ce1" table:number-columns-repeated="3"/>
          <table:table-cell table:style-name="ce6"/>
          <table:table-cell table:style-name="ce53" office:value-type="string" calcext:value-type="string">
            <text:p>min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096" calcext:value-type="float">
            <text:p>4096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table:number-columns-repeated="3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6"/>
          <table:table-cell table:style-name="ce10"/>
          <table:table-cell table:style-name="ce20"/>
          <table:table-cell table:style-name="ce6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2"/>
          <table:table-cell table:style-name="ce1" table:number-columns-repeated="3"/>
          <table:table-cell table:style-name="ce6"/>
          <table:table-cell table:style-name="ce52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5">
          <table:table-cell table:style-name="ce1"/>
          <table:table-cell table:style-name="ce8" office:value-type="string" calcext:value-type="string">
            <text:p>M, F<text:span text:style-name="T1">ref</text:span><text:span text:style-name="T2"> and F</text:span><text:span text:style-name="T3">CCO</text:span><text:span text:style-name="T2"> Check columns:</text:span></text:p>
          </table:table-cell>
          <table:table-cell table:style-name="ce6"/>
          <table:table-cell table:style-name="ce10"/>
          <table:table-cell table:style-name="ce6"/>
          <table:table-cell table:style-name="ce32"/>
          <table:table-cell table:style-name="ce38"/>
          <table:table-cell table:style-name="ce6" office:value-type="string" calcext:value-type="string">
            <text:p><text:s/>= error is 1000 ppm or less</text:p>
          </table:table-cell>
          <table:table-cell table:style-name="ce10"/>
          <table:table-cell table:style-name="ce6" table:number-columns-repeated="2"/>
          <table:table-cell table:style-name="ce1" table:number-columns-repeated="3"/>
          <table:table-cell table:style-name="ce6" table:number-columns-repeated="2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6"/>
          <table:table-cell table:style-name="ce16"/>
          <table:table-cell table:style-name="ce10"/>
          <table:table-cell table:style-name="ce16"/>
          <table:table-cell table:style-name="ce10" table:number-columns-repeated="2"/>
          <table:table-cell table:style-name="ce16"/>
          <table:table-cell table:style-name="ce10"/>
          <table:table-cell table:style-name="ce6" table:number-columns-repeated="2"/>
          <table:table-cell table:style-name="ce1" table:number-columns-repeated="3"/>
          <table:table-cell table:style-name="ce6" table:number-columns-repeated="2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9"/>
          <table:table-cell table:style-name="ce6" office:value-type="string" calcext:value-type="string">
            <text:p><text:s/>= value is not supported</text:p>
          </table:table-cell>
          <table:table-cell table:style-name="ce10"/>
          <table:table-cell table:style-name="ce16"/>
          <table:table-cell table:style-name="ce32"/>
          <table:table-cell table:style-name="ce39"/>
          <table:table-cell table:style-name="ce6" office:value-type="string" calcext:value-type="string">
            <text:p><text:s/>= error is &gt; 1000 ppm</text:p>
          </table:table-cell>
          <table:table-cell table:style-name="ce10"/>
          <table:table-cell table:style-name="ce6" table:number-columns-repeated="2"/>
          <table:table-cell table:style-name="ce1" table:number-columns-repeated="3"/>
          <table:table-cell table:style-name="ce6" table:number-columns-repeated="2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10" table:number-columns-repeated="4"/>
          <table:table-cell table:style-name="ce6"/>
          <table:table-cell table:style-name="ce10" table:number-columns-repeated="4"/>
          <table:table-cell table:style-name="ce6"/>
          <table:table-cell table:style-name="ce1" table:number-columns-repeated="3"/>
          <table:table-cell table:style-name="ce6" table:number-columns-repeated="2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2">
          <table:table-cell table:style-name="ce1"/>
          <table:table-cell table:style-name="ce6"/>
          <table:table-cell table:style-name="ce16"/>
          <table:table-cell table:style-name="ce6" table:number-columns-repeated="4"/>
          <table:table-cell table:style-name="ce16"/>
          <table:table-cell table:style-name="ce6" table:number-columns-repeated="3"/>
          <table:table-cell table:style-name="ce1" table:number-columns-repeated="3"/>
          <table:table-cell table:style-name="ce6" table:number-columns-repeated="2"/>
          <table:table-cell table:style-name="ce22" table:number-columns-repeated="6"/>
          <table:table-cell table:style-name="ce58" table:number-columns-repeated="2"/>
          <table:table-cell table:style-name="ce1" table:number-columns-repeated="1000"/>
        </table:table-row>
        <table:table-row table:style-name="ro5">
          <table:table-cell table:style-name="ce1"/>
          <table:table-cell table:style-name="ce11" office:value-type="string" calcext:value-type="string">
            <text:p>Calculated</text:p>
          </table:table-cell>
          <table:table-cell table:style-name="ce17" office:value-type="string" calcext:value-type="string">
            <text:p>"M"</text:p>
          </table:table-cell>
          <table:table-cell table:style-name="ce23" office:value-type="string" calcext:value-type="string">
            <text:p>Given </text:p>
          </table:table-cell>
          <table:table-cell table:style-name="ce28" office:value-type="string" calcext:value-type="string">
            <text:p>F<text:span text:style-name="T4">ref</text:span></text:p>
          </table:table-cell>
          <table:table-cell table:style-name="ce17" office:value-type="string" calcext:value-type="string">
            <text:p>F<text:span text:style-name="T4">CCO</text:span></text:p>
          </table:table-cell>
          <table:table-cell table:style-name="ce17" office:value-type="string" calcext:value-type="string">
            <text:p>Frequency</text:p>
          </table:table-cell>
          <table:table-cell table:style-name="ce41"/>
          <table:table-cell table:style-name="ce46" office:value-type="string" calcext:value-type="string">
            <text:p>Smallest</text:p>
          </table:table-cell>
          <table:table-cell table:style-name="ce6"/>
          <table:table-cell table:style-name="ce17" office:value-type="string" calcext:value-type="string">
            <text:p>Actual</text:p>
          </table:table-cell>
          <table:table-cell table:style-name="ce1" table:number-columns-repeated="3"/>
          <table:table-cell table:style-name="ce17"/>
          <table:table-cell table:style-name="ce6"/>
          <table:table-cell table:style-name="ce22"/>
          <table:table-cell table:style-name="ce7"/>
          <table:table-cell table:style-name="ce22" table:number-columns-repeated="4"/>
          <table:table-cell table:style-name="ce58" table:number-columns-repeated="2"/>
          <table:table-cell table:style-name="ce1" table:number-columns-repeated="1000"/>
        </table:table-row>
        <table:table-row table:style-name="ro3">
          <table:table-cell table:style-name="ce1"/>
          <table:table-cell table:style-name="ce12" office:value-type="string" calcext:value-type="string">
            <text:p>"M" Value</text:p>
          </table:table-cell>
          <table:table-cell table:style-name="ce12" office:value-type="string" calcext:value-type="string">
            <text:p>Round</text:p>
          </table:table-cell>
          <table:table-cell table:style-name="ce24" office:value-type="string" calcext:value-type="string">
            <text:p>"N"</text:p>
          </table:table-cell>
          <table:table-cell table:style-name="ce12" office:value-type="string" calcext:value-type="string">
            <text:p>Check</text:p>
          </table:table-cell>
          <table:table-cell table:style-name="ce33" office:value-type="string" calcext:value-type="string">
            <text:p>Check</text:p>
          </table:table-cell>
          <table:table-cell table:style-name="ce33" office:value-type="string" calcext:value-type="string">
            <text:p>Error ppm</text:p>
          </table:table-cell>
          <table:table-cell table:style-name="ce42"/>
          <table:table-cell table:style-name="ce33" office:value-type="string" calcext:value-type="string">
            <text:p>Error</text:p>
          </table:table-cell>
          <table:table-cell table:style-name="ce6"/>
          <table:table-cell table:style-name="ce33" office:value-type="string" calcext:value-type="string">
            <text:p>CPU MHz</text:p>
          </table:table-cell>
          <table:table-cell table:style-name="ce1" table:number-columns-repeated="3"/>
          <table:table-cell table:style-name="ce46"/>
          <table:table-cell table:style-name="ce6"/>
          <table:table-cell table:style-name="ce56" office:value-type="string" calcext:value-type="string" table:number-columns-spanned="3" table:number-rows-spanned="1">
            <text:p>column errors</text:p>
          </table:table-cell>
          <table:covered-table-cell table:style-name="ce54"/>
          <table:covered-table-cell table:style-name="ce56"/>
          <table:table-cell table:style-name="ce46" office:value-type="string" calcext:value-type="string">
            <text:p>combined</text:p>
          </table:table-cell>
          <table:table-cell table:style-name="ce17" office:value-type="string" calcext:value-type="string">
            <text:p>entries to </text:p>
          </table:table-cell>
          <table:table-cell table:style-name="ce17" office:value-type="string" calcext:value-type="string">
            <text:p>error ppm</text:p>
          </table:table-cell>
          <table:table-cell table:style-name="ce58"/>
          <table:table-cell table:style-name="ce63" office:value-type="string" calcext:value-type="string">
            <text:p>"Illegal"</text:p>
          </table:table-cell>
          <table:table-cell table:style-name="ce63" office:value-type="string" calcext:value-type="string">
            <text:p>Matched</text:p>
          </table:table-cell>
          <table:table-cell table:style-name="ce63" office:value-type="string" calcext:value-type="string">
            <text:p>Allowed M</text:p>
          </table:table-cell>
          <table:table-cell table:style-name="ce1" table:number-columns-repeated="998"/>
        </table:table-row>
        <table:table-row table:style-name="ro5">
          <table:table-cell table:style-name="ce1"/>
          <table:table-cell table:style-name="ce6" table:number-columns-repeated="2"/>
          <table:table-cell table:style-name="ce25"/>
          <table:table-cell table:style-name="ce29"/>
          <table:table-cell table:style-name="ce6" table:number-columns-repeated="2"/>
          <table:table-cell table:style-name="ce16"/>
          <table:table-cell table:style-name="ce22"/>
          <table:table-cell table:style-name="ce6" table:number-columns-repeated="2"/>
          <table:table-cell table:style-name="ce1" table:number-columns-repeated="3"/>
          <table:table-cell table:style-name="ce6" table:number-columns-repeated="2"/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</text:p>
          </table:table-cell>
          <table:table-cell table:style-name="ce61" office:value-type="string" calcext:value-type="string">
            <text:p>e</text:p>
          </table:table-cell>
          <table:table-cell table:style-name="ce33" office:value-type="string" calcext:value-type="string">
            <text:p>errors</text:p>
          </table:table-cell>
          <table:table-cell table:style-name="ce33" office:value-type="string" calcext:value-type="string">
            <text:p>consider</text:p>
          </table:table-cell>
          <table:table-cell table:style-name="ce33" office:value-type="string" calcext:value-type="string">
            <text:p>min</text:p>
          </table:table-cell>
          <table:table-cell table:style-name="ce58"/>
          <table:table-cell table:style-name="ce64" office:value-type="string" calcext:value-type="string">
            <text:p>M value?</text:p>
          </table:table-cell>
          <table:table-cell table:style-name="ce64" office:value-type="string" calcext:value-type="string">
            <text:p>M value</text:p>
          </table:table-cell>
          <table:table-cell table:style-name="ce64" office:value-type="string" calcext:value-type="string">
            <text:p>values</text:p>
          </table:table-cell>
          <table:table-cell table:style-name="ce1" table:number-columns-repeated="998"/>
        </table:table-row>
        <table:table-row table:style-name="ro3">
          <table:table-cell table:style-name="ce1"/>
          <table:table-cell table:style-name="ce13" table:formula="of:=([.$G$6]*[.D22])/([.$L$6]*2)" office:value-type="float" office:value="12.4166666666667" calcext:value-type="float">
            <text:p>12,4166666666667</text:p>
          </table:table-cell>
          <table:table-cell table:style-name="ce18" table:formula="of:=ROUND([.B22];0)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([.$L$6]*1000000)/[.D22]" office:value-type="float" office:value="12000000" calcext:value-type="float">
            <text:p>12000000</text:p>
          </table:table-cell>
          <table:table-cell table:style-name="ce34" table:formula="of:=([.C22]*[.$L$6]*2)/[.D22]" office:value-type="float" office:value="288" calcext:value-type="float">
            <text:p>288,00000</text:p>
          </table:table-cell>
          <table:table-cell table:style-name="ce40" table:formula="of:=(([.F22]-[.$G$6])/[.$G$6])*1000000" office:value-type="float" office:value="-33557.0469798658" calcext:value-type="float">
            <text:p>-33.557,05</text:p>
          </table:table-cell>
          <table:table-cell table:style-name="ce43"/>
          <table:table-cell table:style-name="ce47" table:formula="of:=IF([.U22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22]/[.$D$10]" office:value-type="float" office:value="72" calcext:value-type="float">
            <text:p>72,0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22]&lt;[.Q$12];[.C22]&gt;[.Q$10]);1;0)" office:value-type="float" office:value="0" calcext:value-type="float">
            <text:p>0</text:p>
          </table:table-cell>
          <table:table-cell table:style-name="ce22" table:formula="of:=IF(OR([.E22]&lt;[.R$12];[.E22]&gt;[.R$10]);1;0)" office:value-type="float" office:value="0" calcext:value-type="float">
            <text:p>0</text:p>
          </table:table-cell>
          <table:table-cell table:style-name="ce62" table:formula="of:=IF(OR([.F22]&lt;[.S$12];[.F22]&gt;[.S$10]);1;0)" office:value-type="float" office:value="0" calcext:value-type="float">
            <text:p>0</text:p>
          </table:table-cell>
          <table:table-cell table:style-name="ce22" table:formula="of:=IF(OR([.Q22];[.R22];[.S22];[.X22]);1;0)" office:value-type="float" office:value="0" calcext:value-type="float">
            <text:p>0</text:p>
          </table:table-cell>
          <table:table-cell table:style-name="ce22" table:formula="of:=IF([.T22];&quot;-&quot;;ABS([.G22]))" office:value-type="float" office:value="33557.0469798658" calcext:value-type="float">
            <text:p>33557,0469798658</text:p>
          </table:table-cell>
          <table:table-cell table:style-name="ce22" table:formula="of:=MIN([.U22:.U53])" office:value-type="float" office:value="0" calcext:value-type="float">
            <text:p>0</text:p>
          </table:table-cell>
          <table:table-cell table:style-name="ce58"/>
          <table:table-cell table:style-name="ce58" table:formula="of:=IF(ISNUMBER([.Y22]);0;1)" office:value-type="float" office:value="0" calcext:value-type="float">
            <text:p>0</text:p>
          </table:table-cell>
          <table:table-cell table:style-name="ce65" table:formula="of:=MATCH([.C22];[.Z$22:.Z$593];0)" office:value-type="float" office:value="7" calcext:value-type="float">
            <text:p>7</text:p>
          </table:table-cell>
          <table:table-cell table:style-name="ce66" office:value-type="float" office:value="6" calcext:value-type="float">
            <text:p>6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23])/([.$L$6]*2)" office:value-type="float" office:value="24.8333333333333" calcext:value-type="float">
            <text:p>24,8333333333333</text:p>
          </table:table-cell>
          <table:table-cell table:style-name="ce18" table:formula="of:=ROUND([.B23];0)" office:value-type="float" office:value="25" calcext:value-type="float">
            <text:p>25</text:p>
          </table:table-cell>
          <table:table-cell table:style-name="ce26" table:formula="of:=[.D22]+1" office:value-type="float" office:value="2" calcext:value-type="float">
            <text:p>2</text:p>
          </table:table-cell>
          <table:table-cell table:style-name="ce30" table:formula="of:=([.$L$6]*1000000)/[.D23]" office:value-type="float" office:value="6000000" calcext:value-type="float">
            <text:p>6000000</text:p>
          </table:table-cell>
          <table:table-cell table:style-name="ce34" table:formula="of:=([.C23]*[.$L$6]*2)/[.D23]" office:value-type="float" office:value="300" calcext:value-type="float">
            <text:p>300,00000</text:p>
          </table:table-cell>
          <table:table-cell table:style-name="ce40" table:formula="of:=(([.F23]-[.$G$6])/[.$G$6])*1000000" office:value-type="float" office:value="6711.40939597315" calcext:value-type="float">
            <text:p>6.711,41</text:p>
          </table:table-cell>
          <table:table-cell table:style-name="ce43"/>
          <table:table-cell table:style-name="ce47" table:formula="of:=IF([.U23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23]/[.$D$10]" office:value-type="float" office:value="75" calcext:value-type="float">
            <text:p>75,0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23]&lt;[.Q$12];[.C23]&gt;[.Q$10]);1;0)" office:value-type="float" office:value="0" calcext:value-type="float">
            <text:p>0</text:p>
          </table:table-cell>
          <table:table-cell table:style-name="ce22" table:formula="of:=IF(OR([.E23]&lt;[.R$12];[.E23]&gt;[.R$10]);1;0)" office:value-type="float" office:value="0" calcext:value-type="float">
            <text:p>0</text:p>
          </table:table-cell>
          <table:table-cell table:style-name="ce62" table:formula="of:=IF(OR([.F23]&lt;[.S$12];[.F23]&gt;[.S$10]);1;0)" office:value-type="float" office:value="0" calcext:value-type="float">
            <text:p>0</text:p>
          </table:table-cell>
          <table:table-cell table:style-name="ce22" table:formula="of:=IF(OR([.Q23];[.R23];[.S23];[.X23]);1;0)" office:value-type="float" office:value="0" calcext:value-type="float">
            <text:p>0</text:p>
          </table:table-cell>
          <table:table-cell table:style-name="ce22" table:formula="of:=IF([.T23];&quot;-&quot;;ABS([.G23]))" office:value-type="float" office:value="6711.40939597315" calcext:value-type="float">
            <text:p>6711,40939597315</text:p>
          </table:table-cell>
          <table:table-cell table:style-name="ce22"/>
          <table:table-cell table:style-name="ce58"/>
          <table:table-cell table:style-name="ce58" table:formula="of:=IF(ISNUMBER([.Y23]);0;1)" office:value-type="float" office:value="0" calcext:value-type="float">
            <text:p>0</text:p>
          </table:table-cell>
          <table:table-cell table:style-name="ce65" table:formula="of:=MATCH([.C23];[.Z$22:.Z$593];0)" office:value-type="float" office:value="20" calcext:value-type="float">
            <text:p>20</text:p>
          </table:table-cell>
          <table:table-cell table:style-name="ce66" table:formula="of:=[.Z22]+1" office:value-type="float" office:value="7" calcext:value-type="float">
            <text:p>7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24])/([.$L$6]*2)" office:value-type="float" office:value="37.25" calcext:value-type="float">
            <text:p>37,25</text:p>
          </table:table-cell>
          <table:table-cell table:style-name="ce18" table:formula="of:=ROUND([.B24];0)" office:value-type="float" office:value="37" calcext:value-type="float">
            <text:p>37</text:p>
          </table:table-cell>
          <table:table-cell table:style-name="ce26" table:formula="of:=[.D23]+1" office:value-type="float" office:value="3" calcext:value-type="float">
            <text:p>3</text:p>
          </table:table-cell>
          <table:table-cell table:style-name="ce30" table:formula="of:=([.$L$6]*1000000)/[.D24]" office:value-type="float" office:value="4000000" calcext:value-type="float">
            <text:p>4000000</text:p>
          </table:table-cell>
          <table:table-cell table:style-name="ce34" table:formula="of:=([.C24]*[.$L$6]*2)/[.D24]" office:value-type="float" office:value="296" calcext:value-type="float">
            <text:p>296,00000</text:p>
          </table:table-cell>
          <table:table-cell table:style-name="ce40" table:formula="of:=(([.F24]-[.$G$6])/[.$G$6])*1000000" office:value-type="float" office:value="-6711.40939597315" calcext:value-type="float">
            <text:p>-6.711,41</text:p>
          </table:table-cell>
          <table:table-cell table:style-name="ce43"/>
          <table:table-cell table:style-name="ce47" table:formula="of:=IF([.U24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24]/[.$D$10]" office:value-type="float" office:value="74" calcext:value-type="float">
            <text:p>74,0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24]&lt;[.Q$12];[.C24]&gt;[.Q$10]);1;0)" office:value-type="float" office:value="0" calcext:value-type="float">
            <text:p>0</text:p>
          </table:table-cell>
          <table:table-cell table:style-name="ce22" table:formula="of:=IF(OR([.E24]&lt;[.R$12];[.E24]&gt;[.R$10]);1;0)" office:value-type="float" office:value="0" calcext:value-type="float">
            <text:p>0</text:p>
          </table:table-cell>
          <table:table-cell table:style-name="ce62" table:formula="of:=IF(OR([.F24]&lt;[.S$12];[.F24]&gt;[.S$10]);1;0)" office:value-type="float" office:value="0" calcext:value-type="float">
            <text:p>0</text:p>
          </table:table-cell>
          <table:table-cell table:style-name="ce22" table:formula="of:=IF(OR([.Q24];[.R24];[.S24];[.X24]);1;0)" office:value-type="float" office:value="0" calcext:value-type="float">
            <text:p>0</text:p>
          </table:table-cell>
          <table:table-cell table:style-name="ce22" table:formula="of:=IF([.T24];&quot;-&quot;;ABS([.G24]))" office:value-type="float" office:value="6711.40939597315" calcext:value-type="float">
            <text:p>6711,40939597315</text:p>
          </table:table-cell>
          <table:table-cell table:style-name="ce22"/>
          <table:table-cell table:style-name="ce58"/>
          <table:table-cell table:style-name="ce58" table:formula="of:=IF(ISNUMBER([.Y24]);0;1)" office:value-type="float" office:value="0" calcext:value-type="float">
            <text:p>0</text:p>
          </table:table-cell>
          <table:table-cell table:style-name="ce65" table:formula="of:=MATCH([.C24];[.Z$22:.Z$593];0)" office:value-type="float" office:value="32" calcext:value-type="float">
            <text:p>32</text:p>
          </table:table-cell>
          <table:table-cell table:style-name="ce66" table:formula="of:=[.Z23]+1" office:value-type="float" office:value="8" calcext:value-type="float">
            <text:p>8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25])/([.$L$6]*2)" office:value-type="float" office:value="49.6666666666667" calcext:value-type="float">
            <text:p>49,6666666666667</text:p>
          </table:table-cell>
          <table:table-cell table:style-name="ce18" table:formula="of:=ROUND([.B25];0)" office:value-type="float" office:value="50" calcext:value-type="float">
            <text:p>50</text:p>
          </table:table-cell>
          <table:table-cell table:style-name="ce26" table:formula="of:=[.D24]+1" office:value-type="float" office:value="4" calcext:value-type="float">
            <text:p>4</text:p>
          </table:table-cell>
          <table:table-cell table:style-name="ce30" table:formula="of:=([.$L$6]*1000000)/[.D25]" office:value-type="float" office:value="3000000" calcext:value-type="float">
            <text:p>3000000</text:p>
          </table:table-cell>
          <table:table-cell table:style-name="ce34" table:formula="of:=([.C25]*[.$L$6]*2)/[.D25]" office:value-type="float" office:value="300" calcext:value-type="float">
            <text:p>300,00000</text:p>
          </table:table-cell>
          <table:table-cell table:style-name="ce40" table:formula="of:=(([.F25]-[.$G$6])/[.$G$6])*1000000" office:value-type="float" office:value="6711.40939597315" calcext:value-type="float">
            <text:p>6.711,41</text:p>
          </table:table-cell>
          <table:table-cell table:style-name="ce43"/>
          <table:table-cell table:style-name="ce47" table:formula="of:=IF([.U25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25]/[.$D$10]" office:value-type="float" office:value="75" calcext:value-type="float">
            <text:p>75,0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25]&lt;[.Q$12];[.C25]&gt;[.Q$10]);1;0)" office:value-type="float" office:value="0" calcext:value-type="float">
            <text:p>0</text:p>
          </table:table-cell>
          <table:table-cell table:style-name="ce22" table:formula="of:=IF(OR([.E25]&lt;[.R$12];[.E25]&gt;[.R$10]);1;0)" office:value-type="float" office:value="0" calcext:value-type="float">
            <text:p>0</text:p>
          </table:table-cell>
          <table:table-cell table:style-name="ce62" table:formula="of:=IF(OR([.F25]&lt;[.S$12];[.F25]&gt;[.S$10]);1;0)" office:value-type="float" office:value="0" calcext:value-type="float">
            <text:p>0</text:p>
          </table:table-cell>
          <table:table-cell table:style-name="ce22" table:formula="of:=IF(OR([.Q25];[.R25];[.S25];[.X25]);1;0)" office:value-type="float" office:value="0" calcext:value-type="float">
            <text:p>0</text:p>
          </table:table-cell>
          <table:table-cell table:style-name="ce22" table:formula="of:=IF([.T25];&quot;-&quot;;ABS([.G25]))" office:value-type="float" office:value="6711.40939597315" calcext:value-type="float">
            <text:p>6711,40939597315</text:p>
          </table:table-cell>
          <table:table-cell table:style-name="ce22"/>
          <table:table-cell table:style-name="ce58"/>
          <table:table-cell table:style-name="ce58" table:formula="of:=IF(ISNUMBER([.Y25]);0;1)" office:value-type="float" office:value="0" calcext:value-type="float">
            <text:p>0</text:p>
          </table:table-cell>
          <table:table-cell table:style-name="ce65" table:formula="of:=MATCH([.C25];[.Z$22:.Z$593];0)" office:value-type="float" office:value="45" calcext:value-type="float">
            <text:p>45</text:p>
          </table:table-cell>
          <table:table-cell table:style-name="ce66" table:formula="of:=[.Z24]+1" office:value-type="float" office:value="9" calcext:value-type="float">
            <text:p>9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26])/([.$L$6]*2)" office:value-type="float" office:value="62.0833333333333" calcext:value-type="float">
            <text:p>62,0833333333333</text:p>
          </table:table-cell>
          <table:table-cell table:style-name="ce18" table:formula="of:=ROUND([.B26];0)" office:value-type="float" office:value="62" calcext:value-type="float">
            <text:p>62</text:p>
          </table:table-cell>
          <table:table-cell table:style-name="ce26" table:formula="of:=[.D25]+1" office:value-type="float" office:value="5" calcext:value-type="float">
            <text:p>5</text:p>
          </table:table-cell>
          <table:table-cell table:style-name="ce30" table:formula="of:=([.$L$6]*1000000)/[.D26]" office:value-type="float" office:value="2400000" calcext:value-type="float">
            <text:p>2400000</text:p>
          </table:table-cell>
          <table:table-cell table:style-name="ce34" table:formula="of:=([.C26]*[.$L$6]*2)/[.D26]" office:value-type="float" office:value="297.6" calcext:value-type="float">
            <text:p>297,60000</text:p>
          </table:table-cell>
          <table:table-cell table:style-name="ce40" table:formula="of:=(([.F26]-[.$G$6])/[.$G$6])*1000000" office:value-type="float" office:value="-1342.28187919455" calcext:value-type="float">
            <text:p>-1.342,28</text:p>
          </table:table-cell>
          <table:table-cell table:style-name="ce43"/>
          <table:table-cell table:style-name="ce47" table:formula="of:=IF([.U26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26]/[.$D$10]" office:value-type="float" office:value="74.4" calcext:value-type="float">
            <text:p>74,4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26]&lt;[.Q$12];[.C26]&gt;[.Q$10]);1;0)" office:value-type="float" office:value="0" calcext:value-type="float">
            <text:p>0</text:p>
          </table:table-cell>
          <table:table-cell table:style-name="ce22" table:formula="of:=IF(OR([.E26]&lt;[.R$12];[.E26]&gt;[.R$10]);1;0)" office:value-type="float" office:value="0" calcext:value-type="float">
            <text:p>0</text:p>
          </table:table-cell>
          <table:table-cell table:style-name="ce62" table:formula="of:=IF(OR([.F26]&lt;[.S$12];[.F26]&gt;[.S$10]);1;0)" office:value-type="float" office:value="0" calcext:value-type="float">
            <text:p>0</text:p>
          </table:table-cell>
          <table:table-cell table:style-name="ce22" table:formula="of:=IF(OR([.Q26];[.R26];[.S26];[.X26]);1;0)" office:value-type="float" office:value="0" calcext:value-type="float">
            <text:p>0</text:p>
          </table:table-cell>
          <table:table-cell table:style-name="ce22" table:formula="of:=IF([.T26];&quot;-&quot;;ABS([.G26]))" office:value-type="float" office:value="1342.28187919455" calcext:value-type="float">
            <text:p>1342,28187919455</text:p>
          </table:table-cell>
          <table:table-cell table:style-name="ce22"/>
          <table:table-cell table:style-name="ce58"/>
          <table:table-cell table:style-name="ce58" table:formula="of:=IF(ISNUMBER([.Y26]);0;1)" office:value-type="float" office:value="0" calcext:value-type="float">
            <text:p>0</text:p>
          </table:table-cell>
          <table:table-cell table:style-name="ce65" table:formula="of:=MATCH([.C26];[.Z$22:.Z$593];0)" office:value-type="float" office:value="57" calcext:value-type="float">
            <text:p>57</text:p>
          </table:table-cell>
          <table:table-cell table:style-name="ce66" table:formula="of:=[.Z25]+1" office:value-type="float" office:value="10" calcext:value-type="float">
            <text:p>10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27])/([.$L$6]*2)" office:value-type="float" office:value="74.5" calcext:value-type="float">
            <text:p>74,5</text:p>
          </table:table-cell>
          <table:table-cell table:style-name="ce18" table:formula="of:=ROUND([.B27];0)" office:value-type="float" office:value="75" calcext:value-type="float">
            <text:p>75</text:p>
          </table:table-cell>
          <table:table-cell table:style-name="ce26" table:formula="of:=[.D26]+1" office:value-type="float" office:value="6" calcext:value-type="float">
            <text:p>6</text:p>
          </table:table-cell>
          <table:table-cell table:style-name="ce30" table:formula="of:=([.$L$6]*1000000)/[.D27]" office:value-type="float" office:value="2000000" calcext:value-type="float">
            <text:p>2000000</text:p>
          </table:table-cell>
          <table:table-cell table:style-name="ce34" table:formula="of:=([.C27]*[.$L$6]*2)/[.D27]" office:value-type="float" office:value="300" calcext:value-type="float">
            <text:p>300,00000</text:p>
          </table:table-cell>
          <table:table-cell table:style-name="ce40" table:formula="of:=(([.F27]-[.$G$6])/[.$G$6])*1000000" office:value-type="float" office:value="6711.40939597315" calcext:value-type="float">
            <text:p>6.711,41</text:p>
          </table:table-cell>
          <table:table-cell table:style-name="ce43"/>
          <table:table-cell table:style-name="ce47" table:formula="of:=IF([.U27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27]/[.$D$10]" office:value-type="float" office:value="75" calcext:value-type="float">
            <text:p>75,0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27]&lt;[.Q$12];[.C27]&gt;[.Q$10]);1;0)" office:value-type="float" office:value="0" calcext:value-type="float">
            <text:p>0</text:p>
          </table:table-cell>
          <table:table-cell table:style-name="ce22" table:formula="of:=IF(OR([.E27]&lt;[.R$12];[.E27]&gt;[.R$10]);1;0)" office:value-type="float" office:value="0" calcext:value-type="float">
            <text:p>0</text:p>
          </table:table-cell>
          <table:table-cell table:style-name="ce62" table:formula="of:=IF(OR([.F27]&lt;[.S$12];[.F27]&gt;[.S$10]);1;0)" office:value-type="float" office:value="0" calcext:value-type="float">
            <text:p>0</text:p>
          </table:table-cell>
          <table:table-cell table:style-name="ce22" table:formula="of:=IF(OR([.Q27];[.R27];[.S27];[.X27]);1;0)" office:value-type="float" office:value="0" calcext:value-type="float">
            <text:p>0</text:p>
          </table:table-cell>
          <table:table-cell table:style-name="ce22" table:formula="of:=IF([.T27];&quot;-&quot;;ABS([.G27]))" office:value-type="float" office:value="6711.40939597315" calcext:value-type="float">
            <text:p>6711,40939597315</text:p>
          </table:table-cell>
          <table:table-cell table:style-name="ce22"/>
          <table:table-cell table:style-name="ce58"/>
          <table:table-cell table:style-name="ce58" table:formula="of:=IF(ISNUMBER([.Y27]);0;1)" office:value-type="float" office:value="0" calcext:value-type="float">
            <text:p>0</text:p>
          </table:table-cell>
          <table:table-cell table:style-name="ce65" table:formula="of:=MATCH([.C27];[.Z$22:.Z$593];0)" office:value-type="float" office:value="70" calcext:value-type="float">
            <text:p>70</text:p>
          </table:table-cell>
          <table:table-cell table:style-name="ce66" table:formula="of:=[.Z26]+1" office:value-type="float" office:value="11" calcext:value-type="float">
            <text:p>11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28])/([.$L$6]*2)" office:value-type="float" office:value="86.9166666666667" calcext:value-type="float">
            <text:p>86,9166666666667</text:p>
          </table:table-cell>
          <table:table-cell table:style-name="ce18" table:formula="of:=ROUND([.B28];0)" office:value-type="float" office:value="87" calcext:value-type="float">
            <text:p>87</text:p>
          </table:table-cell>
          <table:table-cell table:style-name="ce26" table:formula="of:=[.D27]+1" office:value-type="float" office:value="7" calcext:value-type="float">
            <text:p>7</text:p>
          </table:table-cell>
          <table:table-cell table:style-name="ce30" table:formula="of:=([.$L$6]*1000000)/[.D28]" office:value-type="float" office:value="1714285.71428571" calcext:value-type="float">
            <text:p>1714285,71428571</text:p>
          </table:table-cell>
          <table:table-cell table:style-name="ce34" table:formula="of:=([.C28]*[.$L$6]*2)/[.D28]" office:value-type="float" office:value="298.285714285714" calcext:value-type="float">
            <text:p>298,28571</text:p>
          </table:table-cell>
          <table:table-cell table:style-name="ce40" table:formula="of:=(([.F28]-[.$G$6])/[.$G$6])*1000000" office:value-type="float" office:value="958.772770853281" calcext:value-type="float">
            <text:p>958,77</text:p>
          </table:table-cell>
          <table:table-cell table:style-name="ce43"/>
          <table:table-cell table:style-name="ce47" table:formula="of:=IF([.U28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28]/[.$D$10]" office:value-type="float" office:value="74.5714285714286" calcext:value-type="float">
            <text:p>74,5714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28]&lt;[.Q$12];[.C28]&gt;[.Q$10]);1;0)" office:value-type="float" office:value="0" calcext:value-type="float">
            <text:p>0</text:p>
          </table:table-cell>
          <table:table-cell table:style-name="ce22" table:formula="of:=IF(OR([.E28]&lt;[.R$12];[.E28]&gt;[.R$10]);1;0)" office:value-type="float" office:value="0" calcext:value-type="float">
            <text:p>0</text:p>
          </table:table-cell>
          <table:table-cell table:style-name="ce62" table:formula="of:=IF(OR([.F28]&lt;[.S$12];[.F28]&gt;[.S$10]);1;0)" office:value-type="float" office:value="0" calcext:value-type="float">
            <text:p>0</text:p>
          </table:table-cell>
          <table:table-cell table:style-name="ce22" table:formula="of:=IF(OR([.Q28];[.R28];[.S28];[.X28]);1;0)" office:value-type="float" office:value="0" calcext:value-type="float">
            <text:p>0</text:p>
          </table:table-cell>
          <table:table-cell table:style-name="ce22" table:formula="of:=IF([.T28];&quot;-&quot;;ABS([.G28]))" office:value-type="float" office:value="958.772770853281" calcext:value-type="float">
            <text:p>958,772770853281</text:p>
          </table:table-cell>
          <table:table-cell table:style-name="ce22"/>
          <table:table-cell table:style-name="ce58"/>
          <table:table-cell table:style-name="ce58" table:formula="of:=IF(ISNUMBER([.Y28]);0;1)" office:value-type="float" office:value="0" calcext:value-type="float">
            <text:p>0</text:p>
          </table:table-cell>
          <table:table-cell table:style-name="ce65" table:formula="of:=MATCH([.C28];[.Z$22:.Z$593];0)" office:value-type="float" office:value="82" calcext:value-type="float">
            <text:p>82</text:p>
          </table:table-cell>
          <table:table-cell table:style-name="ce66" table:formula="of:=[.Z27]+1" office:value-type="float" office:value="12" calcext:value-type="float">
            <text:p>12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29])/([.$L$6]*2)" office:value-type="float" office:value="99.3333333333333" calcext:value-type="float">
            <text:p>99,3333333333333</text:p>
          </table:table-cell>
          <table:table-cell table:style-name="ce18" table:formula="of:=ROUND([.B29];0)" office:value-type="float" office:value="99" calcext:value-type="float">
            <text:p>99</text:p>
          </table:table-cell>
          <table:table-cell table:style-name="ce26" table:formula="of:=[.D28]+1" office:value-type="float" office:value="8" calcext:value-type="float">
            <text:p>8</text:p>
          </table:table-cell>
          <table:table-cell table:style-name="ce30" table:formula="of:=([.$L$6]*1000000)/[.D29]" office:value-type="float" office:value="1500000" calcext:value-type="float">
            <text:p>1500000</text:p>
          </table:table-cell>
          <table:table-cell table:style-name="ce34" table:formula="of:=([.C29]*[.$L$6]*2)/[.D29]" office:value-type="float" office:value="297" calcext:value-type="float">
            <text:p>297,00000</text:p>
          </table:table-cell>
          <table:table-cell table:style-name="ce40" table:formula="of:=(([.F29]-[.$G$6])/[.$G$6])*1000000" office:value-type="float" office:value="-3355.70469798658" calcext:value-type="float">
            <text:p>-3.355,70</text:p>
          </table:table-cell>
          <table:table-cell table:style-name="ce43"/>
          <table:table-cell table:style-name="ce47" table:formula="of:=IF([.U29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29]/[.$D$10]" office:value-type="float" office:value="74.25" calcext:value-type="float">
            <text:p>74,25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29]&lt;[.Q$12];[.C29]&gt;[.Q$10]);1;0)" office:value-type="float" office:value="0" calcext:value-type="float">
            <text:p>0</text:p>
          </table:table-cell>
          <table:table-cell table:style-name="ce22" table:formula="of:=IF(OR([.E29]&lt;[.R$12];[.E29]&gt;[.R$10]);1;0)" office:value-type="float" office:value="0" calcext:value-type="float">
            <text:p>0</text:p>
          </table:table-cell>
          <table:table-cell table:style-name="ce62" table:formula="of:=IF(OR([.F29]&lt;[.S$12];[.F29]&gt;[.S$10]);1;0)" office:value-type="float" office:value="0" calcext:value-type="float">
            <text:p>0</text:p>
          </table:table-cell>
          <table:table-cell table:style-name="ce22" table:formula="of:=IF(OR([.Q29];[.R29];[.S29];[.X29]);1;0)" office:value-type="float" office:value="0" calcext:value-type="float">
            <text:p>0</text:p>
          </table:table-cell>
          <table:table-cell table:style-name="ce22" table:formula="of:=IF([.T29];&quot;-&quot;;ABS([.G29]))" office:value-type="float" office:value="3355.70469798658" calcext:value-type="float">
            <text:p>3355,70469798658</text:p>
          </table:table-cell>
          <table:table-cell table:style-name="ce22"/>
          <table:table-cell table:style-name="ce58"/>
          <table:table-cell table:style-name="ce58" table:formula="of:=IF(ISNUMBER([.Y29]);0;1)" office:value-type="float" office:value="0" calcext:value-type="float">
            <text:p>0</text:p>
          </table:table-cell>
          <table:table-cell table:style-name="ce65" table:formula="of:=MATCH([.C29];[.Z$22:.Z$593];0)" office:value-type="float" office:value="94" calcext:value-type="float">
            <text:p>94</text:p>
          </table:table-cell>
          <table:table-cell table:style-name="ce66" table:formula="of:=[.Z28]+1" office:value-type="float" office:value="13" calcext:value-type="float">
            <text:p>13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30])/([.$L$6]*2)" office:value-type="float" office:value="111.75" calcext:value-type="float">
            <text:p>111,75</text:p>
          </table:table-cell>
          <table:table-cell table:style-name="ce18" table:formula="of:=ROUND([.B30];0)" office:value-type="float" office:value="112" calcext:value-type="float">
            <text:p>112</text:p>
          </table:table-cell>
          <table:table-cell table:style-name="ce26" table:formula="of:=[.D29]+1" office:value-type="float" office:value="9" calcext:value-type="float">
            <text:p>9</text:p>
          </table:table-cell>
          <table:table-cell table:style-name="ce30" table:formula="of:=([.$L$6]*1000000)/[.D30]" office:value-type="float" office:value="1333333.33333333" calcext:value-type="float">
            <text:p>1333333,33333333</text:p>
          </table:table-cell>
          <table:table-cell table:style-name="ce34" table:formula="of:=([.C30]*[.$L$6]*2)/[.D30]" office:value-type="float" office:value="298.666666666667" calcext:value-type="float">
            <text:p>298,66667</text:p>
          </table:table-cell>
          <table:table-cell table:style-name="ce40" table:formula="of:=(([.F30]-[.$G$6])/[.$G$6])*1000000" office:value-type="float" office:value="2237.13646532445" calcext:value-type="float">
            <text:p>2.237,14</text:p>
          </table:table-cell>
          <table:table-cell table:style-name="ce43"/>
          <table:table-cell table:style-name="ce47" table:formula="of:=IF([.U30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30]/[.$D$10]" office:value-type="float" office:value="74.6666666666667" calcext:value-type="float">
            <text:p>74,6667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30]&lt;[.Q$12];[.C30]&gt;[.Q$10]);1;0)" office:value-type="float" office:value="0" calcext:value-type="float">
            <text:p>0</text:p>
          </table:table-cell>
          <table:table-cell table:style-name="ce22" table:formula="of:=IF(OR([.E30]&lt;[.R$12];[.E30]&gt;[.R$10]);1;0)" office:value-type="float" office:value="0" calcext:value-type="float">
            <text:p>0</text:p>
          </table:table-cell>
          <table:table-cell table:style-name="ce62" table:formula="of:=IF(OR([.F30]&lt;[.S$12];[.F30]&gt;[.S$10]);1;0)" office:value-type="float" office:value="0" calcext:value-type="float">
            <text:p>0</text:p>
          </table:table-cell>
          <table:table-cell table:style-name="ce22" table:formula="of:=IF(OR([.Q30];[.R30];[.S30];[.X30]);1;0)" office:value-type="float" office:value="0" calcext:value-type="float">
            <text:p>0</text:p>
          </table:table-cell>
          <table:table-cell table:style-name="ce22" table:formula="of:=IF([.T30];&quot;-&quot;;ABS([.G30]))" office:value-type="float" office:value="2237.13646532445" calcext:value-type="float">
            <text:p>2237,13646532445</text:p>
          </table:table-cell>
          <table:table-cell table:style-name="ce22"/>
          <table:table-cell table:style-name="ce58"/>
          <table:table-cell table:style-name="ce58" table:formula="of:=IF(ISNUMBER([.Y30]);0;1)" office:value-type="float" office:value="0" calcext:value-type="float">
            <text:p>0</text:p>
          </table:table-cell>
          <table:table-cell table:style-name="ce65" table:formula="of:=MATCH([.C30];[.Z$22:.Z$593];0)" office:value-type="float" office:value="107" calcext:value-type="float">
            <text:p>107</text:p>
          </table:table-cell>
          <table:table-cell table:style-name="ce66" table:formula="of:=[.Z29]+1" office:value-type="float" office:value="14" calcext:value-type="float">
            <text:p>14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31])/([.$L$6]*2)" office:value-type="float" office:value="124.166666666667" calcext:value-type="float">
            <text:p>124,166666666667</text:p>
          </table:table-cell>
          <table:table-cell table:style-name="ce18" table:formula="of:=ROUND([.B31];0)" office:value-type="float" office:value="124" calcext:value-type="float">
            <text:p>124</text:p>
          </table:table-cell>
          <table:table-cell table:style-name="ce26" table:formula="of:=[.D30]+1" office:value-type="float" office:value="10" calcext:value-type="float">
            <text:p>10</text:p>
          </table:table-cell>
          <table:table-cell table:style-name="ce30" table:formula="of:=([.$L$6]*1000000)/[.D31]" office:value-type="float" office:value="1200000" calcext:value-type="float">
            <text:p>1200000</text:p>
          </table:table-cell>
          <table:table-cell table:style-name="ce34" table:formula="of:=([.C31]*[.$L$6]*2)/[.D31]" office:value-type="float" office:value="297.6" calcext:value-type="float">
            <text:p>297,60000</text:p>
          </table:table-cell>
          <table:table-cell table:style-name="ce40" table:formula="of:=(([.F31]-[.$G$6])/[.$G$6])*1000000" office:value-type="float" office:value="-1342.28187919455" calcext:value-type="float">
            <text:p>-1.342,28</text:p>
          </table:table-cell>
          <table:table-cell table:style-name="ce43"/>
          <table:table-cell table:style-name="ce47" table:formula="of:=IF([.U31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31]/[.$D$10]" office:value-type="float" office:value="74.4" calcext:value-type="float">
            <text:p>74,4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31]&lt;[.Q$12];[.C31]&gt;[.Q$10]);1;0)" office:value-type="float" office:value="0" calcext:value-type="float">
            <text:p>0</text:p>
          </table:table-cell>
          <table:table-cell table:style-name="ce22" table:formula="of:=IF(OR([.E31]&lt;[.R$12];[.E31]&gt;[.R$10]);1;0)" office:value-type="float" office:value="0" calcext:value-type="float">
            <text:p>0</text:p>
          </table:table-cell>
          <table:table-cell table:style-name="ce62" table:formula="of:=IF(OR([.F31]&lt;[.S$12];[.F31]&gt;[.S$10]);1;0)" office:value-type="float" office:value="0" calcext:value-type="float">
            <text:p>0</text:p>
          </table:table-cell>
          <table:table-cell table:style-name="ce22" table:formula="of:=IF(OR([.Q31];[.R31];[.S31];[.X31]);1;0)" office:value-type="float" office:value="0" calcext:value-type="float">
            <text:p>0</text:p>
          </table:table-cell>
          <table:table-cell table:style-name="ce22" table:formula="of:=IF([.T31];&quot;-&quot;;ABS([.G31]))" office:value-type="float" office:value="1342.28187919455" calcext:value-type="float">
            <text:p>1342,28187919455</text:p>
          </table:table-cell>
          <table:table-cell table:style-name="ce22"/>
          <table:table-cell table:style-name="ce58"/>
          <table:table-cell table:style-name="ce58" table:formula="of:=IF(ISNUMBER([.Y31]);0;1)" office:value-type="float" office:value="0" calcext:value-type="float">
            <text:p>0</text:p>
          </table:table-cell>
          <table:table-cell table:style-name="ce65" table:formula="of:=MATCH([.C31];[.Z$22:.Z$593];0)" office:value-type="float" office:value="119" calcext:value-type="float">
            <text:p>119</text:p>
          </table:table-cell>
          <table:table-cell table:style-name="ce66" table:formula="of:=[.Z30]+1" office:value-type="float" office:value="15" calcext:value-type="float">
            <text:p>15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32])/([.$L$6]*2)" office:value-type="float" office:value="136.583333333333" calcext:value-type="float">
            <text:p>136,583333333333</text:p>
          </table:table-cell>
          <table:table-cell table:style-name="ce18" table:formula="of:=ROUND([.B32];0)" office:value-type="float" office:value="137" calcext:value-type="float">
            <text:p>137</text:p>
          </table:table-cell>
          <table:table-cell table:style-name="ce26" table:formula="of:=[.D31]+1" office:value-type="float" office:value="11" calcext:value-type="float">
            <text:p>11</text:p>
          </table:table-cell>
          <table:table-cell table:style-name="ce30" table:formula="of:=([.$L$6]*1000000)/[.D32]" office:value-type="float" office:value="1090909.09090909" calcext:value-type="float">
            <text:p>1090909,09090909</text:p>
          </table:table-cell>
          <table:table-cell table:style-name="ce34" table:formula="of:=([.C32]*[.$L$6]*2)/[.D32]" office:value-type="float" office:value="298.909090909091" calcext:value-type="float">
            <text:p>298,90909</text:p>
          </table:table-cell>
          <table:table-cell table:style-name="ce40" table:formula="of:=(([.F32]-[.$G$6])/[.$G$6])*1000000" office:value-type="float" office:value="3050.64063453334" calcext:value-type="float">
            <text:p>3.050,64</text:p>
          </table:table-cell>
          <table:table-cell table:style-name="ce43"/>
          <table:table-cell table:style-name="ce47" table:formula="of:=IF([.U32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32]/[.$D$10]" office:value-type="float" office:value="74.7272727272727" calcext:value-type="float">
            <text:p>74,7273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32]&lt;[.Q$12];[.C32]&gt;[.Q$10]);1;0)" office:value-type="float" office:value="0" calcext:value-type="float">
            <text:p>0</text:p>
          </table:table-cell>
          <table:table-cell table:style-name="ce22" table:formula="of:=IF(OR([.E32]&lt;[.R$12];[.E32]&gt;[.R$10]);1;0)" office:value-type="float" office:value="0" calcext:value-type="float">
            <text:p>0</text:p>
          </table:table-cell>
          <table:table-cell table:style-name="ce62" table:formula="of:=IF(OR([.F32]&lt;[.S$12];[.F32]&gt;[.S$10]);1;0)" office:value-type="float" office:value="0" calcext:value-type="float">
            <text:p>0</text:p>
          </table:table-cell>
          <table:table-cell table:style-name="ce22" table:formula="of:=IF(OR([.Q32];[.R32];[.S32];[.X32]);1;0)" office:value-type="float" office:value="0" calcext:value-type="float">
            <text:p>0</text:p>
          </table:table-cell>
          <table:table-cell table:style-name="ce22" table:formula="of:=IF([.T32];&quot;-&quot;;ABS([.G32]))" office:value-type="float" office:value="3050.64063453334" calcext:value-type="float">
            <text:p>3050,64063453334</text:p>
          </table:table-cell>
          <table:table-cell table:style-name="ce22"/>
          <table:table-cell table:style-name="ce58"/>
          <table:table-cell table:style-name="ce58" table:formula="of:=IF(ISNUMBER([.Y32]);0;1)" office:value-type="float" office:value="0" calcext:value-type="float">
            <text:p>0</text:p>
          </table:table-cell>
          <table:table-cell table:style-name="ce65" table:formula="of:=MATCH([.C32];[.Z$22:.Z$593];0)" office:value-type="float" office:value="132" calcext:value-type="float">
            <text:p>132</text:p>
          </table:table-cell>
          <table:table-cell table:style-name="ce66" table:formula="of:=[.Z31]+1" office:value-type="float" office:value="16" calcext:value-type="float">
            <text:p>16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33])/([.$L$6]*2)" office:value-type="float" office:value="149" calcext:value-type="float">
            <text:p>149</text:p>
          </table:table-cell>
          <table:table-cell table:style-name="ce18" table:formula="of:=ROUND([.B33];0)" office:value-type="float" office:value="149" calcext:value-type="float">
            <text:p>149</text:p>
          </table:table-cell>
          <table:table-cell table:style-name="ce26" table:formula="of:=[.D32]+1" office:value-type="float" office:value="12" calcext:value-type="float">
            <text:p>12</text:p>
          </table:table-cell>
          <table:table-cell table:style-name="ce30" table:formula="of:=([.$L$6]*1000000)/[.D33]" office:value-type="float" office:value="1000000" calcext:value-type="float">
            <text:p>1000000</text:p>
          </table:table-cell>
          <table:table-cell table:style-name="ce34" table:formula="of:=([.C33]*[.$L$6]*2)/[.D33]" office:value-type="float" office:value="298" calcext:value-type="float">
            <text:p>298,00000</text:p>
          </table:table-cell>
          <table:table-cell table:style-name="ce40" table:formula="of:=(([.F33]-[.$G$6])/[.$G$6])*1000000" office:value-type="float" office:value="0" calcext:value-type="float">
            <text:p>0,00</text:p>
          </table:table-cell>
          <table:table-cell table:style-name="ce43"/>
          <table:table-cell table:style-name="ce47" table:formula="of:=IF([.U33]=[.$V$22];&quot;***&quot;;&quot;.&quot;)" office:value-type="string" office:string-value="***" calcext:value-type="string">
            <text:p>***</text:p>
          </table:table-cell>
          <table:table-cell table:style-name="ce48"/>
          <table:table-cell table:style-name="ce49" table:formula="of:=[.F33]/[.$D$10]" office:value-type="float" office:value="74.5" calcext:value-type="float">
            <text:p>74,5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33]&lt;[.Q$12];[.C33]&gt;[.Q$10]);1;0)" office:value-type="float" office:value="0" calcext:value-type="float">
            <text:p>0</text:p>
          </table:table-cell>
          <table:table-cell table:style-name="ce22" table:formula="of:=IF(OR([.E33]&lt;[.R$12];[.E33]&gt;[.R$10]);1;0)" office:value-type="float" office:value="0" calcext:value-type="float">
            <text:p>0</text:p>
          </table:table-cell>
          <table:table-cell table:style-name="ce62" table:formula="of:=IF(OR([.F33]&lt;[.S$12];[.F33]&gt;[.S$10]);1;0)" office:value-type="float" office:value="0" calcext:value-type="float">
            <text:p>0</text:p>
          </table:table-cell>
          <table:table-cell table:style-name="ce22" table:formula="of:=IF(OR([.Q33];[.R33];[.S33];[.X33]);1;0)" office:value-type="float" office:value="0" calcext:value-type="float">
            <text:p>0</text:p>
          </table:table-cell>
          <table:table-cell table:style-name="ce22" table:formula="of:=IF([.T33];&quot;-&quot;;ABS([.G33]))" office:value-type="float" office:value="0" calcext:value-type="float">
            <text:p>0</text:p>
          </table:table-cell>
          <table:table-cell table:style-name="ce22"/>
          <table:table-cell table:style-name="ce58"/>
          <table:table-cell table:style-name="ce58" table:formula="of:=IF(ISNUMBER([.Y33]);0;1)" office:value-type="float" office:value="0" calcext:value-type="float">
            <text:p>0</text:p>
          </table:table-cell>
          <table:table-cell table:style-name="ce65" table:formula="of:=MATCH([.C33];[.Z$22:.Z$593];0)" office:value-type="float" office:value="144" calcext:value-type="float">
            <text:p>144</text:p>
          </table:table-cell>
          <table:table-cell table:style-name="ce66" table:formula="of:=[.Z32]+1" office:value-type="float" office:value="17" calcext:value-type="float">
            <text:p>17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34])/([.$L$6]*2)" office:value-type="float" office:value="161.416666666667" calcext:value-type="float">
            <text:p>161,416666666667</text:p>
          </table:table-cell>
          <table:table-cell table:style-name="ce18" table:formula="of:=ROUND([.B34];0)" office:value-type="float" office:value="161" calcext:value-type="float">
            <text:p>161</text:p>
          </table:table-cell>
          <table:table-cell table:style-name="ce26" table:formula="of:=[.D33]+1" office:value-type="float" office:value="13" calcext:value-type="float">
            <text:p>13</text:p>
          </table:table-cell>
          <table:table-cell table:style-name="ce30" table:formula="of:=([.$L$6]*1000000)/[.D34]" office:value-type="float" office:value="923076.923076923" calcext:value-type="float">
            <text:p>923076,923076923</text:p>
          </table:table-cell>
          <table:table-cell table:style-name="ce34" table:formula="of:=([.C34]*[.$L$6]*2)/[.D34]" office:value-type="float" office:value="297.230769230769" calcext:value-type="float">
            <text:p>297,23077</text:p>
          </table:table-cell>
          <table:table-cell table:style-name="ce40" table:formula="of:=(([.F34]-[.$G$6])/[.$G$6])*1000000" office:value-type="float" office:value="-2581.31130614354" calcext:value-type="float">
            <text:p>-2.581,31</text:p>
          </table:table-cell>
          <table:table-cell table:style-name="ce43"/>
          <table:table-cell table:style-name="ce47" table:formula="of:=IF([.U34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34]/[.$D$10]" office:value-type="float" office:value="74.3076923076923" calcext:value-type="float">
            <text:p>74,3077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34]&lt;[.Q$12];[.C34]&gt;[.Q$10]);1;0)" office:value-type="float" office:value="0" calcext:value-type="float">
            <text:p>0</text:p>
          </table:table-cell>
          <table:table-cell table:style-name="ce22" table:formula="of:=IF(OR([.E34]&lt;[.R$12];[.E34]&gt;[.R$10]);1;0)" office:value-type="float" office:value="0" calcext:value-type="float">
            <text:p>0</text:p>
          </table:table-cell>
          <table:table-cell table:style-name="ce62" table:formula="of:=IF(OR([.F34]&lt;[.S$12];[.F34]&gt;[.S$10]);1;0)" office:value-type="float" office:value="0" calcext:value-type="float">
            <text:p>0</text:p>
          </table:table-cell>
          <table:table-cell table:style-name="ce22" table:formula="of:=IF(OR([.Q34];[.R34];[.S34];[.X34]);1;0)" office:value-type="float" office:value="0" calcext:value-type="float">
            <text:p>0</text:p>
          </table:table-cell>
          <table:table-cell table:style-name="ce22" table:formula="of:=IF([.T34];&quot;-&quot;;ABS([.G34]))" office:value-type="float" office:value="2581.31130614354" calcext:value-type="float">
            <text:p>2581,31130614354</text:p>
          </table:table-cell>
          <table:table-cell table:style-name="ce22"/>
          <table:table-cell table:style-name="ce58"/>
          <table:table-cell table:style-name="ce58" table:formula="of:=IF(ISNUMBER([.Y34]);0;1)" office:value-type="float" office:value="0" calcext:value-type="float">
            <text:p>0</text:p>
          </table:table-cell>
          <table:table-cell table:style-name="ce65" table:formula="of:=MATCH([.C34];[.Z$22:.Z$593];0)" office:value-type="float" office:value="156" calcext:value-type="float">
            <text:p>156</text:p>
          </table:table-cell>
          <table:table-cell table:style-name="ce66" table:formula="of:=[.Z33]+1" office:value-type="float" office:value="18" calcext:value-type="float">
            <text:p>18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35])/([.$L$6]*2)" office:value-type="float" office:value="173.833333333333" calcext:value-type="float">
            <text:p>173,833333333333</text:p>
          </table:table-cell>
          <table:table-cell table:style-name="ce18" table:formula="of:=ROUND([.B35];0)" office:value-type="float" office:value="174" calcext:value-type="float">
            <text:p>174</text:p>
          </table:table-cell>
          <table:table-cell table:style-name="ce26" table:formula="of:=[.D34]+1" office:value-type="float" office:value="14" calcext:value-type="float">
            <text:p>14</text:p>
          </table:table-cell>
          <table:table-cell table:style-name="ce30" table:formula="of:=([.$L$6]*1000000)/[.D35]" office:value-type="float" office:value="857142.857142857" calcext:value-type="float">
            <text:p>857142,857142857</text:p>
          </table:table-cell>
          <table:table-cell table:style-name="ce34" table:formula="of:=([.C35]*[.$L$6]*2)/[.D35]" office:value-type="float" office:value="298.285714285714" calcext:value-type="float">
            <text:p>298,28571</text:p>
          </table:table-cell>
          <table:table-cell table:style-name="ce40" table:formula="of:=(([.F35]-[.$G$6])/[.$G$6])*1000000" office:value-type="float" office:value="958.772770853281" calcext:value-type="float">
            <text:p>958,77</text:p>
          </table:table-cell>
          <table:table-cell table:style-name="ce43"/>
          <table:table-cell table:style-name="ce47" table:formula="of:=IF([.U35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35]/[.$D$10]" office:value-type="float" office:value="74.5714285714286" calcext:value-type="float">
            <text:p>74,5714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35]&lt;[.Q$12];[.C35]&gt;[.Q$10]);1;0)" office:value-type="float" office:value="0" calcext:value-type="float">
            <text:p>0</text:p>
          </table:table-cell>
          <table:table-cell table:style-name="ce22" table:formula="of:=IF(OR([.E35]&lt;[.R$12];[.E35]&gt;[.R$10]);1;0)" office:value-type="float" office:value="0" calcext:value-type="float">
            <text:p>0</text:p>
          </table:table-cell>
          <table:table-cell table:style-name="ce62" table:formula="of:=IF(OR([.F35]&lt;[.S$12];[.F35]&gt;[.S$10]);1;0)" office:value-type="float" office:value="0" calcext:value-type="float">
            <text:p>0</text:p>
          </table:table-cell>
          <table:table-cell table:style-name="ce22" table:formula="of:=IF(OR([.Q35];[.R35];[.S35];[.X35]);1;0)" office:value-type="float" office:value="0" calcext:value-type="float">
            <text:p>0</text:p>
          </table:table-cell>
          <table:table-cell table:style-name="ce22" table:formula="of:=IF([.T35];&quot;-&quot;;ABS([.G35]))" office:value-type="float" office:value="958.772770853281" calcext:value-type="float">
            <text:p>958,772770853281</text:p>
          </table:table-cell>
          <table:table-cell table:style-name="ce22"/>
          <table:table-cell table:style-name="ce58"/>
          <table:table-cell table:style-name="ce58" table:formula="of:=IF(ISNUMBER([.Y35]);0;1)" office:value-type="float" office:value="0" calcext:value-type="float">
            <text:p>0</text:p>
          </table:table-cell>
          <table:table-cell table:style-name="ce65" table:formula="of:=MATCH([.C35];[.Z$22:.Z$593];0)" office:value-type="float" office:value="169" calcext:value-type="float">
            <text:p>169</text:p>
          </table:table-cell>
          <table:table-cell table:style-name="ce66" table:formula="of:=[.Z34]+1" office:value-type="float" office:value="19" calcext:value-type="float">
            <text:p>19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36])/([.$L$6]*2)" office:value-type="float" office:value="186.25" calcext:value-type="float">
            <text:p>186,25</text:p>
          </table:table-cell>
          <table:table-cell table:style-name="ce18" table:formula="of:=ROUND([.B36];0)" office:value-type="float" office:value="186" calcext:value-type="float">
            <text:p>186</text:p>
          </table:table-cell>
          <table:table-cell table:style-name="ce26" table:formula="of:=[.D35]+1" office:value-type="float" office:value="15" calcext:value-type="float">
            <text:p>15</text:p>
          </table:table-cell>
          <table:table-cell table:style-name="ce30" table:formula="of:=([.$L$6]*1000000)/[.D36]" office:value-type="float" office:value="800000" calcext:value-type="float">
            <text:p>800000</text:p>
          </table:table-cell>
          <table:table-cell table:style-name="ce34" table:formula="of:=([.C36]*[.$L$6]*2)/[.D36]" office:value-type="float" office:value="297.6" calcext:value-type="float">
            <text:p>297,60000</text:p>
          </table:table-cell>
          <table:table-cell table:style-name="ce40" table:formula="of:=(([.F36]-[.$G$6])/[.$G$6])*1000000" office:value-type="float" office:value="-1342.28187919455" calcext:value-type="float">
            <text:p>-1.342,28</text:p>
          </table:table-cell>
          <table:table-cell table:style-name="ce43"/>
          <table:table-cell table:style-name="ce47" table:formula="of:=IF([.U36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36]/[.$D$10]" office:value-type="float" office:value="74.4" calcext:value-type="float">
            <text:p>74,4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36]&lt;[.Q$12];[.C36]&gt;[.Q$10]);1;0)" office:value-type="float" office:value="0" calcext:value-type="float">
            <text:p>0</text:p>
          </table:table-cell>
          <table:table-cell table:style-name="ce22" table:formula="of:=IF(OR([.E36]&lt;[.R$12];[.E36]&gt;[.R$10]);1;0)" office:value-type="float" office:value="0" calcext:value-type="float">
            <text:p>0</text:p>
          </table:table-cell>
          <table:table-cell table:style-name="ce62" table:formula="of:=IF(OR([.F36]&lt;[.S$12];[.F36]&gt;[.S$10]);1;0)" office:value-type="float" office:value="0" calcext:value-type="float">
            <text:p>0</text:p>
          </table:table-cell>
          <table:table-cell table:style-name="ce22" table:formula="of:=IF(OR([.Q36];[.R36];[.S36];[.X36]);1;0)" office:value-type="float" office:value="0" calcext:value-type="float">
            <text:p>0</text:p>
          </table:table-cell>
          <table:table-cell table:style-name="ce22" table:formula="of:=IF([.T36];&quot;-&quot;;ABS([.G36]))" office:value-type="float" office:value="1342.28187919455" calcext:value-type="float">
            <text:p>1342,28187919455</text:p>
          </table:table-cell>
          <table:table-cell table:style-name="ce22"/>
          <table:table-cell table:style-name="ce58"/>
          <table:table-cell table:style-name="ce58" table:formula="of:=IF(ISNUMBER([.Y36]);0;1)" office:value-type="float" office:value="0" calcext:value-type="float">
            <text:p>0</text:p>
          </table:table-cell>
          <table:table-cell table:style-name="ce65" table:formula="of:=MATCH([.C36];[.Z$22:.Z$593];0)" office:value-type="float" office:value="181" calcext:value-type="float">
            <text:p>181</text:p>
          </table:table-cell>
          <table:table-cell table:style-name="ce66" table:formula="of:=[.Z35]+1" office:value-type="float" office:value="20" calcext:value-type="float">
            <text:p>20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37])/([.$L$6]*2)" office:value-type="float" office:value="198.666666666667" calcext:value-type="float">
            <text:p>198,666666666667</text:p>
          </table:table-cell>
          <table:table-cell table:style-name="ce18" table:formula="of:=ROUND([.B37];0)" office:value-type="float" office:value="199" calcext:value-type="float">
            <text:p>199</text:p>
          </table:table-cell>
          <table:table-cell table:style-name="ce26" table:formula="of:=[.D36]+1" office:value-type="float" office:value="16" calcext:value-type="float">
            <text:p>16</text:p>
          </table:table-cell>
          <table:table-cell table:style-name="ce30" table:formula="of:=([.$L$6]*1000000)/[.D37]" office:value-type="float" office:value="750000" calcext:value-type="float">
            <text:p>750000</text:p>
          </table:table-cell>
          <table:table-cell table:style-name="ce34" table:formula="of:=([.C37]*[.$L$6]*2)/[.D37]" office:value-type="float" office:value="298.5" calcext:value-type="float">
            <text:p>298,50000</text:p>
          </table:table-cell>
          <table:table-cell table:style-name="ce40" table:formula="of:=(([.F37]-[.$G$6])/[.$G$6])*1000000" office:value-type="float" office:value="1677.85234899329" calcext:value-type="float">
            <text:p>1.677,85</text:p>
          </table:table-cell>
          <table:table-cell table:style-name="ce43"/>
          <table:table-cell table:style-name="ce47" table:formula="of:=IF([.U37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37]/[.$D$10]" office:value-type="float" office:value="74.625" calcext:value-type="float">
            <text:p>74,625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37]&lt;[.Q$12];[.C37]&gt;[.Q$10]);1;0)" office:value-type="float" office:value="0" calcext:value-type="float">
            <text:p>0</text:p>
          </table:table-cell>
          <table:table-cell table:style-name="ce22" table:formula="of:=IF(OR([.E37]&lt;[.R$12];[.E37]&gt;[.R$10]);1;0)" office:value-type="float" office:value="0" calcext:value-type="float">
            <text:p>0</text:p>
          </table:table-cell>
          <table:table-cell table:style-name="ce62" table:formula="of:=IF(OR([.F37]&lt;[.S$12];[.F37]&gt;[.S$10]);1;0)" office:value-type="float" office:value="0" calcext:value-type="float">
            <text:p>0</text:p>
          </table:table-cell>
          <table:table-cell table:style-name="ce22" table:formula="of:=IF(OR([.Q37];[.R37];[.S37];[.X37]);1;0)" office:value-type="float" office:value="0" calcext:value-type="float">
            <text:p>0</text:p>
          </table:table-cell>
          <table:table-cell table:style-name="ce22" table:formula="of:=IF([.T37];&quot;-&quot;;ABS([.G37]))" office:value-type="float" office:value="1677.85234899329" calcext:value-type="float">
            <text:p>1677,85234899329</text:p>
          </table:table-cell>
          <table:table-cell table:style-name="ce22"/>
          <table:table-cell table:style-name="ce58"/>
          <table:table-cell table:style-name="ce58" table:formula="of:=IF(ISNUMBER([.Y37]);0;1)" office:value-type="float" office:value="0" calcext:value-type="float">
            <text:p>0</text:p>
          </table:table-cell>
          <table:table-cell table:style-name="ce65" table:formula="of:=MATCH([.C37];[.Z$22:.Z$593];0)" office:value-type="float" office:value="194" calcext:value-type="float">
            <text:p>194</text:p>
          </table:table-cell>
          <table:table-cell table:style-name="ce66" table:formula="of:=[.Z36]+1" office:value-type="float" office:value="21" calcext:value-type="float">
            <text:p>21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38])/([.$L$6]*2)" office:value-type="float" office:value="211.083333333333" calcext:value-type="float">
            <text:p>211,083333333333</text:p>
          </table:table-cell>
          <table:table-cell table:style-name="ce18" table:formula="of:=ROUND([.B38];0)" office:value-type="float" office:value="211" calcext:value-type="float">
            <text:p>211</text:p>
          </table:table-cell>
          <table:table-cell table:style-name="ce26" table:formula="of:=[.D37]+1" office:value-type="float" office:value="17" calcext:value-type="float">
            <text:p>17</text:p>
          </table:table-cell>
          <table:table-cell table:style-name="ce30" table:formula="of:=([.$L$6]*1000000)/[.D38]" office:value-type="float" office:value="705882.352941177" calcext:value-type="float">
            <text:p>705882,352941177</text:p>
          </table:table-cell>
          <table:table-cell table:style-name="ce34" table:formula="of:=([.C38]*[.$L$6]*2)/[.D38]" office:value-type="float" office:value="297.882352941176" calcext:value-type="float">
            <text:p>297,88235</text:p>
          </table:table-cell>
          <table:table-cell table:style-name="ce40" table:formula="of:=(([.F38]-[.$G$6])/[.$G$6])*1000000" office:value-type="float" office:value="-394.788787998443" calcext:value-type="float">
            <text:p>-394,79</text:p>
          </table:table-cell>
          <table:table-cell table:style-name="ce43"/>
          <table:table-cell table:style-name="ce47" table:formula="of:=IF([.U38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38]/[.$D$10]" office:value-type="float" office:value="74.4705882352941" calcext:value-type="float">
            <text:p>74,4706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38]&lt;[.Q$12];[.C38]&gt;[.Q$10]);1;0)" office:value-type="float" office:value="0" calcext:value-type="float">
            <text:p>0</text:p>
          </table:table-cell>
          <table:table-cell table:style-name="ce22" table:formula="of:=IF(OR([.E38]&lt;[.R$12];[.E38]&gt;[.R$10]);1;0)" office:value-type="float" office:value="0" calcext:value-type="float">
            <text:p>0</text:p>
          </table:table-cell>
          <table:table-cell table:style-name="ce62" table:formula="of:=IF(OR([.F38]&lt;[.S$12];[.F38]&gt;[.S$10]);1;0)" office:value-type="float" office:value="0" calcext:value-type="float">
            <text:p>0</text:p>
          </table:table-cell>
          <table:table-cell table:style-name="ce22" table:formula="of:=IF(OR([.Q38];[.R38];[.S38];[.X38]);1;0)" office:value-type="float" office:value="0" calcext:value-type="float">
            <text:p>0</text:p>
          </table:table-cell>
          <table:table-cell table:style-name="ce22" table:formula="of:=IF([.T38];&quot;-&quot;;ABS([.G38]))" office:value-type="float" office:value="394.788787998443" calcext:value-type="float">
            <text:p>394,788787998443</text:p>
          </table:table-cell>
          <table:table-cell table:style-name="ce22"/>
          <table:table-cell table:style-name="ce58"/>
          <table:table-cell table:style-name="ce58" table:formula="of:=IF(ISNUMBER([.Y38]);0;1)" office:value-type="float" office:value="0" calcext:value-type="float">
            <text:p>0</text:p>
          </table:table-cell>
          <table:table-cell table:style-name="ce65" table:formula="of:=MATCH([.C38];[.Z$22:.Z$593];0)" office:value-type="float" office:value="206" calcext:value-type="float">
            <text:p>206</text:p>
          </table:table-cell>
          <table:table-cell table:style-name="ce66" table:formula="of:=[.Z37]+1" office:value-type="float" office:value="22" calcext:value-type="float">
            <text:p>22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39])/([.$L$6]*2)" office:value-type="float" office:value="223.5" calcext:value-type="float">
            <text:p>223,5</text:p>
          </table:table-cell>
          <table:table-cell table:style-name="ce18" table:formula="of:=ROUND([.B39];0)" office:value-type="float" office:value="224" calcext:value-type="float">
            <text:p>224</text:p>
          </table:table-cell>
          <table:table-cell table:style-name="ce26" table:formula="of:=[.D38]+1" office:value-type="float" office:value="18" calcext:value-type="float">
            <text:p>18</text:p>
          </table:table-cell>
          <table:table-cell table:style-name="ce30" table:formula="of:=([.$L$6]*1000000)/[.D39]" office:value-type="float" office:value="666666.666666667" calcext:value-type="float">
            <text:p>666666,666666667</text:p>
          </table:table-cell>
          <table:table-cell table:style-name="ce34" table:formula="of:=([.C39]*[.$L$6]*2)/[.D39]" office:value-type="float" office:value="298.666666666667" calcext:value-type="float">
            <text:p>298,66667</text:p>
          </table:table-cell>
          <table:table-cell table:style-name="ce40" table:formula="of:=(([.F39]-[.$G$6])/[.$G$6])*1000000" office:value-type="float" office:value="2237.13646532445" calcext:value-type="float">
            <text:p>2.237,14</text:p>
          </table:table-cell>
          <table:table-cell table:style-name="ce43"/>
          <table:table-cell table:style-name="ce47" table:formula="of:=IF([.U39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39]/[.$D$10]" office:value-type="float" office:value="74.6666666666667" calcext:value-type="float">
            <text:p>74,6667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39]&lt;[.Q$12];[.C39]&gt;[.Q$10]);1;0)" office:value-type="float" office:value="0" calcext:value-type="float">
            <text:p>0</text:p>
          </table:table-cell>
          <table:table-cell table:style-name="ce22" table:formula="of:=IF(OR([.E39]&lt;[.R$12];[.E39]&gt;[.R$10]);1;0)" office:value-type="float" office:value="0" calcext:value-type="float">
            <text:p>0</text:p>
          </table:table-cell>
          <table:table-cell table:style-name="ce62" table:formula="of:=IF(OR([.F39]&lt;[.S$12];[.F39]&gt;[.S$10]);1;0)" office:value-type="float" office:value="0" calcext:value-type="float">
            <text:p>0</text:p>
          </table:table-cell>
          <table:table-cell table:style-name="ce22" table:formula="of:=IF(OR([.Q39];[.R39];[.S39];[.X39]);1;0)" office:value-type="float" office:value="0" calcext:value-type="float">
            <text:p>0</text:p>
          </table:table-cell>
          <table:table-cell table:style-name="ce22" table:formula="of:=IF([.T39];&quot;-&quot;;ABS([.G39]))" office:value-type="float" office:value="2237.13646532445" calcext:value-type="float">
            <text:p>2237,13646532445</text:p>
          </table:table-cell>
          <table:table-cell table:style-name="ce22"/>
          <table:table-cell table:style-name="ce58"/>
          <table:table-cell table:style-name="ce58" table:formula="of:=IF(ISNUMBER([.Y39]);0;1)" office:value-type="float" office:value="0" calcext:value-type="float">
            <text:p>0</text:p>
          </table:table-cell>
          <table:table-cell table:style-name="ce65" table:formula="of:=MATCH([.C39];[.Z$22:.Z$593];0)" office:value-type="float" office:value="219" calcext:value-type="float">
            <text:p>219</text:p>
          </table:table-cell>
          <table:table-cell table:style-name="ce66" table:formula="of:=[.Z38]+1" office:value-type="float" office:value="23" calcext:value-type="float">
            <text:p>23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40])/([.$L$6]*2)" office:value-type="float" office:value="235.916666666667" calcext:value-type="float">
            <text:p>235,916666666667</text:p>
          </table:table-cell>
          <table:table-cell table:style-name="ce18" table:formula="of:=ROUND([.B40];0)" office:value-type="float" office:value="236" calcext:value-type="float">
            <text:p>236</text:p>
          </table:table-cell>
          <table:table-cell table:style-name="ce26" table:formula="of:=[.D39]+1" office:value-type="float" office:value="19" calcext:value-type="float">
            <text:p>19</text:p>
          </table:table-cell>
          <table:table-cell table:style-name="ce30" table:formula="of:=([.$L$6]*1000000)/[.D40]" office:value-type="float" office:value="631578.947368421" calcext:value-type="float">
            <text:p>631578,947368421</text:p>
          </table:table-cell>
          <table:table-cell table:style-name="ce34" table:formula="of:=([.C40]*[.$L$6]*2)/[.D40]" office:value-type="float" office:value="298.105263157895" calcext:value-type="float">
            <text:p>298,10526</text:p>
          </table:table-cell>
          <table:table-cell table:style-name="ce40" table:formula="of:=(([.F40]-[.$G$6])/[.$G$6])*1000000" office:value-type="float" office:value="353.232073472281" calcext:value-type="float">
            <text:p>353,23</text:p>
          </table:table-cell>
          <table:table-cell table:style-name="ce43"/>
          <table:table-cell table:style-name="ce47" table:formula="of:=IF([.U40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40]/[.$D$10]" office:value-type="float" office:value="74.5263157894737" calcext:value-type="float">
            <text:p>74,5263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40]&lt;[.Q$12];[.C40]&gt;[.Q$10]);1;0)" office:value-type="float" office:value="0" calcext:value-type="float">
            <text:p>0</text:p>
          </table:table-cell>
          <table:table-cell table:style-name="ce22" table:formula="of:=IF(OR([.E40]&lt;[.R$12];[.E40]&gt;[.R$10]);1;0)" office:value-type="float" office:value="0" calcext:value-type="float">
            <text:p>0</text:p>
          </table:table-cell>
          <table:table-cell table:style-name="ce62" table:formula="of:=IF(OR([.F40]&lt;[.S$12];[.F40]&gt;[.S$10]);1;0)" office:value-type="float" office:value="0" calcext:value-type="float">
            <text:p>0</text:p>
          </table:table-cell>
          <table:table-cell table:style-name="ce22" table:formula="of:=IF(OR([.Q40];[.R40];[.S40];[.X40]);1;0)" office:value-type="float" office:value="0" calcext:value-type="float">
            <text:p>0</text:p>
          </table:table-cell>
          <table:table-cell table:style-name="ce22" table:formula="of:=IF([.T40];&quot;-&quot;;ABS([.G40]))" office:value-type="float" office:value="353.232073472281" calcext:value-type="float">
            <text:p>353,232073472281</text:p>
          </table:table-cell>
          <table:table-cell table:style-name="ce22"/>
          <table:table-cell table:style-name="ce58"/>
          <table:table-cell table:style-name="ce58" table:formula="of:=IF(ISNUMBER([.Y40]);0;1)" office:value-type="float" office:value="0" calcext:value-type="float">
            <text:p>0</text:p>
          </table:table-cell>
          <table:table-cell table:style-name="ce65" table:formula="of:=MATCH([.C40];[.Z$22:.Z$593];0)" office:value-type="float" office:value="231" calcext:value-type="float">
            <text:p>231</text:p>
          </table:table-cell>
          <table:table-cell table:style-name="ce66" table:formula="of:=[.Z39]+1" office:value-type="float" office:value="24" calcext:value-type="float">
            <text:p>24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41])/([.$L$6]*2)" office:value-type="float" office:value="248.333333333333" calcext:value-type="float">
            <text:p>248,333333333333</text:p>
          </table:table-cell>
          <table:table-cell table:style-name="ce18" table:formula="of:=ROUND([.B41];0)" office:value-type="float" office:value="248" calcext:value-type="float">
            <text:p>248</text:p>
          </table:table-cell>
          <table:table-cell table:style-name="ce26" table:formula="of:=[.D40]+1" office:value-type="float" office:value="20" calcext:value-type="float">
            <text:p>20</text:p>
          </table:table-cell>
          <table:table-cell table:style-name="ce30" table:formula="of:=([.$L$6]*1000000)/[.D41]" office:value-type="float" office:value="600000" calcext:value-type="float">
            <text:p>600000</text:p>
          </table:table-cell>
          <table:table-cell table:style-name="ce34" table:formula="of:=([.C41]*[.$L$6]*2)/[.D41]" office:value-type="float" office:value="297.6" calcext:value-type="float">
            <text:p>297,60000</text:p>
          </table:table-cell>
          <table:table-cell table:style-name="ce40" table:formula="of:=(([.F41]-[.$G$6])/[.$G$6])*1000000" office:value-type="float" office:value="-1342.28187919455" calcext:value-type="float">
            <text:p>-1.342,28</text:p>
          </table:table-cell>
          <table:table-cell table:style-name="ce43"/>
          <table:table-cell table:style-name="ce47" table:formula="of:=IF([.U41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41]/[.$D$10]" office:value-type="float" office:value="74.4" calcext:value-type="float">
            <text:p>74,4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41]&lt;[.Q$12];[.C41]&gt;[.Q$10]);1;0)" office:value-type="float" office:value="0" calcext:value-type="float">
            <text:p>0</text:p>
          </table:table-cell>
          <table:table-cell table:style-name="ce22" table:formula="of:=IF(OR([.E41]&lt;[.R$12];[.E41]&gt;[.R$10]);1;0)" office:value-type="float" office:value="0" calcext:value-type="float">
            <text:p>0</text:p>
          </table:table-cell>
          <table:table-cell table:style-name="ce62" table:formula="of:=IF(OR([.F41]&lt;[.S$12];[.F41]&gt;[.S$10]);1;0)" office:value-type="float" office:value="0" calcext:value-type="float">
            <text:p>0</text:p>
          </table:table-cell>
          <table:table-cell table:style-name="ce22" table:formula="of:=IF(OR([.Q41];[.R41];[.S41];[.X41]);1;0)" office:value-type="float" office:value="0" calcext:value-type="float">
            <text:p>0</text:p>
          </table:table-cell>
          <table:table-cell table:style-name="ce22" table:formula="of:=IF([.T41];&quot;-&quot;;ABS([.G41]))" office:value-type="float" office:value="1342.28187919455" calcext:value-type="float">
            <text:p>1342,28187919455</text:p>
          </table:table-cell>
          <table:table-cell table:style-name="ce22"/>
          <table:table-cell table:style-name="ce58"/>
          <table:table-cell table:style-name="ce58" table:formula="of:=IF(ISNUMBER([.Y41]);0;1)" office:value-type="float" office:value="0" calcext:value-type="float">
            <text:p>0</text:p>
          </table:table-cell>
          <table:table-cell table:style-name="ce65" table:formula="of:=MATCH([.C41];[.Z$22:.Z$593];0)" office:value-type="float" office:value="243" calcext:value-type="float">
            <text:p>243</text:p>
          </table:table-cell>
          <table:table-cell table:style-name="ce66" table:formula="of:=[.Z40]+1" office:value-type="float" office:value="25" calcext:value-type="float">
            <text:p>25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42])/([.$L$6]*2)" office:value-type="float" office:value="260.75" calcext:value-type="float">
            <text:p>260,75</text:p>
          </table:table-cell>
          <table:table-cell table:style-name="ce18" table:formula="of:=ROUND([.B42];0)" office:value-type="float" office:value="261" calcext:value-type="float">
            <text:p>261</text:p>
          </table:table-cell>
          <table:table-cell table:style-name="ce26" table:formula="of:=[.D41]+1" office:value-type="float" office:value="21" calcext:value-type="float">
            <text:p>21</text:p>
          </table:table-cell>
          <table:table-cell table:style-name="ce30" table:formula="of:=([.$L$6]*1000000)/[.D42]" office:value-type="float" office:value="571428.571428571" calcext:value-type="float">
            <text:p>571428,571428571</text:p>
          </table:table-cell>
          <table:table-cell table:style-name="ce34" table:formula="of:=([.C42]*[.$L$6]*2)/[.D42]" office:value-type="float" office:value="298.285714285714" calcext:value-type="float">
            <text:p>298,28571</text:p>
          </table:table-cell>
          <table:table-cell table:style-name="ce40" table:formula="of:=(([.F42]-[.$G$6])/[.$G$6])*1000000" office:value-type="float" office:value="958.772770853281" calcext:value-type="float">
            <text:p>958,77</text:p>
          </table:table-cell>
          <table:table-cell table:style-name="ce43"/>
          <table:table-cell table:style-name="ce47" table:formula="of:=IF([.U42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42]/[.$D$10]" office:value-type="float" office:value="74.5714285714286" calcext:value-type="float">
            <text:p>74,5714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42]&lt;[.Q$12];[.C42]&gt;[.Q$10]);1;0)" office:value-type="float" office:value="0" calcext:value-type="float">
            <text:p>0</text:p>
          </table:table-cell>
          <table:table-cell table:style-name="ce22" table:formula="of:=IF(OR([.E42]&lt;[.R$12];[.E42]&gt;[.R$10]);1;0)" office:value-type="float" office:value="0" calcext:value-type="float">
            <text:p>0</text:p>
          </table:table-cell>
          <table:table-cell table:style-name="ce62" table:formula="of:=IF(OR([.F42]&lt;[.S$12];[.F42]&gt;[.S$10]);1;0)" office:value-type="float" office:value="0" calcext:value-type="float">
            <text:p>0</text:p>
          </table:table-cell>
          <table:table-cell table:style-name="ce22" table:formula="of:=IF(OR([.Q42];[.R42];[.S42];[.X42]);1;0)" office:value-type="float" office:value="0" calcext:value-type="float">
            <text:p>0</text:p>
          </table:table-cell>
          <table:table-cell table:style-name="ce22" table:formula="of:=IF([.T42];&quot;-&quot;;ABS([.G42]))" office:value-type="float" office:value="958.772770853281" calcext:value-type="float">
            <text:p>958,772770853281</text:p>
          </table:table-cell>
          <table:table-cell table:style-name="ce22"/>
          <table:table-cell table:style-name="ce58"/>
          <table:table-cell table:style-name="ce58" table:formula="of:=IF(ISNUMBER([.Y42]);0;1)" office:value-type="float" office:value="0" calcext:value-type="float">
            <text:p>0</text:p>
          </table:table-cell>
          <table:table-cell table:style-name="ce65" table:formula="of:=MATCH([.C42];[.Z$22:.Z$593];0)" office:value-type="float" office:value="256" calcext:value-type="float">
            <text:p>256</text:p>
          </table:table-cell>
          <table:table-cell table:style-name="ce66" table:formula="of:=[.Z41]+1" office:value-type="float" office:value="26" calcext:value-type="float">
            <text:p>26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43])/([.$L$6]*2)" office:value-type="float" office:value="273.166666666667" calcext:value-type="float">
            <text:p>273,166666666667</text:p>
          </table:table-cell>
          <table:table-cell table:style-name="ce18" table:formula="of:=ROUND([.B43];0)" office:value-type="float" office:value="273" calcext:value-type="float">
            <text:p>273</text:p>
          </table:table-cell>
          <table:table-cell table:style-name="ce26" table:formula="of:=[.D42]+1" office:value-type="float" office:value="22" calcext:value-type="float">
            <text:p>22</text:p>
          </table:table-cell>
          <table:table-cell table:style-name="ce30" table:formula="of:=([.$L$6]*1000000)/[.D43]" office:value-type="float" office:value="545454.545454545" calcext:value-type="float">
            <text:p>545454,545454545</text:p>
          </table:table-cell>
          <table:table-cell table:style-name="ce34" table:formula="of:=([.C43]*[.$L$6]*2)/[.D43]" office:value-type="float" office:value="297.818181818182" calcext:value-type="float">
            <text:p>297,81818</text:p>
          </table:table-cell>
          <table:table-cell table:style-name="ce40" table:formula="of:=(([.F43]-[.$G$6])/[.$G$6])*1000000" office:value-type="float" office:value="-610.128126906668" calcext:value-type="float">
            <text:p>-610,13</text:p>
          </table:table-cell>
          <table:table-cell table:style-name="ce43"/>
          <table:table-cell table:style-name="ce47" table:formula="of:=IF([.U43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43]/[.$D$10]" office:value-type="float" office:value="74.4545454545455" calcext:value-type="float">
            <text:p>74,4545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43]&lt;[.Q$12];[.C43]&gt;[.Q$10]);1;0)" office:value-type="float" office:value="0" calcext:value-type="float">
            <text:p>0</text:p>
          </table:table-cell>
          <table:table-cell table:style-name="ce22" table:formula="of:=IF(OR([.E43]&lt;[.R$12];[.E43]&gt;[.R$10]);1;0)" office:value-type="float" office:value="0" calcext:value-type="float">
            <text:p>0</text:p>
          </table:table-cell>
          <table:table-cell table:style-name="ce62" table:formula="of:=IF(OR([.F43]&lt;[.S$12];[.F43]&gt;[.S$10]);1;0)" office:value-type="float" office:value="0" calcext:value-type="float">
            <text:p>0</text:p>
          </table:table-cell>
          <table:table-cell table:style-name="ce22" table:formula="of:=IF(OR([.Q43];[.R43];[.S43];[.X43]);1;0)" office:value-type="float" office:value="0" calcext:value-type="float">
            <text:p>0</text:p>
          </table:table-cell>
          <table:table-cell table:style-name="ce22" table:formula="of:=IF([.T43];&quot;-&quot;;ABS([.G43]))" office:value-type="float" office:value="610.128126906668" calcext:value-type="float">
            <text:p>610,128126906668</text:p>
          </table:table-cell>
          <table:table-cell table:style-name="ce22"/>
          <table:table-cell table:style-name="ce58"/>
          <table:table-cell table:style-name="ce58" table:formula="of:=IF(ISNUMBER([.Y43]);0;1)" office:value-type="float" office:value="0" calcext:value-type="float">
            <text:p>0</text:p>
          </table:table-cell>
          <table:table-cell table:style-name="ce65" table:formula="of:=MATCH([.C43];[.Z$22:.Z$593];0)" office:value-type="float" office:value="268" calcext:value-type="float">
            <text:p>268</text:p>
          </table:table-cell>
          <table:table-cell table:style-name="ce66" table:formula="of:=[.Z42]+1" office:value-type="float" office:value="27" calcext:value-type="float">
            <text:p>27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44])/([.$L$6]*2)" office:value-type="float" office:value="285.583333333333" calcext:value-type="float">
            <text:p>285,583333333333</text:p>
          </table:table-cell>
          <table:table-cell table:style-name="ce18" table:formula="of:=ROUND([.B44];0)" office:value-type="float" office:value="286" calcext:value-type="float">
            <text:p>286</text:p>
          </table:table-cell>
          <table:table-cell table:style-name="ce26" table:formula="of:=[.D43]+1" office:value-type="float" office:value="23" calcext:value-type="float">
            <text:p>23</text:p>
          </table:table-cell>
          <table:table-cell table:style-name="ce30" table:formula="of:=([.$L$6]*1000000)/[.D44]" office:value-type="float" office:value="521739.130434783" calcext:value-type="float">
            <text:p>521739,130434783</text:p>
          </table:table-cell>
          <table:table-cell table:style-name="ce34" table:formula="of:=([.C44]*[.$L$6]*2)/[.D44]" office:value-type="float" office:value="298.434782608696" calcext:value-type="float">
            <text:p>298,43478</text:p>
          </table:table-cell>
          <table:table-cell table:style-name="ce40" table:formula="of:=(([.F44]-[.$G$6])/[.$G$6])*1000000" office:value-type="float" office:value="1459.00204260278" calcext:value-type="float">
            <text:p>1.459,00</text:p>
          </table:table-cell>
          <table:table-cell table:style-name="ce43"/>
          <table:table-cell table:style-name="ce47" table:formula="of:=IF([.U44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44]/[.$D$10]" office:value-type="float" office:value="74.6086956521739" calcext:value-type="float">
            <text:p>74,6087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44]&lt;[.Q$12];[.C44]&gt;[.Q$10]);1;0)" office:value-type="float" office:value="0" calcext:value-type="float">
            <text:p>0</text:p>
          </table:table-cell>
          <table:table-cell table:style-name="ce22" table:formula="of:=IF(OR([.E44]&lt;[.R$12];[.E44]&gt;[.R$10]);1;0)" office:value-type="float" office:value="0" calcext:value-type="float">
            <text:p>0</text:p>
          </table:table-cell>
          <table:table-cell table:style-name="ce62" table:formula="of:=IF(OR([.F44]&lt;[.S$12];[.F44]&gt;[.S$10]);1;0)" office:value-type="float" office:value="0" calcext:value-type="float">
            <text:p>0</text:p>
          </table:table-cell>
          <table:table-cell table:style-name="ce22" table:formula="of:=IF(OR([.Q44];[.R44];[.S44];[.X44]);1;0)" office:value-type="float" office:value="0" calcext:value-type="float">
            <text:p>0</text:p>
          </table:table-cell>
          <table:table-cell table:style-name="ce22" table:formula="of:=IF([.T44];&quot;-&quot;;ABS([.G44]))" office:value-type="float" office:value="1459.00204260278" calcext:value-type="float">
            <text:p>1459,00204260278</text:p>
          </table:table-cell>
          <table:table-cell table:style-name="ce22"/>
          <table:table-cell table:style-name="ce58"/>
          <table:table-cell table:style-name="ce58" table:formula="of:=IF(ISNUMBER([.Y44]);0;1)" office:value-type="float" office:value="0" calcext:value-type="float">
            <text:p>0</text:p>
          </table:table-cell>
          <table:table-cell table:style-name="ce65" table:formula="of:=MATCH([.C44];[.Z$22:.Z$593];0)" office:value-type="float" office:value="281" calcext:value-type="float">
            <text:p>281</text:p>
          </table:table-cell>
          <table:table-cell table:style-name="ce66" table:formula="of:=[.Z43]+1" office:value-type="float" office:value="28" calcext:value-type="float">
            <text:p>28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45])/([.$L$6]*2)" office:value-type="float" office:value="298" calcext:value-type="float">
            <text:p>298</text:p>
          </table:table-cell>
          <table:table-cell table:style-name="ce18" table:formula="of:=ROUND([.B45];0)" office:value-type="float" office:value="298" calcext:value-type="float">
            <text:p>298</text:p>
          </table:table-cell>
          <table:table-cell table:style-name="ce26" table:formula="of:=[.D44]+1" office:value-type="float" office:value="24" calcext:value-type="float">
            <text:p>24</text:p>
          </table:table-cell>
          <table:table-cell table:style-name="ce30" table:formula="of:=([.$L$6]*1000000)/[.D45]" office:value-type="float" office:value="500000" calcext:value-type="float">
            <text:p>500000</text:p>
          </table:table-cell>
          <table:table-cell table:style-name="ce34" table:formula="of:=([.C45]*[.$L$6]*2)/[.D45]" office:value-type="float" office:value="298" calcext:value-type="float">
            <text:p>298,00000</text:p>
          </table:table-cell>
          <table:table-cell table:style-name="ce40" table:formula="of:=(([.F45]-[.$G$6])/[.$G$6])*1000000" office:value-type="float" office:value="0" calcext:value-type="float">
            <text:p>0,00</text:p>
          </table:table-cell>
          <table:table-cell table:style-name="ce43"/>
          <table:table-cell table:style-name="ce47" table:formula="of:=IF([.U45]=[.$V$22];&quot;***&quot;;&quot;.&quot;)" office:value-type="string" office:string-value="***" calcext:value-type="string">
            <text:p>***</text:p>
          </table:table-cell>
          <table:table-cell table:style-name="ce48"/>
          <table:table-cell table:style-name="ce49" table:formula="of:=[.F45]/[.$D$10]" office:value-type="float" office:value="74.5" calcext:value-type="float">
            <text:p>74,5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45]&lt;[.Q$12];[.C45]&gt;[.Q$10]);1;0)" office:value-type="float" office:value="0" calcext:value-type="float">
            <text:p>0</text:p>
          </table:table-cell>
          <table:table-cell table:style-name="ce22" table:formula="of:=IF(OR([.E45]&lt;[.R$12];[.E45]&gt;[.R$10]);1;0)" office:value-type="float" office:value="0" calcext:value-type="float">
            <text:p>0</text:p>
          </table:table-cell>
          <table:table-cell table:style-name="ce62" table:formula="of:=IF(OR([.F45]&lt;[.S$12];[.F45]&gt;[.S$10]);1;0)" office:value-type="float" office:value="0" calcext:value-type="float">
            <text:p>0</text:p>
          </table:table-cell>
          <table:table-cell table:style-name="ce22" table:formula="of:=IF(OR([.Q45];[.R45];[.S45];[.X45]);1;0)" office:value-type="float" office:value="0" calcext:value-type="float">
            <text:p>0</text:p>
          </table:table-cell>
          <table:table-cell table:style-name="ce22" table:formula="of:=IF([.T45];&quot;-&quot;;ABS([.G45]))" office:value-type="float" office:value="0" calcext:value-type="float">
            <text:p>0</text:p>
          </table:table-cell>
          <table:table-cell table:style-name="ce22"/>
          <table:table-cell table:style-name="ce58"/>
          <table:table-cell table:style-name="ce58" table:formula="of:=IF(ISNUMBER([.Y45]);0;1)" office:value-type="float" office:value="0" calcext:value-type="float">
            <text:p>0</text:p>
          </table:table-cell>
          <table:table-cell table:style-name="ce65" table:formula="of:=MATCH([.C45];[.Z$22:.Z$593];0)" office:value-type="float" office:value="293" calcext:value-type="float">
            <text:p>293</text:p>
          </table:table-cell>
          <table:table-cell table:style-name="ce66" table:formula="of:=[.Z44]+1" office:value-type="float" office:value="29" calcext:value-type="float">
            <text:p>29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46])/([.$L$6]*2)" office:value-type="float" office:value="310.416666666667" calcext:value-type="float">
            <text:p>310,416666666667</text:p>
          </table:table-cell>
          <table:table-cell table:style-name="ce18" table:formula="of:=ROUND([.B46];0)" office:value-type="float" office:value="310" calcext:value-type="float">
            <text:p>310</text:p>
          </table:table-cell>
          <table:table-cell table:style-name="ce26" table:formula="of:=[.D45]+1" office:value-type="float" office:value="25" calcext:value-type="float">
            <text:p>25</text:p>
          </table:table-cell>
          <table:table-cell table:style-name="ce30" table:formula="of:=([.$L$6]*1000000)/[.D46]" office:value-type="float" office:value="480000" calcext:value-type="float">
            <text:p>480000</text:p>
          </table:table-cell>
          <table:table-cell table:style-name="ce34" table:formula="of:=([.C46]*[.$L$6]*2)/[.D46]" office:value-type="float" office:value="297.6" calcext:value-type="float">
            <text:p>297,60000</text:p>
          </table:table-cell>
          <table:table-cell table:style-name="ce40" table:formula="of:=(([.F46]-[.$G$6])/[.$G$6])*1000000" office:value-type="float" office:value="-1342.28187919455" calcext:value-type="float">
            <text:p>-1.342,28</text:p>
          </table:table-cell>
          <table:table-cell table:style-name="ce43"/>
          <table:table-cell table:style-name="ce47" table:formula="of:=IF([.U46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46]/[.$D$10]" office:value-type="float" office:value="74.4" calcext:value-type="float">
            <text:p>74,4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46]&lt;[.Q$12];[.C46]&gt;[.Q$10]);1;0)" office:value-type="float" office:value="0" calcext:value-type="float">
            <text:p>0</text:p>
          </table:table-cell>
          <table:table-cell table:style-name="ce22" table:formula="of:=IF(OR([.E46]&lt;[.R$12];[.E46]&gt;[.R$10]);1;0)" office:value-type="float" office:value="0" calcext:value-type="float">
            <text:p>0</text:p>
          </table:table-cell>
          <table:table-cell table:style-name="ce62" table:formula="of:=IF(OR([.F46]&lt;[.S$12];[.F46]&gt;[.S$10]);1;0)" office:value-type="float" office:value="0" calcext:value-type="float">
            <text:p>0</text:p>
          </table:table-cell>
          <table:table-cell table:style-name="ce22" table:formula="of:=IF(OR([.Q46];[.R46];[.S46];[.X46]);1;0)" office:value-type="float" office:value="0" calcext:value-type="float">
            <text:p>0</text:p>
          </table:table-cell>
          <table:table-cell table:style-name="ce22" table:formula="of:=IF([.T46];&quot;-&quot;;ABS([.G46]))" office:value-type="float" office:value="1342.28187919455" calcext:value-type="float">
            <text:p>1342,28187919455</text:p>
          </table:table-cell>
          <table:table-cell table:style-name="ce22"/>
          <table:table-cell table:style-name="ce58"/>
          <table:table-cell table:style-name="ce58" table:formula="of:=IF(ISNUMBER([.Y46]);0;1)" office:value-type="float" office:value="0" calcext:value-type="float">
            <text:p>0</text:p>
          </table:table-cell>
          <table:table-cell table:style-name="ce65" table:formula="of:=MATCH([.C46];[.Z$22:.Z$593];0)" office:value-type="float" office:value="305" calcext:value-type="float">
            <text:p>305</text:p>
          </table:table-cell>
          <table:table-cell table:style-name="ce66" table:formula="of:=[.Z45]+1" office:value-type="float" office:value="30" calcext:value-type="float">
            <text:p>30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47])/([.$L$6]*2)" office:value-type="float" office:value="322.833333333333" calcext:value-type="float">
            <text:p>322,833333333333</text:p>
          </table:table-cell>
          <table:table-cell table:style-name="ce18" table:formula="of:=ROUND([.B47];0)" office:value-type="float" office:value="323" calcext:value-type="float">
            <text:p>323</text:p>
          </table:table-cell>
          <table:table-cell table:style-name="ce26" table:formula="of:=[.D46]+1" office:value-type="float" office:value="26" calcext:value-type="float">
            <text:p>26</text:p>
          </table:table-cell>
          <table:table-cell table:style-name="ce30" table:formula="of:=([.$L$6]*1000000)/[.D47]" office:value-type="float" office:value="461538.461538462" calcext:value-type="float">
            <text:p>461538,461538462</text:p>
          </table:table-cell>
          <table:table-cell table:style-name="ce34" table:formula="of:=([.C47]*[.$L$6]*2)/[.D47]" office:value-type="float" office:value="298.153846153846" calcext:value-type="float">
            <text:p>298,15385</text:p>
          </table:table-cell>
          <table:table-cell table:style-name="ce40" table:formula="of:=(([.F47]-[.$G$6])/[.$G$6])*1000000" office:value-type="float" office:value="516.262261228631" calcext:value-type="float">
            <text:p>516,26</text:p>
          </table:table-cell>
          <table:table-cell table:style-name="ce43"/>
          <table:table-cell table:style-name="ce47" table:formula="of:=IF([.U47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47]/[.$D$10]" office:value-type="float" office:value="74.5384615384615" calcext:value-type="float">
            <text:p>74,5385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47]&lt;[.Q$12];[.C47]&gt;[.Q$10]);1;0)" office:value-type="float" office:value="0" calcext:value-type="float">
            <text:p>0</text:p>
          </table:table-cell>
          <table:table-cell table:style-name="ce22" table:formula="of:=IF(OR([.E47]&lt;[.R$12];[.E47]&gt;[.R$10]);1;0)" office:value-type="float" office:value="0" calcext:value-type="float">
            <text:p>0</text:p>
          </table:table-cell>
          <table:table-cell table:style-name="ce62" table:formula="of:=IF(OR([.F47]&lt;[.S$12];[.F47]&gt;[.S$10]);1;0)" office:value-type="float" office:value="0" calcext:value-type="float">
            <text:p>0</text:p>
          </table:table-cell>
          <table:table-cell table:style-name="ce22" table:formula="of:=IF(OR([.Q47];[.R47];[.S47];[.X47]);1;0)" office:value-type="float" office:value="0" calcext:value-type="float">
            <text:p>0</text:p>
          </table:table-cell>
          <table:table-cell table:style-name="ce22" table:formula="of:=IF([.T47];&quot;-&quot;;ABS([.G47]))" office:value-type="float" office:value="516.262261228631" calcext:value-type="float">
            <text:p>516,262261228631</text:p>
          </table:table-cell>
          <table:table-cell table:style-name="ce22"/>
          <table:table-cell table:style-name="ce58"/>
          <table:table-cell table:style-name="ce58" table:formula="of:=IF(ISNUMBER([.Y47]);0;1)" office:value-type="float" office:value="0" calcext:value-type="float">
            <text:p>0</text:p>
          </table:table-cell>
          <table:table-cell table:style-name="ce65" table:formula="of:=MATCH([.C47];[.Z$22:.Z$593];0)" office:value-type="float" office:value="318" calcext:value-type="float">
            <text:p>318</text:p>
          </table:table-cell>
          <table:table-cell table:style-name="ce66" table:formula="of:=[.Z46]+1" office:value-type="float" office:value="31" calcext:value-type="float">
            <text:p>31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48])/([.$L$6]*2)" office:value-type="float" office:value="335.25" calcext:value-type="float">
            <text:p>335,25</text:p>
          </table:table-cell>
          <table:table-cell table:style-name="ce18" table:formula="of:=ROUND([.B48];0)" office:value-type="float" office:value="335" calcext:value-type="float">
            <text:p>335</text:p>
          </table:table-cell>
          <table:table-cell table:style-name="ce26" table:formula="of:=[.D47]+1" office:value-type="float" office:value="27" calcext:value-type="float">
            <text:p>27</text:p>
          </table:table-cell>
          <table:table-cell table:style-name="ce30" table:formula="of:=([.$L$6]*1000000)/[.D48]" office:value-type="float" office:value="444444.444444444" calcext:value-type="float">
            <text:p>444444,444444444</text:p>
          </table:table-cell>
          <table:table-cell table:style-name="ce34" table:formula="of:=([.C48]*[.$L$6]*2)/[.D48]" office:value-type="float" office:value="297.777777777778" calcext:value-type="float">
            <text:p>297,77778</text:p>
          </table:table-cell>
          <table:table-cell table:style-name="ce40" table:formula="of:=(([.F48]-[.$G$6])/[.$G$6])*1000000" office:value-type="float" office:value="-745.712155108149" calcext:value-type="float">
            <text:p>-745,71</text:p>
          </table:table-cell>
          <table:table-cell table:style-name="ce43"/>
          <table:table-cell table:style-name="ce47" table:formula="of:=IF([.U48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48]/[.$D$10]" office:value-type="float" office:value="74.4444444444444" calcext:value-type="float">
            <text:p>74,4444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48]&lt;[.Q$12];[.C48]&gt;[.Q$10]);1;0)" office:value-type="float" office:value="0" calcext:value-type="float">
            <text:p>0</text:p>
          </table:table-cell>
          <table:table-cell table:style-name="ce22" table:formula="of:=IF(OR([.E48]&lt;[.R$12];[.E48]&gt;[.R$10]);1;0)" office:value-type="float" office:value="0" calcext:value-type="float">
            <text:p>0</text:p>
          </table:table-cell>
          <table:table-cell table:style-name="ce62" table:formula="of:=IF(OR([.F48]&lt;[.S$12];[.F48]&gt;[.S$10]);1;0)" office:value-type="float" office:value="0" calcext:value-type="float">
            <text:p>0</text:p>
          </table:table-cell>
          <table:table-cell table:style-name="ce22" table:formula="of:=IF(OR([.Q48];[.R48];[.S48];[.X48]);1;0)" office:value-type="float" office:value="0" calcext:value-type="float">
            <text:p>0</text:p>
          </table:table-cell>
          <table:table-cell table:style-name="ce22" table:formula="of:=IF([.T48];&quot;-&quot;;ABS([.G48]))" office:value-type="float" office:value="745.712155108149" calcext:value-type="float">
            <text:p>745,712155108149</text:p>
          </table:table-cell>
          <table:table-cell table:style-name="ce22"/>
          <table:table-cell table:style-name="ce58"/>
          <table:table-cell table:style-name="ce58" table:formula="of:=IF(ISNUMBER([.Y48]);0;1)" office:value-type="float" office:value="0" calcext:value-type="float">
            <text:p>0</text:p>
          </table:table-cell>
          <table:table-cell table:style-name="ce65" table:formula="of:=MATCH([.C48];[.Z$22:.Z$593];0)" office:value-type="float" office:value="330" calcext:value-type="float">
            <text:p>330</text:p>
          </table:table-cell>
          <table:table-cell table:style-name="ce66" table:formula="of:=[.Z47]+1" office:value-type="float" office:value="32" calcext:value-type="float">
            <text:p>32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49])/([.$L$6]*2)" office:value-type="float" office:value="347.666666666667" calcext:value-type="float">
            <text:p>347,666666666667</text:p>
          </table:table-cell>
          <table:table-cell table:style-name="ce18" table:formula="of:=ROUND([.B49];0)" office:value-type="float" office:value="348" calcext:value-type="float">
            <text:p>348</text:p>
          </table:table-cell>
          <table:table-cell table:style-name="ce26" table:formula="of:=[.D48]+1" office:value-type="float" office:value="28" calcext:value-type="float">
            <text:p>28</text:p>
          </table:table-cell>
          <table:table-cell table:style-name="ce30" table:formula="of:=([.$L$6]*1000000)/[.D49]" office:value-type="float" office:value="428571.428571429" calcext:value-type="float">
            <text:p>428571,428571429</text:p>
          </table:table-cell>
          <table:table-cell table:style-name="ce34" table:formula="of:=([.C49]*[.$L$6]*2)/[.D49]" office:value-type="float" office:value="298.285714285714" calcext:value-type="float">
            <text:p>298,28571</text:p>
          </table:table-cell>
          <table:table-cell table:style-name="ce40" table:formula="of:=(([.F49]-[.$G$6])/[.$G$6])*1000000" office:value-type="float" office:value="958.772770853281" calcext:value-type="float">
            <text:p>958,77</text:p>
          </table:table-cell>
          <table:table-cell table:style-name="ce43"/>
          <table:table-cell table:style-name="ce47" table:formula="of:=IF([.U49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49]/[.$D$10]" office:value-type="float" office:value="74.5714285714286" calcext:value-type="float">
            <text:p>74,5714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49]&lt;[.Q$12];[.C49]&gt;[.Q$10]);1;0)" office:value-type="float" office:value="0" calcext:value-type="float">
            <text:p>0</text:p>
          </table:table-cell>
          <table:table-cell table:style-name="ce22" table:formula="of:=IF(OR([.E49]&lt;[.R$12];[.E49]&gt;[.R$10]);1;0)" office:value-type="float" office:value="0" calcext:value-type="float">
            <text:p>0</text:p>
          </table:table-cell>
          <table:table-cell table:style-name="ce62" table:formula="of:=IF(OR([.F49]&lt;[.S$12];[.F49]&gt;[.S$10]);1;0)" office:value-type="float" office:value="0" calcext:value-type="float">
            <text:p>0</text:p>
          </table:table-cell>
          <table:table-cell table:style-name="ce22" table:formula="of:=IF(OR([.Q49];[.R49];[.S49];[.X49]);1;0)" office:value-type="float" office:value="0" calcext:value-type="float">
            <text:p>0</text:p>
          </table:table-cell>
          <table:table-cell table:style-name="ce22" table:formula="of:=IF([.T49];&quot;-&quot;;ABS([.G49]))" office:value-type="float" office:value="958.772770853281" calcext:value-type="float">
            <text:p>958,772770853281</text:p>
          </table:table-cell>
          <table:table-cell table:style-name="ce22"/>
          <table:table-cell table:style-name="ce58"/>
          <table:table-cell table:style-name="ce58" table:formula="of:=IF(ISNUMBER([.Y49]);0;1)" office:value-type="float" office:value="0" calcext:value-type="float">
            <text:p>0</text:p>
          </table:table-cell>
          <table:table-cell table:style-name="ce65" table:formula="of:=MATCH([.C49];[.Z$22:.Z$593];0)" office:value-type="float" office:value="343" calcext:value-type="float">
            <text:p>343</text:p>
          </table:table-cell>
          <table:table-cell table:style-name="ce66" table:formula="of:=[.Z48]+1" office:value-type="float" office:value="33" calcext:value-type="float">
            <text:p>33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50])/([.$L$6]*2)" office:value-type="float" office:value="360.083333333333" calcext:value-type="float">
            <text:p>360,083333333333</text:p>
          </table:table-cell>
          <table:table-cell table:style-name="ce18" table:formula="of:=ROUND([.B50];0)" office:value-type="float" office:value="360" calcext:value-type="float">
            <text:p>360</text:p>
          </table:table-cell>
          <table:table-cell table:style-name="ce26" table:formula="of:=[.D49]+1" office:value-type="float" office:value="29" calcext:value-type="float">
            <text:p>29</text:p>
          </table:table-cell>
          <table:table-cell table:style-name="ce30" table:formula="of:=([.$L$6]*1000000)/[.D50]" office:value-type="float" office:value="413793.103448276" calcext:value-type="float">
            <text:p>413793,103448276</text:p>
          </table:table-cell>
          <table:table-cell table:style-name="ce34" table:formula="of:=([.C50]*[.$L$6]*2)/[.D50]" office:value-type="float" office:value="297.931034482759" calcext:value-type="float">
            <text:p>297,93103</text:p>
          </table:table-cell>
          <table:table-cell table:style-name="ce40" table:formula="of:=(([.F50]-[.$G$6])/[.$G$6])*1000000" office:value-type="float" office:value="-231.427910206023" calcext:value-type="float">
            <text:p>-231,43</text:p>
          </table:table-cell>
          <table:table-cell table:style-name="ce43"/>
          <table:table-cell table:style-name="ce47" table:formula="of:=IF([.U50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50]/[.$D$10]" office:value-type="float" office:value="74.4827586206897" calcext:value-type="float">
            <text:p>74,4828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50]&lt;[.Q$12];[.C50]&gt;[.Q$10]);1;0)" office:value-type="float" office:value="0" calcext:value-type="float">
            <text:p>0</text:p>
          </table:table-cell>
          <table:table-cell table:style-name="ce22" table:formula="of:=IF(OR([.E50]&lt;[.R$12];[.E50]&gt;[.R$10]);1;0)" office:value-type="float" office:value="0" calcext:value-type="float">
            <text:p>0</text:p>
          </table:table-cell>
          <table:table-cell table:style-name="ce62" table:formula="of:=IF(OR([.F50]&lt;[.S$12];[.F50]&gt;[.S$10]);1;0)" office:value-type="float" office:value="0" calcext:value-type="float">
            <text:p>0</text:p>
          </table:table-cell>
          <table:table-cell table:style-name="ce22" table:formula="of:=IF(OR([.Q50];[.R50];[.S50];[.X50]);1;0)" office:value-type="float" office:value="0" calcext:value-type="float">
            <text:p>0</text:p>
          </table:table-cell>
          <table:table-cell table:style-name="ce22" table:formula="of:=IF([.T50];&quot;-&quot;;ABS([.G50]))" office:value-type="float" office:value="231.427910206023" calcext:value-type="float">
            <text:p>231,427910206023</text:p>
          </table:table-cell>
          <table:table-cell table:style-name="ce22"/>
          <table:table-cell table:style-name="ce58"/>
          <table:table-cell table:style-name="ce58" table:formula="of:=IF(ISNUMBER([.Y50]);0;1)" office:value-type="float" office:value="0" calcext:value-type="float">
            <text:p>0</text:p>
          </table:table-cell>
          <table:table-cell table:style-name="ce65" table:formula="of:=MATCH([.C50];[.Z$22:.Z$593];0)" office:value-type="float" office:value="355" calcext:value-type="float">
            <text:p>355</text:p>
          </table:table-cell>
          <table:table-cell table:style-name="ce66" table:formula="of:=[.Z49]+1" office:value-type="float" office:value="34" calcext:value-type="float">
            <text:p>34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51])/([.$L$6]*2)" office:value-type="float" office:value="372.5" calcext:value-type="float">
            <text:p>372,5</text:p>
          </table:table-cell>
          <table:table-cell table:style-name="ce18" table:formula="of:=ROUND([.B51];0)" office:value-type="float" office:value="373" calcext:value-type="float">
            <text:p>373</text:p>
          </table:table-cell>
          <table:table-cell table:style-name="ce26" table:formula="of:=[.D50]+1" office:value-type="float" office:value="30" calcext:value-type="float">
            <text:p>30</text:p>
          </table:table-cell>
          <table:table-cell table:style-name="ce30" table:formula="of:=([.$L$6]*1000000)/[.D51]" office:value-type="float" office:value="400000" calcext:value-type="float">
            <text:p>400000</text:p>
          </table:table-cell>
          <table:table-cell table:style-name="ce34" table:formula="of:=([.C51]*[.$L$6]*2)/[.D51]" office:value-type="float" office:value="298.4" calcext:value-type="float">
            <text:p>298,40000</text:p>
          </table:table-cell>
          <table:table-cell table:style-name="ce40" table:formula="of:=(([.F51]-[.$G$6])/[.$G$6])*1000000" office:value-type="float" office:value="1342.28187919455" calcext:value-type="float">
            <text:p>1.342,28</text:p>
          </table:table-cell>
          <table:table-cell table:style-name="ce43"/>
          <table:table-cell table:style-name="ce47" table:formula="of:=IF([.U51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51]/[.$D$10]" office:value-type="float" office:value="74.6" calcext:value-type="float">
            <text:p>74,6000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51]&lt;[.Q$12];[.C51]&gt;[.Q$10]);1;0)" office:value-type="float" office:value="0" calcext:value-type="float">
            <text:p>0</text:p>
          </table:table-cell>
          <table:table-cell table:style-name="ce22" table:formula="of:=IF(OR([.E51]&lt;[.R$12];[.E51]&gt;[.R$10]);1;0)" office:value-type="float" office:value="0" calcext:value-type="float">
            <text:p>0</text:p>
          </table:table-cell>
          <table:table-cell table:style-name="ce62" table:formula="of:=IF(OR([.F51]&lt;[.S$12];[.F51]&gt;[.S$10]);1;0)" office:value-type="float" office:value="0" calcext:value-type="float">
            <text:p>0</text:p>
          </table:table-cell>
          <table:table-cell table:style-name="ce22" table:formula="of:=IF(OR([.Q51];[.R51];[.S51];[.X51]);1;0)" office:value-type="float" office:value="0" calcext:value-type="float">
            <text:p>0</text:p>
          </table:table-cell>
          <table:table-cell table:style-name="ce22" table:formula="of:=IF([.T51];&quot;-&quot;;ABS([.G51]))" office:value-type="float" office:value="1342.28187919455" calcext:value-type="float">
            <text:p>1342,28187919455</text:p>
          </table:table-cell>
          <table:table-cell table:style-name="ce22"/>
          <table:table-cell table:style-name="ce58"/>
          <table:table-cell table:style-name="ce58" table:formula="of:=IF(ISNUMBER([.Y51]);0;1)" office:value-type="float" office:value="0" calcext:value-type="float">
            <text:p>0</text:p>
          </table:table-cell>
          <table:table-cell table:style-name="ce65" table:formula="of:=MATCH([.C51];[.Z$22:.Z$593];0)" office:value-type="float" office:value="368" calcext:value-type="float">
            <text:p>368</text:p>
          </table:table-cell>
          <table:table-cell table:style-name="ce66" table:formula="of:=[.Z50]+1" office:value-type="float" office:value="35" calcext:value-type="float">
            <text:p>35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52])/([.$L$6]*2)" office:value-type="float" office:value="384.916666666667" calcext:value-type="float">
            <text:p>384,916666666667</text:p>
          </table:table-cell>
          <table:table-cell table:style-name="ce18" table:formula="of:=ROUND([.B52];0)" office:value-type="float" office:value="385" calcext:value-type="float">
            <text:p>385</text:p>
          </table:table-cell>
          <table:table-cell table:style-name="ce26" table:formula="of:=[.D51]+1" office:value-type="float" office:value="31" calcext:value-type="float">
            <text:p>31</text:p>
          </table:table-cell>
          <table:table-cell table:style-name="ce30" table:formula="of:=([.$L$6]*1000000)/[.D52]" office:value-type="float" office:value="387096.774193548" calcext:value-type="float">
            <text:p>387096,774193548</text:p>
          </table:table-cell>
          <table:table-cell table:style-name="ce34" table:formula="of:=([.C52]*[.$L$6]*2)/[.D52]" office:value-type="float" office:value="298.064516129032" calcext:value-type="float">
            <text:p>298,06452</text:p>
          </table:table-cell>
          <table:table-cell table:style-name="ce40" table:formula="of:=(([.F52]-[.$G$6])/[.$G$6])*1000000" office:value-type="float" office:value="216.49707728945" calcext:value-type="float">
            <text:p>216,50</text:p>
          </table:table-cell>
          <table:table-cell table:style-name="ce43"/>
          <table:table-cell table:style-name="ce47" table:formula="of:=IF([.U52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52]/[.$D$10]" office:value-type="float" office:value="74.5161290322581" calcext:value-type="float">
            <text:p>74,5161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52]&lt;[.Q$12];[.C52]&gt;[.Q$10]);1;0)" office:value-type="float" office:value="0" calcext:value-type="float">
            <text:p>0</text:p>
          </table:table-cell>
          <table:table-cell table:style-name="ce22" table:formula="of:=IF(OR([.E52]&lt;[.R$12];[.E52]&gt;[.R$10]);1;0)" office:value-type="float" office:value="0" calcext:value-type="float">
            <text:p>0</text:p>
          </table:table-cell>
          <table:table-cell table:style-name="ce62" table:formula="of:=IF(OR([.F52]&lt;[.S$12];[.F52]&gt;[.S$10]);1;0)" office:value-type="float" office:value="0" calcext:value-type="float">
            <text:p>0</text:p>
          </table:table-cell>
          <table:table-cell table:style-name="ce22" table:formula="of:=IF(OR([.Q52];[.R52];[.S52];[.X52]);1;0)" office:value-type="float" office:value="0" calcext:value-type="float">
            <text:p>0</text:p>
          </table:table-cell>
          <table:table-cell table:style-name="ce22" table:formula="of:=IF([.T52];&quot;-&quot;;ABS([.G52]))" office:value-type="float" office:value="216.49707728945" calcext:value-type="float">
            <text:p>216,49707728945</text:p>
          </table:table-cell>
          <table:table-cell table:style-name="ce22"/>
          <table:table-cell table:style-name="ce58"/>
          <table:table-cell table:style-name="ce58" table:formula="of:=IF(ISNUMBER([.Y52]);0;1)" office:value-type="float" office:value="0" calcext:value-type="float">
            <text:p>0</text:p>
          </table:table-cell>
          <table:table-cell table:style-name="ce65" table:formula="of:=MATCH([.C52];[.Z$22:.Z$593];0)" office:value-type="float" office:value="380" calcext:value-type="float">
            <text:p>380</text:p>
          </table:table-cell>
          <table:table-cell table:style-name="ce66" table:formula="of:=[.Z51]+1" office:value-type="float" office:value="36" calcext:value-type="float">
            <text:p>36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3" table:formula="of:=([.$G$6]*[.D53])/([.$L$6]*2)" office:value-type="float" office:value="397.333333333333" calcext:value-type="float">
            <text:p>397,333333333333</text:p>
          </table:table-cell>
          <table:table-cell table:style-name="ce18" table:formula="of:=ROUND([.B53];0)" office:value-type="float" office:value="397" calcext:value-type="float">
            <text:p>397</text:p>
          </table:table-cell>
          <table:table-cell table:style-name="ce26" table:formula="of:=[.D52]+1" office:value-type="float" office:value="32" calcext:value-type="float">
            <text:p>32</text:p>
          </table:table-cell>
          <table:table-cell table:style-name="ce30" table:formula="of:=([.$L$6]*1000000)/[.D53]" office:value-type="float" office:value="375000" calcext:value-type="float">
            <text:p>375000</text:p>
          </table:table-cell>
          <table:table-cell table:style-name="ce34" table:formula="of:=([.C53]*[.$L$6]*2)/[.D53]" office:value-type="float" office:value="297.75" calcext:value-type="float">
            <text:p>297,75000</text:p>
          </table:table-cell>
          <table:table-cell table:style-name="ce40" table:formula="of:=(([.F53]-[.$G$6])/[.$G$6])*1000000" office:value-type="float" office:value="-838.926174496644" calcext:value-type="float">
            <text:p>-838,93</text:p>
          </table:table-cell>
          <table:table-cell table:style-name="ce43"/>
          <table:table-cell table:style-name="ce47" table:formula="of:=IF([.U53]=[.$V$22];&quot;***&quot;;&quot;.&quot;)" office:value-type="string" office:string-value="." calcext:value-type="string">
            <text:p>.</text:p>
          </table:table-cell>
          <table:table-cell table:style-name="ce48"/>
          <table:table-cell table:style-name="ce49" table:formula="of:=[.F53]/[.$D$10]" office:value-type="float" office:value="74.4375" calcext:value-type="float">
            <text:p>74,4375</text:p>
          </table:table-cell>
          <table:table-cell table:style-name="ce1" table:number-columns-repeated="3"/>
          <table:table-cell table:style-name="ce51"/>
          <table:table-cell table:style-name="ce6"/>
          <table:table-cell table:style-name="ce22" table:formula="of:=IF(OR([.C53]&lt;[.Q$12];[.C53]&gt;[.Q$10]);1;0)" office:value-type="float" office:value="0" calcext:value-type="float">
            <text:p>0</text:p>
          </table:table-cell>
          <table:table-cell table:style-name="ce22" table:formula="of:=IF(OR([.E53]&lt;[.R$12];[.E53]&gt;[.R$10]);1;0)" office:value-type="float" office:value="0" calcext:value-type="float">
            <text:p>0</text:p>
          </table:table-cell>
          <table:table-cell table:style-name="ce62" table:formula="of:=IF(OR([.F53]&lt;[.S$12];[.F53]&gt;[.S$10]);1;0)" office:value-type="float" office:value="0" calcext:value-type="float">
            <text:p>0</text:p>
          </table:table-cell>
          <table:table-cell table:style-name="ce22" table:formula="of:=IF(OR([.Q53];[.R53];[.S53];[.X53]);1;0)" office:value-type="float" office:value="0" calcext:value-type="float">
            <text:p>0</text:p>
          </table:table-cell>
          <table:table-cell table:style-name="ce22" table:formula="of:=IF([.T53];&quot;-&quot;;ABS([.G53]))" office:value-type="float" office:value="838.926174496644" calcext:value-type="float">
            <text:p>838,926174496644</text:p>
          </table:table-cell>
          <table:table-cell table:style-name="ce22"/>
          <table:table-cell table:style-name="ce58"/>
          <table:table-cell table:style-name="ce58" table:formula="of:=IF(ISNUMBER([.Y53]);0;1)" office:value-type="float" office:value="0" calcext:value-type="float">
            <text:p>0</text:p>
          </table:table-cell>
          <table:table-cell table:style-name="ce65" table:formula="of:=MATCH([.C53];[.Z$22:.Z$593];0)" office:value-type="float" office:value="392" calcext:value-type="float">
            <text:p>392</text:p>
          </table:table-cell>
          <table:table-cell table:style-name="ce66" table:formula="of:=[.Z52]+1" office:value-type="float" office:value="37" calcext:value-type="float">
            <text:p>37</text:p>
          </table:table-cell>
          <table:table-cell table:style-name="ce1" table:number-columns-repeated="998"/>
        </table:table-row>
        <table:table-row table:style-name="ro2">
          <table:table-cell table:style-name="ce1" table:number-columns-repeated="7"/>
          <table:table-cell table:style-name="ce44"/>
          <table:table-cell table:style-name="ce1" table:number-columns-repeated="8"/>
          <table:table-cell table:style-name="ce58" table:number-columns-repeated="8"/>
          <table:table-cell table:style-name="ce1"/>
          <table:table-cell table:style-name="ce66" table:formula="of:=[.Z53]+1" office:value-type="float" office:value="38" calcext:value-type="float">
            <text:p>38</text:p>
          </table:table-cell>
          <table:table-cell table:style-name="ce1" table:number-columns-repeated="998"/>
        </table:table-row>
        <table:table-row table:style-name="ro2">
          <table:table-cell table:style-name="ce1" table:number-columns-repeated="7"/>
          <table:table-cell table:style-name="ce44"/>
          <table:table-cell table:style-name="ce1" table:number-columns-repeated="8"/>
          <table:table-cell table:style-name="ce58" table:number-columns-repeated="8"/>
          <table:table-cell table:style-name="ce1"/>
          <table:table-cell table:style-name="ce67" table:formula="of:=[.Z54]+1" office:value-type="float" office:value="39" calcext:value-type="float">
            <text:p>39</text:p>
          </table:table-cell>
          <table:table-cell table:style-name="ce1" table:number-columns-repeated="998"/>
        </table:table-row>
        <table:table-row table:style-name="ro2">
          <table:table-cell table:style-name="ce1"/>
          <table:table-cell table:style-name="ce1" office:value-type="string" calcext:value-type="string">
            <text:p>Terms of Use: http://www.nxp.com/terms</text:p>
          </table:table-cell>
          <table:table-cell table:style-name="ce1" table:number-columns-repeated="5"/>
          <table:table-cell table:style-name="ce44"/>
          <table:table-cell table:style-name="ce1" table:number-columns-repeated="8"/>
          <table:table-cell table:style-name="ce58" table:number-columns-repeated="8"/>
          <table:table-cell table:style-name="ce1"/>
          <table:table-cell table:style-name="ce67" table:formula="of:=[.Z55]+1" office:value-type="float" office:value="40" calcext:value-type="float">
            <text:p>40</text:p>
          </table:table-cell>
          <table:table-cell table:style-name="ce1" table:number-columns-repeated="998"/>
        </table:table-row>
        <table:table-row table:style-name="ro2">
          <table:table-cell table:style-name="ce1" table:number-columns-repeated="7"/>
          <table:table-cell table:style-name="ce44"/>
          <table:table-cell table:style-name="ce1" table:number-columns-repeated="8"/>
          <table:table-cell table:style-name="ce58" table:number-columns-repeated="8"/>
          <table:table-cell table:style-name="ce1"/>
          <table:table-cell table:style-name="ce67" table:formula="of:=[.Z56]+1" office:value-type="float" office:value="41" calcext:value-type="float">
            <text:p>41</text:p>
          </table:table-cell>
          <table:table-cell table:style-name="ce1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57]+1" office:value-type="float" office:value="42" calcext:value-type="float">
            <text:p>4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58]+1" office:value-type="float" office:value="43" calcext:value-type="float">
            <text:p>4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59]+1" office:value-type="float" office:value="44" calcext:value-type="float">
            <text:p>4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60]+1" office:value-type="float" office:value="45" calcext:value-type="float">
            <text:p>4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61]+1" office:value-type="float" office:value="46" calcext:value-type="float">
            <text:p>46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62]+1" office:value-type="float" office:value="47" calcext:value-type="float">
            <text:p>47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63]+1" office:value-type="float" office:value="48" calcext:value-type="float">
            <text:p>48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64]+1" office:value-type="float" office:value="49" calcext:value-type="float">
            <text:p>49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65]+1" office:value-type="float" office:value="50" calcext:value-type="float">
            <text:p>50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66]+1" office:value-type="float" office:value="51" calcext:value-type="float">
            <text:p>51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67]+1" office:value-type="float" office:value="52" calcext:value-type="float">
            <text:p>5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68]+1" office:value-type="float" office:value="53" calcext:value-type="float">
            <text:p>5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69]+1" office:value-type="float" office:value="54" calcext:value-type="float">
            <text:p>5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70]+1" office:value-type="float" office:value="55" calcext:value-type="float">
            <text:p>5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71]+1" office:value-type="float" office:value="56" calcext:value-type="float">
            <text:p>56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72]+1" office:value-type="float" office:value="57" calcext:value-type="float">
            <text:p>57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73]+1" office:value-type="float" office:value="58" calcext:value-type="float">
            <text:p>58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74]+1" office:value-type="float" office:value="59" calcext:value-type="float">
            <text:p>59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75]+1" office:value-type="float" office:value="60" calcext:value-type="float">
            <text:p>60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76]+1" office:value-type="float" office:value="61" calcext:value-type="float">
            <text:p>61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77]+1" office:value-type="float" office:value="62" calcext:value-type="float">
            <text:p>6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78]+1" office:value-type="float" office:value="63" calcext:value-type="float">
            <text:p>6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79]+1" office:value-type="float" office:value="64" calcext:value-type="float">
            <text:p>6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80]+1" office:value-type="float" office:value="65" calcext:value-type="float">
            <text:p>6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81]+1" office:value-type="float" office:value="66" calcext:value-type="float">
            <text:p>66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82]+1" office:value-type="float" office:value="67" calcext:value-type="float">
            <text:p>67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83]+1" office:value-type="float" office:value="68" calcext:value-type="float">
            <text:p>68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84]+1" office:value-type="float" office:value="69" calcext:value-type="float">
            <text:p>69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85]+1" office:value-type="float" office:value="70" calcext:value-type="float">
            <text:p>70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86]+1" office:value-type="float" office:value="71" calcext:value-type="float">
            <text:p>71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87]+1" office:value-type="float" office:value="72" calcext:value-type="float">
            <text:p>7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88]+1" office:value-type="float" office:value="73" calcext:value-type="float">
            <text:p>7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89]+1" office:value-type="float" office:value="74" calcext:value-type="float">
            <text:p>7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90]+1" office:value-type="float" office:value="75" calcext:value-type="float">
            <text:p>7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91]+1" office:value-type="float" office:value="76" calcext:value-type="float">
            <text:p>76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92]+1" office:value-type="float" office:value="77" calcext:value-type="float">
            <text:p>77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93]+1" office:value-type="float" office:value="78" calcext:value-type="float">
            <text:p>78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94]+1" office:value-type="float" office:value="79" calcext:value-type="float">
            <text:p>79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95]+1" office:value-type="float" office:value="80" calcext:value-type="float">
            <text:p>80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96]+1" office:value-type="float" office:value="81" calcext:value-type="float">
            <text:p>81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97]+1" office:value-type="float" office:value="82" calcext:value-type="float">
            <text:p>8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98]+1" office:value-type="float" office:value="83" calcext:value-type="float">
            <text:p>8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99]+1" office:value-type="float" office:value="84" calcext:value-type="float">
            <text:p>8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00]+1" office:value-type="float" office:value="85" calcext:value-type="float">
            <text:p>8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01]+1" office:value-type="float" office:value="86" calcext:value-type="float">
            <text:p>86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02]+1" office:value-type="float" office:value="87" calcext:value-type="float">
            <text:p>87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03]+1" office:value-type="float" office:value="88" calcext:value-type="float">
            <text:p>88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04]+1" office:value-type="float" office:value="89" calcext:value-type="float">
            <text:p>89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05]+1" office:value-type="float" office:value="90" calcext:value-type="float">
            <text:p>90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06]+1" office:value-type="float" office:value="91" calcext:value-type="float">
            <text:p>91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07]+1" office:value-type="float" office:value="92" calcext:value-type="float">
            <text:p>9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08]+1" office:value-type="float" office:value="93" calcext:value-type="float">
            <text:p>9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09]+1" office:value-type="float" office:value="94" calcext:value-type="float">
            <text:p>9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10]+1" office:value-type="float" office:value="95" calcext:value-type="float">
            <text:p>9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11]+1" office:value-type="float" office:value="96" calcext:value-type="float">
            <text:p>96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12]+1" office:value-type="float" office:value="97" calcext:value-type="float">
            <text:p>97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13]+1" office:value-type="float" office:value="98" calcext:value-type="float">
            <text:p>98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14]+1" office:value-type="float" office:value="99" calcext:value-type="float">
            <text:p>99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15]+1" office:value-type="float" office:value="100" calcext:value-type="float">
            <text:p>100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16]+1" office:value-type="float" office:value="101" calcext:value-type="float">
            <text:p>101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17]+1" office:value-type="float" office:value="102" calcext:value-type="float">
            <text:p>10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18]+1" office:value-type="float" office:value="103" calcext:value-type="float">
            <text:p>10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19]+1" office:value-type="float" office:value="104" calcext:value-type="float">
            <text:p>10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20]+1" office:value-type="float" office:value="105" calcext:value-type="float">
            <text:p>10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21]+1" office:value-type="float" office:value="106" calcext:value-type="float">
            <text:p>106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22]+1" office:value-type="float" office:value="107" calcext:value-type="float">
            <text:p>107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23]+1" office:value-type="float" office:value="108" calcext:value-type="float">
            <text:p>108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24]+1" office:value-type="float" office:value="109" calcext:value-type="float">
            <text:p>109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25]+1" office:value-type="float" office:value="110" calcext:value-type="float">
            <text:p>110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26]+1" office:value-type="float" office:value="111" calcext:value-type="float">
            <text:p>111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27]+1" office:value-type="float" office:value="112" calcext:value-type="float">
            <text:p>11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28]+1" office:value-type="float" office:value="113" calcext:value-type="float">
            <text:p>11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29]+1" office:value-type="float" office:value="114" calcext:value-type="float">
            <text:p>11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30]+1" office:value-type="float" office:value="115" calcext:value-type="float">
            <text:p>11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31]+1" office:value-type="float" office:value="116" calcext:value-type="float">
            <text:p>116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32]+1" office:value-type="float" office:value="117" calcext:value-type="float">
            <text:p>117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33]+1" office:value-type="float" office:value="118" calcext:value-type="float">
            <text:p>118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34]+1" office:value-type="float" office:value="119" calcext:value-type="float">
            <text:p>119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35]+1" office:value-type="float" office:value="120" calcext:value-type="float">
            <text:p>120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36]+1" office:value-type="float" office:value="121" calcext:value-type="float">
            <text:p>121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37]+1" office:value-type="float" office:value="122" calcext:value-type="float">
            <text:p>12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38]+1" office:value-type="float" office:value="123" calcext:value-type="float">
            <text:p>12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39]+1" office:value-type="float" office:value="124" calcext:value-type="float">
            <text:p>12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40]+1" office:value-type="float" office:value="125" calcext:value-type="float">
            <text:p>12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41]+1" office:value-type="float" office:value="126" calcext:value-type="float">
            <text:p>126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42]+1" office:value-type="float" office:value="127" calcext:value-type="float">
            <text:p>127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43]+1" office:value-type="float" office:value="128" calcext:value-type="float">
            <text:p>128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44]+1" office:value-type="float" office:value="129" calcext:value-type="float">
            <text:p>129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45]+1" office:value-type="float" office:value="130" calcext:value-type="float">
            <text:p>130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46]+1" office:value-type="float" office:value="131" calcext:value-type="float">
            <text:p>131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47]+1" office:value-type="float" office:value="132" calcext:value-type="float">
            <text:p>13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48]+1" office:value-type="float" office:value="133" calcext:value-type="float">
            <text:p>13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49]+1" office:value-type="float" office:value="134" calcext:value-type="float">
            <text:p>13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50]+1" office:value-type="float" office:value="135" calcext:value-type="float">
            <text:p>13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51]+1" office:value-type="float" office:value="136" calcext:value-type="float">
            <text:p>136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52]+1" office:value-type="float" office:value="137" calcext:value-type="float">
            <text:p>137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53]+1" office:value-type="float" office:value="138" calcext:value-type="float">
            <text:p>138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54]+1" office:value-type="float" office:value="139" calcext:value-type="float">
            <text:p>139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55]+1" office:value-type="float" office:value="140" calcext:value-type="float">
            <text:p>140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56]+1" office:value-type="float" office:value="141" calcext:value-type="float">
            <text:p>141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57]+1" office:value-type="float" office:value="142" calcext:value-type="float">
            <text:p>14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58]+1" office:value-type="float" office:value="143" calcext:value-type="float">
            <text:p>14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59]+1" office:value-type="float" office:value="144" calcext:value-type="float">
            <text:p>14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60]+1" office:value-type="float" office:value="145" calcext:value-type="float">
            <text:p>14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61]+1" office:value-type="float" office:value="146" calcext:value-type="float">
            <text:p>146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62]+1" office:value-type="float" office:value="147" calcext:value-type="float">
            <text:p>147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63]+1" office:value-type="float" office:value="148" calcext:value-type="float">
            <text:p>148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64]+1" office:value-type="float" office:value="149" calcext:value-type="float">
            <text:p>149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65]+1" office:value-type="float" office:value="150" calcext:value-type="float">
            <text:p>150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66]+1" office:value-type="float" office:value="151" calcext:value-type="float">
            <text:p>151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67]+1" office:value-type="float" office:value="152" calcext:value-type="float">
            <text:p>152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68]+1" office:value-type="float" office:value="153" calcext:value-type="float">
            <text:p>153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69]+1" office:value-type="float" office:value="154" calcext:value-type="float">
            <text:p>154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70]+1" office:value-type="float" office:value="155" calcext:value-type="float">
            <text:p>155</text:p>
          </table:table-cell>
          <table:table-cell table:style-name="ce2" table:number-columns-repeated="998"/>
        </table:table-row>
        <table:table-row table:style-name="ro2">
          <table:table-cell table:style-name="ce2"/>
          <table:table-cell table:number-columns-repeated="24"/>
          <table:table-cell table:style-name="ce68" table:formula="of:=[.Z171]+1" office:value-type="float" office:value="156" calcext:value-type="float">
            <text:p>156</text:p>
          </table:table-cell>
          <table:table-cell table:style-name="ce2" table:number-columns-repeated="998"/>
        </table:table-row>
        <table:table-row table:style-name="ro3">
          <table:table-cell table:number-columns-repeated="25"/>
          <table:table-cell table:style-name="ce68" table:formula="of:=[.Z172]+1" office:value-type="float" office:value="157" calcext:value-type="float">
            <text:p>15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73]+1" office:value-type="float" office:value="158" calcext:value-type="float">
            <text:p>15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74]+1" office:value-type="float" office:value="159" calcext:value-type="float">
            <text:p>15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75]+1" office:value-type="float" office:value="160" calcext:value-type="float">
            <text:p>16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76]+1" office:value-type="float" office:value="161" calcext:value-type="float">
            <text:p>16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77]+1" office:value-type="float" office:value="162" calcext:value-type="float">
            <text:p>16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78]+1" office:value-type="float" office:value="163" calcext:value-type="float">
            <text:p>16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79]+1" office:value-type="float" office:value="164" calcext:value-type="float">
            <text:p>16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80]+1" office:value-type="float" office:value="165" calcext:value-type="float">
            <text:p>16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81]+1" office:value-type="float" office:value="166" calcext:value-type="float">
            <text:p>16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82]+1" office:value-type="float" office:value="167" calcext:value-type="float">
            <text:p>16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83]+1" office:value-type="float" office:value="168" calcext:value-type="float">
            <text:p>16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84]+1" office:value-type="float" office:value="169" calcext:value-type="float">
            <text:p>16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85]+1" office:value-type="float" office:value="170" calcext:value-type="float">
            <text:p>17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86]+1" office:value-type="float" office:value="171" calcext:value-type="float">
            <text:p>17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87]+1" office:value-type="float" office:value="172" calcext:value-type="float">
            <text:p>17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88]+1" office:value-type="float" office:value="173" calcext:value-type="float">
            <text:p>17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89]+1" office:value-type="float" office:value="174" calcext:value-type="float">
            <text:p>17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90]+1" office:value-type="float" office:value="175" calcext:value-type="float">
            <text:p>17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91]+1" office:value-type="float" office:value="176" calcext:value-type="float">
            <text:p>17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92]+1" office:value-type="float" office:value="177" calcext:value-type="float">
            <text:p>17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93]+1" office:value-type="float" office:value="178" calcext:value-type="float">
            <text:p>17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94]+1" office:value-type="float" office:value="179" calcext:value-type="float">
            <text:p>17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95]+1" office:value-type="float" office:value="180" calcext:value-type="float">
            <text:p>18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96]+1" office:value-type="float" office:value="181" calcext:value-type="float">
            <text:p>18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97]+1" office:value-type="float" office:value="182" calcext:value-type="float">
            <text:p>18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98]+1" office:value-type="float" office:value="183" calcext:value-type="float">
            <text:p>18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199]+1" office:value-type="float" office:value="184" calcext:value-type="float">
            <text:p>18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00]+1" office:value-type="float" office:value="185" calcext:value-type="float">
            <text:p>18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01]+1" office:value-type="float" office:value="186" calcext:value-type="float">
            <text:p>18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02]+1" office:value-type="float" office:value="187" calcext:value-type="float">
            <text:p>18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03]+1" office:value-type="float" office:value="188" calcext:value-type="float">
            <text:p>18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04]+1" office:value-type="float" office:value="189" calcext:value-type="float">
            <text:p>18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05]+1" office:value-type="float" office:value="190" calcext:value-type="float">
            <text:p>19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06]+1" office:value-type="float" office:value="191" calcext:value-type="float">
            <text:p>19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07]+1" office:value-type="float" office:value="192" calcext:value-type="float">
            <text:p>19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08]+1" office:value-type="float" office:value="193" calcext:value-type="float">
            <text:p>19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09]+1" office:value-type="float" office:value="194" calcext:value-type="float">
            <text:p>19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10]+1" office:value-type="float" office:value="195" calcext:value-type="float">
            <text:p>19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11]+1" office:value-type="float" office:value="196" calcext:value-type="float">
            <text:p>19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12]+1" office:value-type="float" office:value="197" calcext:value-type="float">
            <text:p>19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13]+1" office:value-type="float" office:value="198" calcext:value-type="float">
            <text:p>19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14]+1" office:value-type="float" office:value="199" calcext:value-type="float">
            <text:p>19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15]+1" office:value-type="float" office:value="200" calcext:value-type="float">
            <text:p>20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16]+1" office:value-type="float" office:value="201" calcext:value-type="float">
            <text:p>20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17]+1" office:value-type="float" office:value="202" calcext:value-type="float">
            <text:p>20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18]+1" office:value-type="float" office:value="203" calcext:value-type="float">
            <text:p>20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19]+1" office:value-type="float" office:value="204" calcext:value-type="float">
            <text:p>20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20]+1" office:value-type="float" office:value="205" calcext:value-type="float">
            <text:p>20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21]+1" office:value-type="float" office:value="206" calcext:value-type="float">
            <text:p>20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22]+1" office:value-type="float" office:value="207" calcext:value-type="float">
            <text:p>20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23]+1" office:value-type="float" office:value="208" calcext:value-type="float">
            <text:p>20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24]+1" office:value-type="float" office:value="209" calcext:value-type="float">
            <text:p>20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25]+1" office:value-type="float" office:value="210" calcext:value-type="float">
            <text:p>21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26]+1" office:value-type="float" office:value="211" calcext:value-type="float">
            <text:p>21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27]+1" office:value-type="float" office:value="212" calcext:value-type="float">
            <text:p>21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28]+1" office:value-type="float" office:value="213" calcext:value-type="float">
            <text:p>21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29]+1" office:value-type="float" office:value="214" calcext:value-type="float">
            <text:p>21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30]+1" office:value-type="float" office:value="215" calcext:value-type="float">
            <text:p>21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31]+1" office:value-type="float" office:value="216" calcext:value-type="float">
            <text:p>21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32]+1" office:value-type="float" office:value="217" calcext:value-type="float">
            <text:p>21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33]+1" office:value-type="float" office:value="218" calcext:value-type="float">
            <text:p>21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34]+1" office:value-type="float" office:value="219" calcext:value-type="float">
            <text:p>21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35]+1" office:value-type="float" office:value="220" calcext:value-type="float">
            <text:p>22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36]+1" office:value-type="float" office:value="221" calcext:value-type="float">
            <text:p>22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37]+1" office:value-type="float" office:value="222" calcext:value-type="float">
            <text:p>22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38]+1" office:value-type="float" office:value="223" calcext:value-type="float">
            <text:p>22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39]+1" office:value-type="float" office:value="224" calcext:value-type="float">
            <text:p>22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40]+1" office:value-type="float" office:value="225" calcext:value-type="float">
            <text:p>22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41]+1" office:value-type="float" office:value="226" calcext:value-type="float">
            <text:p>22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42]+1" office:value-type="float" office:value="227" calcext:value-type="float">
            <text:p>22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43]+1" office:value-type="float" office:value="228" calcext:value-type="float">
            <text:p>22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44]+1" office:value-type="float" office:value="229" calcext:value-type="float">
            <text:p>22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45]+1" office:value-type="float" office:value="230" calcext:value-type="float">
            <text:p>23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46]+1" office:value-type="float" office:value="231" calcext:value-type="float">
            <text:p>23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47]+1" office:value-type="float" office:value="232" calcext:value-type="float">
            <text:p>23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48]+1" office:value-type="float" office:value="233" calcext:value-type="float">
            <text:p>23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49]+1" office:value-type="float" office:value="234" calcext:value-type="float">
            <text:p>23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50]+1" office:value-type="float" office:value="235" calcext:value-type="float">
            <text:p>23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51]+1" office:value-type="float" office:value="236" calcext:value-type="float">
            <text:p>23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52]+1" office:value-type="float" office:value="237" calcext:value-type="float">
            <text:p>23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53]+1" office:value-type="float" office:value="238" calcext:value-type="float">
            <text:p>23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54]+1" office:value-type="float" office:value="239" calcext:value-type="float">
            <text:p>23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55]+1" office:value-type="float" office:value="240" calcext:value-type="float">
            <text:p>24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56]+1" office:value-type="float" office:value="241" calcext:value-type="float">
            <text:p>24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57]+1" office:value-type="float" office:value="242" calcext:value-type="float">
            <text:p>24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58]+1" office:value-type="float" office:value="243" calcext:value-type="float">
            <text:p>24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59]+1" office:value-type="float" office:value="244" calcext:value-type="float">
            <text:p>24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60]+1" office:value-type="float" office:value="245" calcext:value-type="float">
            <text:p>24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61]+1" office:value-type="float" office:value="246" calcext:value-type="float">
            <text:p>24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62]+1" office:value-type="float" office:value="247" calcext:value-type="float">
            <text:p>24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63]+1" office:value-type="float" office:value="248" calcext:value-type="float">
            <text:p>24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64]+1" office:value-type="float" office:value="249" calcext:value-type="float">
            <text:p>24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65]+1" office:value-type="float" office:value="250" calcext:value-type="float">
            <text:p>25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66]+1" office:value-type="float" office:value="251" calcext:value-type="float">
            <text:p>25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67]+1" office:value-type="float" office:value="252" calcext:value-type="float">
            <text:p>25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68]+1" office:value-type="float" office:value="253" calcext:value-type="float">
            <text:p>25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69]+1" office:value-type="float" office:value="254" calcext:value-type="float">
            <text:p>25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70]+1" office:value-type="float" office:value="255" calcext:value-type="float">
            <text:p>25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71]+1" office:value-type="float" office:value="256" calcext:value-type="float">
            <text:p>25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72]+1" office:value-type="float" office:value="257" calcext:value-type="float">
            <text:p>25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73]+1" office:value-type="float" office:value="258" calcext:value-type="float">
            <text:p>25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74]+1" office:value-type="float" office:value="259" calcext:value-type="float">
            <text:p>25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75]+1" office:value-type="float" office:value="260" calcext:value-type="float">
            <text:p>26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76]+1" office:value-type="float" office:value="261" calcext:value-type="float">
            <text:p>26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77]+1" office:value-type="float" office:value="262" calcext:value-type="float">
            <text:p>26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78]+1" office:value-type="float" office:value="263" calcext:value-type="float">
            <text:p>26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79]+1" office:value-type="float" office:value="264" calcext:value-type="float">
            <text:p>26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80]+1" office:value-type="float" office:value="265" calcext:value-type="float">
            <text:p>26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81]+1" office:value-type="float" office:value="266" calcext:value-type="float">
            <text:p>26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82]+1" office:value-type="float" office:value="267" calcext:value-type="float">
            <text:p>26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83]+1" office:value-type="float" office:value="268" calcext:value-type="float">
            <text:p>26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84]+1" office:value-type="float" office:value="269" calcext:value-type="float">
            <text:p>26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85]+1" office:value-type="float" office:value="270" calcext:value-type="float">
            <text:p>27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86]+1" office:value-type="float" office:value="271" calcext:value-type="float">
            <text:p>27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87]+1" office:value-type="float" office:value="272" calcext:value-type="float">
            <text:p>27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88]+1" office:value-type="float" office:value="273" calcext:value-type="float">
            <text:p>27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89]+1" office:value-type="float" office:value="274" calcext:value-type="float">
            <text:p>27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90]+1" office:value-type="float" office:value="275" calcext:value-type="float">
            <text:p>27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91]+1" office:value-type="float" office:value="276" calcext:value-type="float">
            <text:p>27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92]+1" office:value-type="float" office:value="277" calcext:value-type="float">
            <text:p>27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93]+1" office:value-type="float" office:value="278" calcext:value-type="float">
            <text:p>27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94]+1" office:value-type="float" office:value="279" calcext:value-type="float">
            <text:p>27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95]+1" office:value-type="float" office:value="280" calcext:value-type="float">
            <text:p>28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96]+1" office:value-type="float" office:value="281" calcext:value-type="float">
            <text:p>28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97]+1" office:value-type="float" office:value="282" calcext:value-type="float">
            <text:p>28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98]+1" office:value-type="float" office:value="283" calcext:value-type="float">
            <text:p>28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299]+1" office:value-type="float" office:value="284" calcext:value-type="float">
            <text:p>28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00]+1" office:value-type="float" office:value="285" calcext:value-type="float">
            <text:p>28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01]+1" office:value-type="float" office:value="286" calcext:value-type="float">
            <text:p>28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02]+1" office:value-type="float" office:value="287" calcext:value-type="float">
            <text:p>28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03]+1" office:value-type="float" office:value="288" calcext:value-type="float">
            <text:p>28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04]+1" office:value-type="float" office:value="289" calcext:value-type="float">
            <text:p>28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05]+1" office:value-type="float" office:value="290" calcext:value-type="float">
            <text:p>29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06]+1" office:value-type="float" office:value="291" calcext:value-type="float">
            <text:p>29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07]+1" office:value-type="float" office:value="292" calcext:value-type="float">
            <text:p>29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08]+1" office:value-type="float" office:value="293" calcext:value-type="float">
            <text:p>29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09]+1" office:value-type="float" office:value="294" calcext:value-type="float">
            <text:p>29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10]+1" office:value-type="float" office:value="295" calcext:value-type="float">
            <text:p>29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11]+1" office:value-type="float" office:value="296" calcext:value-type="float">
            <text:p>29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12]+1" office:value-type="float" office:value="297" calcext:value-type="float">
            <text:p>29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13]+1" office:value-type="float" office:value="298" calcext:value-type="float">
            <text:p>29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14]+1" office:value-type="float" office:value="299" calcext:value-type="float">
            <text:p>29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15]+1" office:value-type="float" office:value="300" calcext:value-type="float">
            <text:p>30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16]+1" office:value-type="float" office:value="301" calcext:value-type="float">
            <text:p>30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17]+1" office:value-type="float" office:value="302" calcext:value-type="float">
            <text:p>30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18]+1" office:value-type="float" office:value="303" calcext:value-type="float">
            <text:p>30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19]+1" office:value-type="float" office:value="304" calcext:value-type="float">
            <text:p>30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20]+1" office:value-type="float" office:value="305" calcext:value-type="float">
            <text:p>30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21]+1" office:value-type="float" office:value="306" calcext:value-type="float">
            <text:p>30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22]+1" office:value-type="float" office:value="307" calcext:value-type="float">
            <text:p>30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23]+1" office:value-type="float" office:value="308" calcext:value-type="float">
            <text:p>30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24]+1" office:value-type="float" office:value="309" calcext:value-type="float">
            <text:p>30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25]+1" office:value-type="float" office:value="310" calcext:value-type="float">
            <text:p>31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26]+1" office:value-type="float" office:value="311" calcext:value-type="float">
            <text:p>31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27]+1" office:value-type="float" office:value="312" calcext:value-type="float">
            <text:p>31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28]+1" office:value-type="float" office:value="313" calcext:value-type="float">
            <text:p>31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29]+1" office:value-type="float" office:value="314" calcext:value-type="float">
            <text:p>31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30]+1" office:value-type="float" office:value="315" calcext:value-type="float">
            <text:p>31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31]+1" office:value-type="float" office:value="316" calcext:value-type="float">
            <text:p>31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32]+1" office:value-type="float" office:value="317" calcext:value-type="float">
            <text:p>31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33]+1" office:value-type="float" office:value="318" calcext:value-type="float">
            <text:p>31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34]+1" office:value-type="float" office:value="319" calcext:value-type="float">
            <text:p>31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35]+1" office:value-type="float" office:value="320" calcext:value-type="float">
            <text:p>32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36]+1" office:value-type="float" office:value="321" calcext:value-type="float">
            <text:p>32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37]+1" office:value-type="float" office:value="322" calcext:value-type="float">
            <text:p>32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38]+1" office:value-type="float" office:value="323" calcext:value-type="float">
            <text:p>32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39]+1" office:value-type="float" office:value="324" calcext:value-type="float">
            <text:p>32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40]+1" office:value-type="float" office:value="325" calcext:value-type="float">
            <text:p>32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41]+1" office:value-type="float" office:value="326" calcext:value-type="float">
            <text:p>32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42]+1" office:value-type="float" office:value="327" calcext:value-type="float">
            <text:p>32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43]+1" office:value-type="float" office:value="328" calcext:value-type="float">
            <text:p>32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44]+1" office:value-type="float" office:value="329" calcext:value-type="float">
            <text:p>32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45]+1" office:value-type="float" office:value="330" calcext:value-type="float">
            <text:p>33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46]+1" office:value-type="float" office:value="331" calcext:value-type="float">
            <text:p>33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47]+1" office:value-type="float" office:value="332" calcext:value-type="float">
            <text:p>33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48]+1" office:value-type="float" office:value="333" calcext:value-type="float">
            <text:p>33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49]+1" office:value-type="float" office:value="334" calcext:value-type="float">
            <text:p>33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50]+1" office:value-type="float" office:value="335" calcext:value-type="float">
            <text:p>33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51]+1" office:value-type="float" office:value="336" calcext:value-type="float">
            <text:p>33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52]+1" office:value-type="float" office:value="337" calcext:value-type="float">
            <text:p>33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53]+1" office:value-type="float" office:value="338" calcext:value-type="float">
            <text:p>33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54]+1" office:value-type="float" office:value="339" calcext:value-type="float">
            <text:p>33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55]+1" office:value-type="float" office:value="340" calcext:value-type="float">
            <text:p>34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56]+1" office:value-type="float" office:value="341" calcext:value-type="float">
            <text:p>34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57]+1" office:value-type="float" office:value="342" calcext:value-type="float">
            <text:p>34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58]+1" office:value-type="float" office:value="343" calcext:value-type="float">
            <text:p>34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59]+1" office:value-type="float" office:value="344" calcext:value-type="float">
            <text:p>34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60]+1" office:value-type="float" office:value="345" calcext:value-type="float">
            <text:p>34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61]+1" office:value-type="float" office:value="346" calcext:value-type="float">
            <text:p>34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62]+1" office:value-type="float" office:value="347" calcext:value-type="float">
            <text:p>34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63]+1" office:value-type="float" office:value="348" calcext:value-type="float">
            <text:p>34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64]+1" office:value-type="float" office:value="349" calcext:value-type="float">
            <text:p>34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65]+1" office:value-type="float" office:value="350" calcext:value-type="float">
            <text:p>35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66]+1" office:value-type="float" office:value="351" calcext:value-type="float">
            <text:p>35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67]+1" office:value-type="float" office:value="352" calcext:value-type="float">
            <text:p>35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68]+1" office:value-type="float" office:value="353" calcext:value-type="float">
            <text:p>35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69]+1" office:value-type="float" office:value="354" calcext:value-type="float">
            <text:p>35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70]+1" office:value-type="float" office:value="355" calcext:value-type="float">
            <text:p>35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71]+1" office:value-type="float" office:value="356" calcext:value-type="float">
            <text:p>35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72]+1" office:value-type="float" office:value="357" calcext:value-type="float">
            <text:p>35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73]+1" office:value-type="float" office:value="358" calcext:value-type="float">
            <text:p>35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74]+1" office:value-type="float" office:value="359" calcext:value-type="float">
            <text:p>35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75]+1" office:value-type="float" office:value="360" calcext:value-type="float">
            <text:p>36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76]+1" office:value-type="float" office:value="361" calcext:value-type="float">
            <text:p>36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77]+1" office:value-type="float" office:value="362" calcext:value-type="float">
            <text:p>36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78]+1" office:value-type="float" office:value="363" calcext:value-type="float">
            <text:p>36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79]+1" office:value-type="float" office:value="364" calcext:value-type="float">
            <text:p>36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80]+1" office:value-type="float" office:value="365" calcext:value-type="float">
            <text:p>36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81]+1" office:value-type="float" office:value="366" calcext:value-type="float">
            <text:p>36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82]+1" office:value-type="float" office:value="367" calcext:value-type="float">
            <text:p>36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83]+1" office:value-type="float" office:value="368" calcext:value-type="float">
            <text:p>36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84]+1" office:value-type="float" office:value="369" calcext:value-type="float">
            <text:p>36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85]+1" office:value-type="float" office:value="370" calcext:value-type="float">
            <text:p>37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86]+1" office:value-type="float" office:value="371" calcext:value-type="float">
            <text:p>37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87]+1" office:value-type="float" office:value="372" calcext:value-type="float">
            <text:p>37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88]+1" office:value-type="float" office:value="373" calcext:value-type="float">
            <text:p>37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89]+1" office:value-type="float" office:value="374" calcext:value-type="float">
            <text:p>37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90]+1" office:value-type="float" office:value="375" calcext:value-type="float">
            <text:p>37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91]+1" office:value-type="float" office:value="376" calcext:value-type="float">
            <text:p>37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92]+1" office:value-type="float" office:value="377" calcext:value-type="float">
            <text:p>37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93]+1" office:value-type="float" office:value="378" calcext:value-type="float">
            <text:p>37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94]+1" office:value-type="float" office:value="379" calcext:value-type="float">
            <text:p>37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95]+1" office:value-type="float" office:value="380" calcext:value-type="float">
            <text:p>38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96]+1" office:value-type="float" office:value="381" calcext:value-type="float">
            <text:p>38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97]+1" office:value-type="float" office:value="382" calcext:value-type="float">
            <text:p>38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98]+1" office:value-type="float" office:value="383" calcext:value-type="float">
            <text:p>38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399]+1" office:value-type="float" office:value="384" calcext:value-type="float">
            <text:p>38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00]+1" office:value-type="float" office:value="385" calcext:value-type="float">
            <text:p>38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01]+1" office:value-type="float" office:value="386" calcext:value-type="float">
            <text:p>38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02]+1" office:value-type="float" office:value="387" calcext:value-type="float">
            <text:p>38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03]+1" office:value-type="float" office:value="388" calcext:value-type="float">
            <text:p>38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04]+1" office:value-type="float" office:value="389" calcext:value-type="float">
            <text:p>38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05]+1" office:value-type="float" office:value="390" calcext:value-type="float">
            <text:p>39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06]+1" office:value-type="float" office:value="391" calcext:value-type="float">
            <text:p>39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07]+1" office:value-type="float" office:value="392" calcext:value-type="float">
            <text:p>39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08]+1" office:value-type="float" office:value="393" calcext:value-type="float">
            <text:p>39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09]+1" office:value-type="float" office:value="394" calcext:value-type="float">
            <text:p>39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10]+1" office:value-type="float" office:value="395" calcext:value-type="float">
            <text:p>39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11]+1" office:value-type="float" office:value="396" calcext:value-type="float">
            <text:p>39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12]+1" office:value-type="float" office:value="397" calcext:value-type="float">
            <text:p>39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13]+1" office:value-type="float" office:value="398" calcext:value-type="float">
            <text:p>39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14]+1" office:value-type="float" office:value="399" calcext:value-type="float">
            <text:p>39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15]+1" office:value-type="float" office:value="400" calcext:value-type="float">
            <text:p>40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16]+1" office:value-type="float" office:value="401" calcext:value-type="float">
            <text:p>40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17]+1" office:value-type="float" office:value="402" calcext:value-type="float">
            <text:p>40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18]+1" office:value-type="float" office:value="403" calcext:value-type="float">
            <text:p>40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19]+1" office:value-type="float" office:value="404" calcext:value-type="float">
            <text:p>40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20]+1" office:value-type="float" office:value="405" calcext:value-type="float">
            <text:p>40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21]+1" office:value-type="float" office:value="406" calcext:value-type="float">
            <text:p>40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22]+1" office:value-type="float" office:value="407" calcext:value-type="float">
            <text:p>40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23]+1" office:value-type="float" office:value="408" calcext:value-type="float">
            <text:p>40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24]+1" office:value-type="float" office:value="409" calcext:value-type="float">
            <text:p>40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25]+1" office:value-type="float" office:value="410" calcext:value-type="float">
            <text:p>41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26]+1" office:value-type="float" office:value="411" calcext:value-type="float">
            <text:p>41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27]+1" office:value-type="float" office:value="412" calcext:value-type="float">
            <text:p>41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28]+1" office:value-type="float" office:value="413" calcext:value-type="float">
            <text:p>41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29]+1" office:value-type="float" office:value="414" calcext:value-type="float">
            <text:p>41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30]+1" office:value-type="float" office:value="415" calcext:value-type="float">
            <text:p>41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31]+1" office:value-type="float" office:value="416" calcext:value-type="float">
            <text:p>41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32]+1" office:value-type="float" office:value="417" calcext:value-type="float">
            <text:p>41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33]+1" office:value-type="float" office:value="418" calcext:value-type="float">
            <text:p>41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34]+1" office:value-type="float" office:value="419" calcext:value-type="float">
            <text:p>41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35]+1" office:value-type="float" office:value="420" calcext:value-type="float">
            <text:p>42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36]+1" office:value-type="float" office:value="421" calcext:value-type="float">
            <text:p>42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37]+1" office:value-type="float" office:value="422" calcext:value-type="float">
            <text:p>42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38]+1" office:value-type="float" office:value="423" calcext:value-type="float">
            <text:p>42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39]+1" office:value-type="float" office:value="424" calcext:value-type="float">
            <text:p>42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40]+1" office:value-type="float" office:value="425" calcext:value-type="float">
            <text:p>42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41]+1" office:value-type="float" office:value="426" calcext:value-type="float">
            <text:p>42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42]+1" office:value-type="float" office:value="427" calcext:value-type="float">
            <text:p>42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43]+1" office:value-type="float" office:value="428" calcext:value-type="float">
            <text:p>42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44]+1" office:value-type="float" office:value="429" calcext:value-type="float">
            <text:p>42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45]+1" office:value-type="float" office:value="430" calcext:value-type="float">
            <text:p>43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46]+1" office:value-type="float" office:value="431" calcext:value-type="float">
            <text:p>43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47]+1" office:value-type="float" office:value="432" calcext:value-type="float">
            <text:p>43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48]+1" office:value-type="float" office:value="433" calcext:value-type="float">
            <text:p>43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49]+1" office:value-type="float" office:value="434" calcext:value-type="float">
            <text:p>43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50]+1" office:value-type="float" office:value="435" calcext:value-type="float">
            <text:p>43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51]+1" office:value-type="float" office:value="436" calcext:value-type="float">
            <text:p>43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52]+1" office:value-type="float" office:value="437" calcext:value-type="float">
            <text:p>43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53]+1" office:value-type="float" office:value="438" calcext:value-type="float">
            <text:p>43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54]+1" office:value-type="float" office:value="439" calcext:value-type="float">
            <text:p>43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55]+1" office:value-type="float" office:value="440" calcext:value-type="float">
            <text:p>44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56]+1" office:value-type="float" office:value="441" calcext:value-type="float">
            <text:p>44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57]+1" office:value-type="float" office:value="442" calcext:value-type="float">
            <text:p>44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58]+1" office:value-type="float" office:value="443" calcext:value-type="float">
            <text:p>44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59]+1" office:value-type="float" office:value="444" calcext:value-type="float">
            <text:p>44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60]+1" office:value-type="float" office:value="445" calcext:value-type="float">
            <text:p>44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61]+1" office:value-type="float" office:value="446" calcext:value-type="float">
            <text:p>44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62]+1" office:value-type="float" office:value="447" calcext:value-type="float">
            <text:p>44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63]+1" office:value-type="float" office:value="448" calcext:value-type="float">
            <text:p>44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64]+1" office:value-type="float" office:value="449" calcext:value-type="float">
            <text:p>44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65]+1" office:value-type="float" office:value="450" calcext:value-type="float">
            <text:p>45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66]+1" office:value-type="float" office:value="451" calcext:value-type="float">
            <text:p>45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67]+1" office:value-type="float" office:value="452" calcext:value-type="float">
            <text:p>45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68]+1" office:value-type="float" office:value="453" calcext:value-type="float">
            <text:p>45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69]+1" office:value-type="float" office:value="454" calcext:value-type="float">
            <text:p>45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70]+1" office:value-type="float" office:value="455" calcext:value-type="float">
            <text:p>45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71]+1" office:value-type="float" office:value="456" calcext:value-type="float">
            <text:p>45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72]+1" office:value-type="float" office:value="457" calcext:value-type="float">
            <text:p>45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73]+1" office:value-type="float" office:value="458" calcext:value-type="float">
            <text:p>45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74]+1" office:value-type="float" office:value="459" calcext:value-type="float">
            <text:p>45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75]+1" office:value-type="float" office:value="460" calcext:value-type="float">
            <text:p>46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76]+1" office:value-type="float" office:value="461" calcext:value-type="float">
            <text:p>46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77]+1" office:value-type="float" office:value="462" calcext:value-type="float">
            <text:p>46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78]+1" office:value-type="float" office:value="463" calcext:value-type="float">
            <text:p>46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79]+1" office:value-type="float" office:value="464" calcext:value-type="float">
            <text:p>46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80]+1" office:value-type="float" office:value="465" calcext:value-type="float">
            <text:p>46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81]+1" office:value-type="float" office:value="466" calcext:value-type="float">
            <text:p>46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82]+1" office:value-type="float" office:value="467" calcext:value-type="float">
            <text:p>46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83]+1" office:value-type="float" office:value="468" calcext:value-type="float">
            <text:p>46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84]+1" office:value-type="float" office:value="469" calcext:value-type="float">
            <text:p>46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85]+1" office:value-type="float" office:value="470" calcext:value-type="float">
            <text:p>47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86]+1" office:value-type="float" office:value="471" calcext:value-type="float">
            <text:p>47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87]+1" office:value-type="float" office:value="472" calcext:value-type="float">
            <text:p>47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88]+1" office:value-type="float" office:value="473" calcext:value-type="float">
            <text:p>47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89]+1" office:value-type="float" office:value="474" calcext:value-type="float">
            <text:p>47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90]+1" office:value-type="float" office:value="475" calcext:value-type="float">
            <text:p>47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91]+1" office:value-type="float" office:value="476" calcext:value-type="float">
            <text:p>47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92]+1" office:value-type="float" office:value="477" calcext:value-type="float">
            <text:p>47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93]+1" office:value-type="float" office:value="478" calcext:value-type="float">
            <text:p>47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94]+1" office:value-type="float" office:value="479" calcext:value-type="float">
            <text:p>47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95]+1" office:value-type="float" office:value="480" calcext:value-type="float">
            <text:p>48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96]+1" office:value-type="float" office:value="481" calcext:value-type="float">
            <text:p>48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97]+1" office:value-type="float" office:value="482" calcext:value-type="float">
            <text:p>48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98]+1" office:value-type="float" office:value="483" calcext:value-type="float">
            <text:p>48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499]+1" office:value-type="float" office:value="484" calcext:value-type="float">
            <text:p>48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00]+1" office:value-type="float" office:value="485" calcext:value-type="float">
            <text:p>48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01]+1" office:value-type="float" office:value="486" calcext:value-type="float">
            <text:p>48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02]+1" office:value-type="float" office:value="487" calcext:value-type="float">
            <text:p>48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03]+1" office:value-type="float" office:value="488" calcext:value-type="float">
            <text:p>48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04]+1" office:value-type="float" office:value="489" calcext:value-type="float">
            <text:p>48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05]+1" office:value-type="float" office:value="490" calcext:value-type="float">
            <text:p>49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06]+1" office:value-type="float" office:value="491" calcext:value-type="float">
            <text:p>49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07]+1" office:value-type="float" office:value="492" calcext:value-type="float">
            <text:p>49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08]+1" office:value-type="float" office:value="493" calcext:value-type="float">
            <text:p>49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09]+1" office:value-type="float" office:value="494" calcext:value-type="float">
            <text:p>49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10]+1" office:value-type="float" office:value="495" calcext:value-type="float">
            <text:p>49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11]+1" office:value-type="float" office:value="496" calcext:value-type="float">
            <text:p>49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12]+1" office:value-type="float" office:value="497" calcext:value-type="float">
            <text:p>49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13]+1" office:value-type="float" office:value="498" calcext:value-type="float">
            <text:p>49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14]+1" office:value-type="float" office:value="499" calcext:value-type="float">
            <text:p>49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15]+1" office:value-type="float" office:value="500" calcext:value-type="float">
            <text:p>50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16]+1" office:value-type="float" office:value="501" calcext:value-type="float">
            <text:p>50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17]+1" office:value-type="float" office:value="502" calcext:value-type="float">
            <text:p>50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18]+1" office:value-type="float" office:value="503" calcext:value-type="float">
            <text:p>50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19]+1" office:value-type="float" office:value="504" calcext:value-type="float">
            <text:p>50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20]+1" office:value-type="float" office:value="505" calcext:value-type="float">
            <text:p>50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21]+1" office:value-type="float" office:value="506" calcext:value-type="float">
            <text:p>50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22]+1" office:value-type="float" office:value="507" calcext:value-type="float">
            <text:p>50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23]+1" office:value-type="float" office:value="508" calcext:value-type="float">
            <text:p>50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24]+1" office:value-type="float" office:value="509" calcext:value-type="float">
            <text:p>50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25]+1" office:value-type="float" office:value="510" calcext:value-type="float">
            <text:p>51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26]+1" office:value-type="float" office:value="511" calcext:value-type="float">
            <text:p>51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table:formula="of:=[.Z527]+1" office:value-type="float" office:value="512" calcext:value-type="float">
            <text:p>51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4272" calcext:value-type="float">
            <text:p>427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4395" calcext:value-type="float">
            <text:p>439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4578" calcext:value-type="float">
            <text:p>457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4725" calcext:value-type="float">
            <text:p>472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4807" calcext:value-type="float">
            <text:p>480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5127" calcext:value-type="float">
            <text:p>512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5188" calcext:value-type="float">
            <text:p>518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5400" calcext:value-type="float">
            <text:p>540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5493" calcext:value-type="float">
            <text:p>549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5859" calcext:value-type="float">
            <text:p>585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6042" calcext:value-type="float">
            <text:p>604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6075" calcext:value-type="float">
            <text:p>607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6104" calcext:value-type="float">
            <text:p>610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6409" calcext:value-type="float">
            <text:p>640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6592" calcext:value-type="float">
            <text:p>659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6750" calcext:value-type="float">
            <text:p>675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6836" calcext:value-type="float">
            <text:p>683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6866" calcext:value-type="float">
            <text:p>686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6958" calcext:value-type="float">
            <text:p>695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7050" calcext:value-type="float">
            <text:p>705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7324" calcext:value-type="float">
            <text:p>732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7425" calcext:value-type="float">
            <text:p>742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7690" calcext:value-type="float">
            <text:p>769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7813" calcext:value-type="float">
            <text:p>781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7935" calcext:value-type="float">
            <text:p>793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8057" calcext:value-type="float">
            <text:p>805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8100" calcext:value-type="float">
            <text:p>810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8545" calcext:value-type="float">
            <text:p>854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8789" calcext:value-type="float">
            <text:p>878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9155" calcext:value-type="float">
            <text:p>915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9613" calcext:value-type="float">
            <text:p>961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0254" calcext:value-type="float">
            <text:p>1025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0376" calcext:value-type="float">
            <text:p>1037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0986" calcext:value-type="float">
            <text:p>1098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1719" calcext:value-type="float">
            <text:p>1171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2085" calcext:value-type="float">
            <text:p>1208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2207" calcext:value-type="float">
            <text:p>1220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2817" calcext:value-type="float">
            <text:p>1281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3184" calcext:value-type="float">
            <text:p>1318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3672" calcext:value-type="float">
            <text:p>13672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3733" calcext:value-type="float">
            <text:p>1373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3916" calcext:value-type="float">
            <text:p>1391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4099" calcext:value-type="float">
            <text:p>1409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4420" calcext:value-type="float">
            <text:p>1442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4648" calcext:value-type="float">
            <text:p>1464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5381" calcext:value-type="float">
            <text:p>1538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5564" calcext:value-type="float">
            <text:p>1556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5625" calcext:value-type="float">
            <text:p>1562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5869" calcext:value-type="float">
            <text:p>1586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6113" calcext:value-type="float">
            <text:p>1611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6479" calcext:value-type="float">
            <text:p>1647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7578" calcext:value-type="float">
            <text:p>1757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8127" calcext:value-type="float">
            <text:p>18127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8311" calcext:value-type="float">
            <text:p>1831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9226" calcext:value-type="float">
            <text:p>19226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19775" calcext:value-type="float">
            <text:p>19775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20508" calcext:value-type="float">
            <text:p>2050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20599" calcext:value-type="float">
            <text:p>2059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20874" calcext:value-type="float">
            <text:p>2087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21149" calcext:value-type="float">
            <text:p>21149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21973" calcext:value-type="float">
            <text:p>21973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23071" calcext:value-type="float">
            <text:p>23071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23438" calcext:value-type="float">
            <text:p>23438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23804" calcext:value-type="float">
            <text:p>23804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8" office:value-type="float" office:value="24170" calcext:value-type="float">
            <text:p>24170</text:p>
          </table:table-cell>
          <table:table-cell table:number-columns-repeated="998"/>
        </table:table-row>
        <table:table-row table:style-name="ro3">
          <table:table-cell table:number-columns-repeated="25"/>
          <table:table-cell table:style-name="ce69"/>
          <table:table-cell table:number-columns-repeated="998"/>
        </table:table-row>
        <table:table-row table:style-name="ro3" table:number-rows-repeated="104798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PLL Param Calc'.$A$1" table:cell-range-address="$'PLL Param Calc'.$B$1:.$N$53" table:range-usable-as="print-range"/>
        </table:named-expressions>
        <calcext:conditional-formats>
          <calcext:conditional-format calcext:target-range-address="'PLL Param Calc'.B22:'PLL Param Calc'.B53">
            <calcext:condition calcext:apply-style-name="Excel_CondFormat_1_1_1" calcext:value="formula-is(([.$B22]-INT([.B22]))&gt;0.001)" calcext:base-cell-address="'PLL Param Calc'.B22"/>
          </calcext:conditional-format>
          <calcext:conditional-format calcext:target-range-address="'PLL Param Calc'.E22:'PLL Param Calc'.E53">
            <calcext:condition calcext:apply-style-name="Excel_CondFormat_1_2_1" calcext:value="not-between(4096,150000000)" calcext:base-cell-address="'PLL Param Calc'.E22"/>
          </calcext:conditional-format>
          <calcext:conditional-format calcext:target-range-address="'PLL Param Calc'.G22:'PLL Param Calc'.G53">
            <calcext:condition calcext:apply-style-name="Excel_CondFormat_1_3_1" calcext:value="between(5,-5)" calcext:base-cell-address="'PLL Param Calc'.G22"/>
            <calcext:condition calcext:apply-style-name="Excel_CondFormat_1_3_2" calcext:value="between(500,-500)" calcext:base-cell-address="'PLL Param Calc'.G22"/>
            <calcext:condition calcext:apply-style-name="Excel_CondFormat_1_3_3" calcext:value="between(1000,-1000)" calcext:base-cell-address="'PLL Param Calc'.G22"/>
          </calcext:conditional-format>
          <calcext:conditional-format calcext:target-range-address="'PLL Param Calc'.F22:'PLL Param Calc'.F53">
            <calcext:condition calcext:apply-style-name="Excel_CondFormat_1_4_1" calcext:value="not-between(275,550)" calcext:base-cell-address="'PLL Param Calc'.F22"/>
          </calcext:conditional-format>
          <calcext:conditional-format calcext:target-range-address="'PLL Param Calc'.J22:'PLL Param Calc'.J53">
            <calcext:condition calcext:apply-style-name="Excel_CondFormat_1_5_1" calcext:value="=&quot;*&quot;" calcext:base-cell-address="'PLL Param Calc'.J22"/>
          </calcext:conditional-format>
          <calcext:conditional-format calcext:target-range-address="'PLL Param Calc'.I22:'PLL Param Calc'.I53">
            <calcext:condition calcext:apply-style-name="Excel_CondFormat_1_6_1" calcext:value="=&quot;***&quot;" calcext:base-cell-address="'PLL Param Calc'.I22"/>
          </calcext:conditional-format>
          <calcext:conditional-format calcext:target-range-address="'PLL Param Calc'.Y22:'PLL Param Calc'.Z53 'PLL Param Calc'.Z54:'PLL Param Calc'.Z54">
            <calcext:condition calcext:apply-style-name="Excel_CondFormat_1_7_1" calcext:value="formula-is([.AB22]=1)" calcext:base-cell-address="'PLL Param Calc'.Y22"/>
          </calcext:conditional-format>
          <calcext:conditional-format calcext:target-range-address="'PLL Param Calc'.C22:'PLL Param Calc'.C53">
            <calcext:condition calcext:apply-style-name="Excel_CondFormat_1_8_1" calcext:value="formula-is([.$X22]=1)" calcext:base-cell-address="'PLL Param Calc'.C22"/>
          </calcext:conditional-format>
          <calcext:conditional-format calcext:target-range-address="'PLL Param Calc'.D6:'PLL Param Calc'.D6">
            <calcext:condition calcext:apply-style-name="Excel_CondFormat_1_9_1" calcext:value="formula-is([.$D$6]&gt;100)" calcext:base-cell-address="'PLL Param Calc'.D6"/>
          </calcext:conditional-format>
          <calcext:conditional-format calcext:target-range-address="'PLL Param Calc'.G6:'PLL Param Calc'.G6">
            <calcext:condition calcext:apply-style-name="Excel_CondFormat_1_10_1" calcext:value="formula-is(OR([.$G$6]&gt;550;[.$G$6]&lt;275))" calcext:base-cell-address="'PLL Param Calc'.G6"/>
          </calcext:conditional-format>
          <calcext:conditional-format calcext:target-range-address="'PLL Param Calc'.L6:'PLL Param Calc'.L6">
            <calcext:condition calcext:apply-style-name="Excel_CondFormat_1_11_1" calcext:value="formula-is(OR([.$L$6]&gt;25;[.$L$6]&lt;0.004))" calcext:base-cell-address="'PLL Param Calc'.L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1_5f_1_5f_1" style:display-name="Excel_CondFormat_1_1_1" style:family="table-cell" style:parent-style-name="Default">
      <style:table-cell-properties fo:background-color="transparent"/>
      <style:text-properties fo:color="#99ccff"/>
    </style:style>
    <style:style style:name="Excel_5f_CondFormat_5f_1_5f_2_5f_1" style:display-name="Excel_CondFormat_1_2_1" style:family="table-cell" style:parent-style-name="Default">
      <style:table-cell-properties fo:background-color="#ff9900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3_5f_2" style:display-name="Excel_CondFormat_1_3_2" style:family="table-cell" style:parent-style-name="Default">
      <style:table-cell-properties fo:background-color="#ffff99"/>
    </style:style>
    <style:style style:name="Excel_5f_CondFormat_5f_1_5f_3_5f_3" style:display-name="Excel_CondFormat_1_3_3" style:family="table-cell" style:parent-style-name="Default">
      <style:table-cell-properties fo:background-color="#ffcc00"/>
    </style:style>
    <style:style style:name="Excel_5f_CondFormat_5f_1_5f_4_5f_1" style:display-name="Excel_CondFormat_1_4_1" style:family="table-cell" style:parent-style-name="Default">
      <style:table-cell-properties fo:background-color="#ff9900"/>
    </style:style>
    <style:style style:name="Excel_5f_CondFormat_5f_1_5f_5_5f_1" style:display-name="Excel_CondFormat_1_5_1" style:family="table-cell" style:parent-style-name="Default">
      <style:table-cell-properties fo:background-color="#ccffcc"/>
    </style:style>
    <style:style style:name="Excel_5f_CondFormat_5f_1_5f_6_5f_1" style:display-name="Excel_CondFormat_1_6_1" style:family="table-cell" style:parent-style-name="Default">
      <style:table-cell-properties fo:background-color="#ff00ff"/>
    </style:style>
    <style:style style:name="Excel_5f_CondFormat_5f_1_5f_7_5f_1" style:display-name="Excel_CondFormat_1_7_1" style:family="table-cell" style:parent-style-name="Default">
      <style:table-cell-properties fo:background-color="#ff99cc"/>
    </style:style>
    <style:style style:name="Excel_5f_CondFormat_5f_1_5f_8_5f_1" style:display-name="Excel_CondFormat_1_8_1" style:family="table-cell" style:parent-style-name="Default">
      <style:table-cell-properties fo:background-color="#ff9900"/>
    </style:style>
    <style:style style:name="Excel_5f_CondFormat_5f_1_5f_9_5f_1" style:display-name="Excel_CondFormat_1_9_1" style:family="table-cell" style:parent-style-name="Default">
      <style:table-cell-properties fo:background-color="#ffcc00"/>
    </style:style>
    <style:style style:name="Excel_5f_CondFormat_5f_1_5f_10_5f_1" style:display-name="Excel_CondFormat_1_10_1" style:family="table-cell" style:parent-style-name="Default">
      <style:table-cell-properties fo:background-color="#ffcc00"/>
    </style:style>
    <style:style style:name="Excel_5f_CondFormat_5f_1_5f_11_5f_1" style:display-name="Excel_CondFormat_1_11_1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2.7mm" fo:margin-bottom="25.4mm" fo:margin-left="12.7mm" fo:margin-right="12.7mm" style:first-page-number="continue" style:scale-to="100%" style:writing-mode="lr-tb"/>
      <style:header-style>
        <style:header-footer-properties fo:min-height="7.5mm" fo:margin-left="6.3mm" fo:margin-right="6.3mm" fo:margin-bottom="0mm"/>
      </style:header-style>
      <style:footer-style>
        <style:header-footer-properties fo:min-height="7.5mm" fo:margin-left="6.3mm" fo:margin-right="6.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L_20_Param_20_Calc" style:display-name="PageStyle_PLL Param Cal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goodhue</meta:initial-creator>
    <meta:creation-date>1999-02-19T20:59:01</meta:creation-date>
    <dc:date>2020-08-17T00:12:26.846469867</dc:date>
    <meta:print-date>2006-09-19T19:40:52</meta:print-date>
    <meta:editing-duration>PT5H18M30S</meta:editing-duration>
    <meta:editing-cycles>1</meta:editing-cycles>
    <meta:document-statistic meta:table-count="1" meta:cell-count="1121" meta:object-count="0"/>
    <meta:generator>LibreOffice/6.1.5.2$Linux_X86_64 LibreOffice_project/10$Build-2</meta:generator>
  </office:meta>
</office:document-meta>
</file>